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Mono" svg:font-family="AndaleMono" style:font-family-generic="roman"/>
    <style:font-face style:name="Andale Mono" svg:font-family="'Andale Mono'" style:font-pitch="variable"/>
    <style:font-face style:name="AndaleMono1" svg:font-family="Andal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P1" style:family="paragraph" style:parent-style-name="Standard">
      <style:text-properties officeooo:rsid="001637a7"/>
    </style:style>
    <style:style style:name="P2" style:family="paragraph" style:parent-style-name="Standard">
      <style:text-properties officeooo:rsid="001637a7" officeooo:paragraph-rsid="001637a7"/>
    </style:style>
    <style:style style:name="P3" style:family="paragraph" style:parent-style-name="Standard">
      <style:text-properties officeooo:rsid="001637a7" officeooo:paragraph-rsid="001637a7"/>
    </style:style>
    <style:style style:name="P4" style:family="paragraph" style:parent-style-name="Standard">
      <style:text-properties officeooo:rsid="00187c06" officeooo:paragraph-rsid="00187c06"/>
    </style:style>
    <style:style style:name="P5" style:family="paragraph" style:parent-style-name="Standard" style:list-style-name="L1">
      <style:text-properties officeooo:rsid="00187c06" officeooo:paragraph-rsid="00187c06"/>
    </style:style>
    <style:style style:name="P6" style:family="paragraph" style:parent-style-name="Standard">
      <style:text-properties officeooo:rsid="0019978c" officeooo:paragraph-rsid="0019978c"/>
    </style:style>
    <style:style style:name="P7" style:family="paragraph" style:parent-style-name="Standard">
      <style:text-properties style:text-underline-style="solid" style:text-underline-width="auto" style:text-underline-color="font-color" officeooo:rsid="0019978c" officeooo:paragraph-rsid="0019978c"/>
    </style:style>
    <style:style style:name="P8" style:family="paragraph" style:parent-style-name="Standard">
      <style:text-properties style:text-underline-style="solid" style:text-underline-width="auto" style:text-underline-color="font-color" officeooo:rsid="001d710b" officeooo:paragraph-rsid="001d710b"/>
    </style:style>
    <style:style style:name="P9" style:family="paragraph" style:parent-style-name="Standard">
      <style:text-properties style:text-underline-style="solid" style:text-underline-width="auto" style:text-underline-color="font-color" officeooo:rsid="001e88a0" officeooo:paragraph-rsid="001e88a0"/>
    </style:style>
    <style:style style:name="P10" style:family="paragraph" style:parent-style-name="Standard">
      <style:text-properties style:text-underline-style="solid" style:text-underline-width="auto" style:text-underline-color="font-color" officeooo:rsid="0021925a" officeooo:paragraph-rsid="0021925a"/>
    </style:style>
    <style:style style:name="P11" style:family="paragraph" style:parent-style-name="Standard">
      <style:text-properties style:text-underline-style="solid" style:text-underline-width="auto" style:text-underline-color="font-color" officeooo:rsid="0024f8ba" officeooo:paragraph-rsid="0024f8ba"/>
    </style:style>
    <style:style style:name="P12" style:family="paragraph" style:parent-style-name="Standard">
      <style:text-properties style:text-underline-style="solid" style:text-underline-width="auto" style:text-underline-color="font-color" officeooo:rsid="0028aaa0" officeooo:paragraph-rsid="0028aaa0"/>
    </style:style>
    <style:style style:name="P13" style:family="paragraph" style:parent-style-name="Standard">
      <style:text-properties style:text-underline-style="solid" style:text-underline-width="auto" style:text-underline-color="font-color" officeooo:rsid="00388722" officeooo:paragraph-rsid="00388722"/>
    </style:style>
    <style:style style:name="P14" style:family="paragraph" style:parent-style-name="Standard">
      <style:text-properties officeooo:rsid="001727b1" officeooo:paragraph-rsid="001727b1"/>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8pt" style:font-size-asian="8pt" style:font-size-complex="8pt"/>
    </style:style>
    <style:style style:name="P1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8pt" style:font-size-asian="8pt" style:font-size-complex="8pt"/>
    </style:style>
    <style:style style:name="P17" style:family="paragraph" style:parent-style-name="Standard">
      <style:text-properties fo:color="#000000" fo:font-size="8pt" officeooo:rsid="001e88a0" officeooo:paragraph-rsid="001e88a0" style:font-size-asian="8pt" style:font-size-complex="8pt"/>
    </style:style>
    <style:style style:name="P1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Mono" fo:font-size="8pt" style:font-size-asian="8pt" style:font-size-complex="8pt"/>
    </style:style>
    <style:style style:name="P1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Mono" fo:font-size="8pt" style:font-size-asian="8pt" style:font-size-complex="8pt"/>
    </style:style>
    <style:style style:name="P2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paragraph-rsid="0025b72d" style:font-size-asian="8pt" style:font-size-complex="8pt"/>
    </style:style>
    <style:style style:name="P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paragraph-rsid="00293cda" style:font-size-asian="8pt" style:font-size-complex="8pt"/>
    </style:style>
    <style:style style:name="P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293cda" officeooo:paragraph-rsid="00293cda" style:font-size-asian="8pt" style:font-size-complex="8pt"/>
    </style:style>
    <style:style style:name="P2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293cda" officeooo:paragraph-rsid="00293cda" style:font-size-asian="10.5pt" style:font-size-complex="12pt"/>
    </style:style>
    <style:style style:name="P24" style:family="paragraph" style:parent-style-name="Standard" style:list-style-name="L2">
      <style:text-properties fo:font-size="10pt" style:text-underline-style="none" officeooo:rsid="001bab53" officeooo:paragraph-rsid="001bab53" style:font-size-asian="8.75pt" style:font-size-complex="10pt"/>
    </style:style>
    <style:style style:name="P25" style:family="paragraph" style:parent-style-name="Standard" style:list-style-name="L3">
      <style:text-properties fo:font-size="10pt" style:text-underline-style="none" officeooo:rsid="001bab53" officeooo:paragraph-rsid="0024f8ba" style:font-size-asian="8.75pt" style:font-size-complex="10pt"/>
    </style:style>
    <style:style style:name="P26" style:family="paragraph" style:parent-style-name="Standard" style:list-style-name="L5">
      <style:text-properties fo:font-size="10pt" style:text-underline-style="none" officeooo:rsid="001bab53" officeooo:paragraph-rsid="002c5165" style:font-size-asian="8.75pt" style:font-size-complex="10pt"/>
    </style:style>
    <style:style style:name="P27" style:family="paragraph" style:parent-style-name="Standard" style:list-style-name="L5">
      <style:text-properties fo:font-size="10pt" style:text-underline-style="none" officeooo:rsid="001bab53" officeooo:paragraph-rsid="00332b20" style:font-size-asian="8.75pt" style:font-size-complex="10pt"/>
    </style:style>
    <style:style style:name="P28" style:family="paragraph" style:parent-style-name="Standard" style:list-style-name="L3">
      <style:text-properties fo:font-size="10pt" style:text-underline-style="none" officeooo:rsid="0024f8ba" officeooo:paragraph-rsid="0024f8ba" style:font-size-asian="8.75pt" style:font-size-complex="10pt"/>
    </style:style>
    <style:style style:name="P29" style:family="paragraph" style:parent-style-name="Standard">
      <style:text-properties fo:font-size="10pt" style:text-underline-style="none" officeooo:rsid="0024f8ba" officeooo:paragraph-rsid="0024f8ba" style:font-size-asian="8.75pt" style:font-size-complex="10pt"/>
    </style:style>
    <style:style style:name="P30" style:family="paragraph" style:parent-style-name="Standard">
      <style:text-properties fo:font-size="10pt" style:text-underline-style="none" officeooo:rsid="0024f8ba" officeooo:paragraph-rsid="002c5165" style:font-size-asian="8.75pt" style:font-size-complex="10pt"/>
    </style:style>
    <style:style style:name="P31" style:family="paragraph" style:parent-style-name="Standard" style:list-style-name="L5">
      <style:text-properties fo:font-size="10pt" style:text-underline-style="none" officeooo:rsid="0024f8ba" officeooo:paragraph-rsid="002c5165" style:font-size-asian="8.75pt" style:font-size-complex="10pt"/>
    </style:style>
    <style:style style:name="P32" style:family="paragraph" style:parent-style-name="Standard" style:list-style-name="L5">
      <style:text-properties fo:font-size="10pt" style:text-underline-style="none" officeooo:rsid="0024f8ba" officeooo:paragraph-rsid="00332b20" style:font-size-asian="8.75pt" style:font-size-complex="10pt"/>
    </style:style>
    <style:style style:name="P33" style:family="paragraph" style:parent-style-name="Standard">
      <style:text-properties fo:font-size="10pt" style:text-underline-style="none" officeooo:rsid="0024f8ba" officeooo:paragraph-rsid="00332b20" style:font-size-asian="8.75pt" style:font-size-complex="10pt"/>
    </style:style>
    <style:style style:name="P34" style:family="paragraph" style:parent-style-name="Standard" style:list-style-name="L2">
      <style:text-properties fo:font-size="10pt" style:text-underline-style="none" officeooo:rsid="0028aaa0" officeooo:paragraph-rsid="0028aaa0" style:font-size-asian="8.75pt" style:font-size-complex="10pt"/>
    </style:style>
    <style:style style:name="P35" style:family="paragraph" style:parent-style-name="Standard" style:list-style-name="L5">
      <style:text-properties fo:font-size="10pt" style:text-underline-style="none" officeooo:rsid="001bab53" officeooo:paragraph-rsid="002c5165" style:font-size-asian="10pt" style:font-size-complex="10pt"/>
    </style:style>
    <style:style style:name="P36" style:family="paragraph" style:parent-style-name="Standard" style:list-style-name="L5">
      <style:text-properties fo:font-size="10pt" style:text-underline-style="none" officeooo:rsid="001bab53" officeooo:paragraph-rsid="00332b20" style:font-size-asian="10pt" style:font-size-complex="10pt"/>
    </style:style>
    <style:style style:name="P37" style:family="paragraph" style:parent-style-name="Standard" style:list-style-name="L4">
      <style:text-properties fo:font-size="10pt" officeooo:rsid="0024f8ba" officeooo:paragraph-rsid="0024f8ba" style:font-size-asian="8.75pt" style:font-size-complex="10pt"/>
    </style:style>
    <style:style style:name="P38" style:family="paragraph" style:parent-style-name="Standard" style:list-style-name="L4">
      <style:text-properties fo:font-size="10pt" officeooo:rsid="0024f8ba" officeooo:paragraph-rsid="0025b72d" style:font-size-asian="8.75pt" style:font-size-complex="10pt"/>
    </style:style>
    <style:style style:name="P39" style:family="paragraph" style:parent-style-name="Standard" style:list-style-name="L4">
      <style:text-properties fo:font-size="10pt" officeooo:rsid="0024f8ba" officeooo:paragraph-rsid="00388722" style:font-size-asian="8.75pt" style:font-size-complex="10pt"/>
    </style:style>
    <style:style style:name="P40" style:family="paragraph" style:parent-style-name="Standard" style:list-style-name="L4">
      <style:text-properties fo:font-size="10pt" officeooo:rsid="0024f8ba" officeooo:paragraph-rsid="0040a87d" style:font-size-asian="8.75pt" style:font-size-complex="10pt"/>
    </style:style>
    <style:style style:name="P41" style:family="paragraph" style:parent-style-name="Standard">
      <style:text-properties fo:font-size="10pt" officeooo:rsid="0024f8ba" officeooo:paragraph-rsid="0024f8ba" style:font-size-asian="8.75pt" style:font-size-complex="10pt"/>
    </style:style>
    <style:style style:name="P42" style:family="paragraph" style:parent-style-name="Standard">
      <style:text-properties fo:font-size="10pt" officeooo:rsid="0024f8ba" officeooo:paragraph-rsid="0025b72d" style:font-size-asian="8.75pt" style:font-size-complex="10pt"/>
    </style:style>
    <style:style style:name="P43" style:family="paragraph" style:parent-style-name="Standard" style:list-style-name="L4">
      <style:text-properties fo:font-size="10pt" officeooo:rsid="0028aaa0" officeooo:paragraph-rsid="0028aaa0" style:font-size-asian="8.75pt" style:font-size-complex="10pt"/>
    </style:style>
    <style:style style:name="P44" style:family="paragraph" style:parent-style-name="Standard" style:list-style-name="L4">
      <style:text-properties fo:font-size="10pt" officeooo:rsid="0028aaa0" officeooo:paragraph-rsid="00388722" style:font-size-asian="8.75pt" style:font-size-complex="10pt"/>
    </style:style>
    <style:style style:name="P45" style:family="paragraph" style:parent-style-name="Standard" style:list-style-name="L4">
      <style:text-properties fo:font-size="10pt" officeooo:rsid="0028aaa0" officeooo:paragraph-rsid="0040a87d" style:font-size-asian="8.75pt" style:font-size-complex="10pt"/>
    </style:style>
    <style:style style:name="P46" style:family="paragraph" style:parent-style-name="Standard">
      <style:text-properties fo:font-size="10pt" officeooo:rsid="0028aaa0" officeooo:paragraph-rsid="00388722" style:font-size-asian="8.75pt" style:font-size-complex="10pt"/>
    </style:style>
    <style:style style:name="P47" style:family="paragraph" style:parent-style-name="Standard">
      <style:text-properties fo:font-size="10pt" officeooo:rsid="0028aaa0" officeooo:paragraph-rsid="0040a87d" style:font-size-asian="8.75pt" style:font-size-complex="10pt"/>
    </style:style>
    <style:style style:name="P48" style:family="paragraph" style:parent-style-name="Standard" style:list-style-name="L3">
      <style:text-properties style:text-underline-style="none" officeooo:rsid="001bab53" officeooo:paragraph-rsid="0024f8ba"/>
    </style:style>
    <style:style style:name="P49" style:family="paragraph" style:parent-style-name="Standard">
      <style:text-properties officeooo:rsid="0024f8ba" officeooo:paragraph-rsid="0024f8ba"/>
    </style:style>
    <style:style style:name="P50" style:family="paragraph" style:parent-style-name="Standard">
      <style:text-properties officeooo:rsid="0024f8ba" officeooo:paragraph-rsid="00388722"/>
    </style:style>
    <style:style style:name="P51" style:family="paragraph" style:parent-style-name="Standard">
      <style:text-properties officeooo:rsid="0024f8ba" officeooo:paragraph-rsid="0040a87d"/>
    </style:style>
    <style:style style:name="P52" style:family="paragraph" style:parent-style-name="Standard" style:list-style-name="L1">
      <style:text-properties officeooo:rsid="0026b385" officeooo:paragraph-rsid="0026b385"/>
    </style:style>
    <style:style style:name="P53" style:family="paragraph" style:parent-style-name="Standard">
      <style:text-properties officeooo:rsid="0028aaa0" officeooo:paragraph-rsid="0028aaa0"/>
    </style:style>
    <style:style style:name="P54" style:family="paragraph" style:parent-style-name="Standard">
      <style:text-properties officeooo:rsid="00293cda" officeooo:paragraph-rsid="00293cda"/>
    </style:style>
    <style:style style:name="P55" style:family="paragraph" style:parent-style-name="Standard">
      <style:text-properties officeooo:rsid="002c5165" officeooo:paragraph-rsid="002c5165"/>
    </style:style>
    <style:style style:name="P56" style:family="paragraph" style:parent-style-name="Standard">
      <style:text-properties officeooo:rsid="00342341" officeooo:paragraph-rsid="00342341"/>
    </style:style>
    <style:style style:name="P57" style:family="paragraph" style:parent-style-name="Standard">
      <style:text-properties officeooo:rsid="00388722" officeooo:paragraph-rsid="00388722"/>
    </style:style>
    <style:style style:name="P58" style:family="paragraph" style:parent-style-name="Standard" style:master-page-name="Standard">
      <style:paragraph-properties style:page-number="auto"/>
      <style:text-properties fo:color="#000000" fo:font-size="8pt" officeooo:rsid="001e88a0" officeooo:paragraph-rsid="001e88a0" style:font-size-asian="8pt" style:font-size-complex="8pt"/>
    </style:style>
    <style:style style:name="P59" style:family="paragraph" style:parent-style-name="Standard" style:master-page-name="Standard">
      <style:paragraph-properties style:page-number="auto"/>
      <style:text-properties fo:color="#000000" fo:font-size="8pt" style:font-size-asian="8pt" style:font-size-complex="8pt"/>
    </style:style>
    <style:style style:name="P60" style:family="paragraph" style:parent-style-name="Standard" style:master-page-name="Standard">
      <style:paragraph-properties style:page-number="auto"/>
      <style:text-properties fo:color="#000000" style:font-name="Andale Mono" fo:font-size="8pt" officeooo:paragraph-rsid="0025b72d" style:font-size-asian="8pt" style:font-size-complex="8pt"/>
    </style:style>
    <style:style style:name="P61" style:family="paragraph" style:parent-style-name="Standard" style:master-page-name="Standard">
      <style:paragraph-properties style:page-number="auto"/>
      <style:text-properties fo:color="#000000" fo:font-size="8pt" style:font-size-asian="8pt" style:font-size-complex="8pt"/>
    </style:style>
    <style:style style:name="P62" style:family="paragraph" style:parent-style-name="Standard" style:master-page-name="Standard">
      <style:paragraph-properties style:page-number="auto"/>
      <style:text-properties fo:color="#000000" fo:font-size="8pt" style:font-size-asian="8pt" style:font-size-complex="8pt"/>
    </style:style>
    <style:style style:name="P63" style:family="paragraph" style:parent-style-name="Standard" style:master-page-name="Standard">
      <style:paragraph-properties style:page-number="auto"/>
      <style:text-properties fo:color="#000000" fo:font-size="8pt" style:font-size-asian="8pt" style:font-size-complex="8pt"/>
    </style:style>
    <style:style style:name="P64" style:family="paragraph" style:parent-style-name="Table_20_Contents">
      <style:text-properties fo:font-size="10pt" style:font-size-asian="8.75pt" style:font-size-complex="10pt"/>
    </style:style>
    <style:style style:name="P65" style:family="paragraph" style:parent-style-name="Table_20_Contents">
      <style:text-properties fo:font-size="10pt" officeooo:paragraph-rsid="0040a87d" style:font-size-asian="8.75pt" style:font-size-complex="10pt"/>
    </style:style>
    <style:style style:name="P66" style:family="paragraph" style:parent-style-name="Table_20_Contents">
      <style:text-properties style:font-name="Andale Mono" fo:font-size="8pt" officeooo:rsid="00293cda" officeooo:paragraph-rsid="00293cda" style:font-size-asian="8pt" style:font-size-complex="8pt"/>
    </style:style>
    <style:style style:name="P67" style:family="paragraph" style:parent-style-name="Table_20_Contents">
      <style:text-properties style:font-name="Andale Mono" fo:font-size="8pt" officeooo:rsid="003f9220" officeooo:paragraph-rsid="003f9220" style:font-size-asian="8pt" style:font-size-complex="8pt"/>
    </style:style>
    <style:style style:name="T1" style:family="text">
      <style:text-properties officeooo:rsid="0019978c"/>
    </style:style>
    <style:style style:name="T2" style:family="text">
      <style:text-properties style:text-underline-style="none"/>
    </style:style>
    <style:style style:name="T3" style:family="text">
      <style:text-properties style:text-underline-style="none" officeooo:rsid="00229332"/>
    </style:style>
    <style:style style:name="T4" style:family="text">
      <style:text-properties style:text-underline-style="none" officeooo:rsid="00239454"/>
    </style:style>
    <style:style style:name="T5" style:family="text">
      <style:text-properties style:font-name="AndaleMono"/>
    </style:style>
    <style:style style:name="T6" style:family="text">
      <style:text-properties officeooo:rsid="0024870b"/>
    </style:style>
    <style:style style:name="T7" style:family="text">
      <style:text-properties fo:font-size="10pt" style:font-size-asian="8.75pt" style:font-size-complex="10pt"/>
    </style:style>
    <style:style style:name="T8" style:family="text">
      <style:text-properties fo:font-size="10pt" officeooo:rsid="002d8a10" style:font-size-asian="8.75pt" style:font-size-complex="10pt"/>
    </style:style>
    <style:style style:name="T9" style:family="text">
      <style:text-properties officeooo:rsid="0025b72d"/>
    </style:style>
    <style:style style:name="T10" style:family="text">
      <style:text-properties officeooo:rsid="0026b385"/>
    </style:style>
    <style:style style:name="T11" style:family="text">
      <style:text-properties style:font-name="Andale Mono" fo:font-size="10pt" style:font-size-asian="10pt" style:font-size-complex="10pt"/>
    </style:style>
    <style:style style:name="T12" style:family="text">
      <style:text-properties officeooo:rsid="002bb452"/>
    </style:style>
    <style:style style:name="T13" style:family="text">
      <style:text-properties officeooo:rsid="002c5165"/>
    </style:style>
    <style:style style:name="T14" style:family="text">
      <style:text-properties officeooo:rsid="002f556d"/>
    </style:style>
    <style:style style:name="T15" style:family="text">
      <style:text-properties officeooo:rsid="0032174e"/>
    </style:style>
    <style:style style:name="T16" style:family="text">
      <style:text-properties officeooo:rsid="003534db"/>
    </style:style>
    <style:style style:name="T17" style:family="text">
      <style:text-properties officeooo:rsid="0036a617"/>
    </style:style>
    <style:style style:name="T18" style:family="text">
      <style:text-properties officeooo:rsid="00388722"/>
    </style:style>
    <style:style style:name="T19" style:family="text">
      <style:text-properties officeooo:rsid="003e0b32"/>
    </style:style>
    <style:style style:name="T20" style:family="text">
      <style:text-properties officeooo:rsid="003f9220"/>
    </style:style>
    <style:style style:name="T21" style:family="text">
      <style:text-properties officeooo:rsid="0040a8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imilian Schroeder &amp; Nathan Jarus</text:p>
      <text:p text:style-name="P2">CS301 – Final Project</text:p>
      <text:p text:style-name="P2"/>
      <text:p text:style-name="P4">The test cases in this document are separated according to the dataset on which the RICO algorithm is run. The <text:span text:style-name="T10">three</text:span> primary datasets in this document, will be referred to by the dataset names described below:</text:p>
      <text:p text:style-name="P4"/>
      <text:list xml:id="list2057986754153485776" text:style-name="L1">
        <text:list-item>
          <text:p text:style-name="P5">Small Test Dataset (table3_10_fg.arff)</text:p>
        </text:list-item>
        <text:list-item>
          <text:p text:style-name="P52">Large Test Dataset (<text:span text:style-name="T19">segment-test.arff</text:span>)</text:p>
        </text:list-item>
        <text:list-item>
          <text:p text:style-name="P5"><text:span text:style-name="T10">Godzilla</text:span> Test Dataset (wilkinsonMatrix.arff)</text:p>
        </text:list-item>
      </text:list>
      <text:p text:style-name="P4"/>
      <text:p text:style-name="P4">Other datasets will be referred to explicitly by their file name whenever they are used in this document <text:span text:style-name="T1"><text:s/>(see the Appendix for the contents of each of these datasets).</text:span></text:p>
      <text:p text:style-name="P4"/>
      <text:p text:style-name="P6">Since the Small Test Dataset is small enough for manual verification of our test results, the test cases using the Small Test Dataset will also contain explanations regarding the validity/accuracy of the test results. However, because manual verification is impractical with the Large Test Dataset, <text:span text:style-name="T6">analysis of the results will not be provided.</text:span></text:p>
      <text:p text:style-name="P4"/>
      <text:p text:style-name="P4"/>
      <text:p text:style-name="P7">Small Test Dataset</text:p>
      <text:p text:style-name="P7"/>
      <text:list xml:id="list8765195579060136073" text:style-name="L2">
        <text:list-item>
          <text:p text:style-name="P24">Single <text:span text:style-name="T14">d</text:span>ecision <text:span text:style-name="T14">a</text:span>ttribute</text:p>
        </text:list-item>
        <text:list-item>
          <text:p text:style-name="P24">No limit on attributes considered for coverings</text:p>
        </text:list-item>
        <text:list-item>
          <text:p text:style-name="P24">No minimum instance coverage for reported rules</text:p>
        </text:list-item>
        <text:list-item>
          <text:p text:style-name="P34">Redundant rules not pruned</text:p>
        </text:list-item>
      </text:list>
      <text:p text:style-name="P7"><text:span text:style-name="T2"/></text:p>
      <table:table table:name="Table2" table:style-name="Table2">
        <table:table-column table:style-name="Table2.A"/>
        <table:table-row>
          <table:table-cell table:style-name="Table2.A1" office:value-type="string">
            <text:p text:style-name="P59"><text:span text:style-name="T5">Attributes to partition on: ["a", "b", "c", "d", "g"]</text:span></text:p>
            <text:p text:style-name="P18"/>
            <text:p text:style-name="P15"><text:span text:style-name="T5">Decision attributes: ["f"]</text:span></text:p>
            <text:p text:style-name="P15"><text:span text:style-name="T5"><text:tab/>Value: [0.0]<text:tab/>Occurrences: 2</text:span></text:p>
            <text:p text:style-name="P15"><text:span text:style-name="T5"><text:tab/>Value: [1.0]<text:tab/>Occurrences: 2</text:span></text:p>
            <text:p text:style-name="P15"><text:span text:style-name="T5"><text:tab/>Value: [2.0]<text:tab/>Occurrences: 2</text:span></text:p>
            <text:p text:style-name="P15"><text:span text:style-name="T5"><text:tab/>Value: [3.0]<text:tab/>Occurrences: 2</text:span></text:p>
            <text:p text:style-name="P18"/>
            <text:p text:style-name="P15"><text:span text:style-name="T5">Coverings:</text:span></text:p>
            <text:p text:style-name="P15"><text:span text:style-name="T5">["a", "b"]</text:span></text:p>
            <text:p text:style-name="P15"><text:span text:style-name="T5">[[[0.0, "L", 0.0], 2], [[0.0, "R", 1.0], 2], [[1.0, "R", 2.0], 2], [[2.0, "S", 3.0], 2]]</text:span></text:p>
            <text:p text:style-name="P18"/>
            <text:p text:style-name="P15"><text:span text:style-name="T5">["a", "c"]</text:span></text:p>
            <text:p text:style-name="P15"><text:span text:style-name="T5">[[[0.0, 0.0, 0.0], 2], [[0.0, 1.0, 1.0], 2], [[1.0, 0.0, 2.0], 2], [[2.0, 2.0, 3.0], 2]]</text:span></text:p>
            <text:p text:style-name="P18"/>
            <text:p text:style-name="P15"><text:span text:style-name="T5">["b", "c"]</text:span></text:p>
            <text:p text:style-name="P15"><text:span text:style-name="T5">[[["L", 0.0, 0.0], 2], [["R", 1.0, 1.0], 2], [["R", 0.0, 2.0], 2], [["S", 2.0, 3.0], 2]]</text:span></text:p>
            <text:p text:style-name="P18"/>
            <text:p text:style-name="P15"><text:span text:style-name="T5">["b", "g"]</text:span></text:p>
            <text:p text:style-name="P15"><text:span text:style-name="T5">[[["L", "L", 0.0], 2], [["R", "L", 1.0], 2], [["R", "H", 2.0], 2], [["S", "H", 3.0], 2]]</text:span></text:p>
            <text:p text:style-name="P18"/>
            <text:p text:style-name="P15"><text:span text:style-name="T5">["c", "g"]</text:span></text:p>
            <text:p text:style-name="P15"><text:span text:style-name="T5">[[[0.0, "L", 0.0], 2], [[1.0, "L", 1.0], 2], [[0.0, "H", 2.0], 2], [[2.0, "H", 3.0], 2]]</text:span></text:p>
          </table:table-cell>
        </table:table-row>
      </table:table>
      <text:p text:style-name="P7"><text:span text:style-name="T2"/></text:p>
      <text:p text:style-name="P11"><text:span text:style-name="T2">It is fairly easy to verify that the results produced from this particular option set is correct, however, the rules produced from the coverings are obviously unpruned. The next test case, in contrast, shows the results of the same option set with pruning enabled.</text:span></text:p>
      <text:p text:style-name="P7"><text:span text:style-name="T2"/></text:p>
      <text:p text:style-name="P7"><text:span text:style-name="T2"/></text:p>
      <text:p text:style-name="P7"><text:soft-page-break/><text:span text:style-name="T2"/></text:p>
      <text:list xml:id="list5762901076516923071" text:style-name="L3">
        <text:list-item>
          <text:p text:style-name="P48"><text:span text:style-name="T7">Single </text:span><text:span text:style-name="T8">d</text:span><text:span text:style-name="T7">ecision </text:span><text:span text:style-name="T8">a</text:span><text:span text:style-name="T7">ttribute</text:span></text:p>
        </text:list-item>
        <text:list-item>
          <text:p text:style-name="P25">No limit on attributes considered for coverings</text:p>
        </text:list-item>
        <text:list-item>
          <text:p text:style-name="P25">No minimum instance coverage for reported rules</text:p>
        </text:list-item>
        <text:list-item>
          <text:p text:style-name="P28">Redundant rules pruned</text:p>
        </text:list-item>
      </text:list>
      <text:p text:style-name="P29"/>
      <table:table table:name="Table4" table:style-name="Table4">
        <table:table-column table:style-name="Table4.A"/>
        <table:table-row>
          <table:table-cell table:style-name="Table4.A1" office:value-type="string">
            <text:p text:style-name="P59"><text:span text:style-name="T5">Attributes to partition on: ["a", "b", "c", "d", "g"]</text:span></text:p>
            <text:p text:style-name="P18"/>
            <text:p text:style-name="P15"><text:span text:style-name="T5">Decision attributes: ["f"]</text:span></text:p>
            <text:p text:style-name="P15"><text:span text:style-name="T5"><text:tab/>Value: [0.0]<text:tab/>Occurrences: 2</text:span></text:p>
            <text:p text:style-name="P15"><text:span text:style-name="T5"><text:tab/>Value: [1.0]<text:tab/>Occurrences: 2</text:span></text:p>
            <text:p text:style-name="P15"><text:span text:style-name="T5"><text:tab/>Value: [2.0]<text:tab/>Occurrences: 2</text:span></text:p>
            <text:p text:style-name="P15"><text:span text:style-name="T5"><text:tab/>Value: [3.0]<text:tab/>Occurrences: 2</text:span></text:p>
            <text:p text:style-name="P18"/>
            <text:p text:style-name="P15"><text:span text:style-name="T5">Coverings:</text:span></text:p>
            <text:p text:style-name="P15"><text:span text:style-name="T5">["a", "b"]</text:span></text:p>
            <text:p text:style-name="P15"><text:span text:style-name="T5">[[["_", "L", 0.0], 2], [[0.0, "R", 1.0], 2], [[1.0, "_", 2.0], 2], [[2.0, "_", 3.0], 2]]</text:span></text:p>
            <text:p text:style-name="P18"/>
            <text:p text:style-name="P15"><text:span text:style-name="T5">["a", "c"]</text:span></text:p>
            <text:p text:style-name="P15"><text:span text:style-name="T5">[[[0.0, 0.0, 0.0], 2], [["_", 1.0, 1.0], 2], [[1.0, "_", 2.0], 2], [[2.0, "_", 3.0], 2]]</text:span></text:p>
            <text:p text:style-name="P18"/>
            <text:p text:style-name="P15"><text:span text:style-name="T5">["b", "c"]</text:span></text:p>
            <text:p text:style-name="P15"><text:span text:style-name="T5">[[["L", "_", 0.0], 2], [["_", 1.0, 1.0], 2], [["R", 0.0, 2.0], 2], [["S", "_", 3.0], 2]]</text:span></text:p>
            <text:p text:style-name="P18"/>
            <text:p text:style-name="P15"><text:span text:style-name="T5">["b", "g"]</text:span></text:p>
            <text:p text:style-name="P15"><text:span text:style-name="T5">[[["L", "_", 0.0], 2], [["R", "L", 1.0], 2], [["R", "H", 2.0], 2], [["S", "_", 3.0], 2]]</text:span></text:p>
            <text:p text:style-name="P18"/>
            <text:p text:style-name="P15"><text:span text:style-name="T5">["c", "g"]</text:span></text:p>
            <text:p text:style-name="P15"><text:span text:style-name="T5">[[[0.0, "L", 0.0], 2], [[1.0, "_", 1.0], 2], [[0.0, "H", 2.0], 2], [[2.0, "_", 3.0], 2]]</text:span></text:p>
          </table:table-cell>
        </table:table-row>
      </table:table>
      <text:p text:style-name="P29"/>
      <text:p text:style-name="P55">While this dataset is not large enough that pruning will cause rules to be combined, it does correctly eliminate redundant conditions from the set of antecedents.</text:p>
      <text:p text:style-name="P55"/>
      <text:p text:style-name="P55"/>
      <text:list xml:id="list8069527912176541850" text:style-name="L5">
        <text:list-item>
          <text:p text:style-name="P35"><text:span text:style-name="T13">Multiple</text:span> <text:span text:style-name="T13">d</text:span>ecision <text:span text:style-name="T13">a</text:span>ttribute<text:span text:style-name="T13">s</text:span></text:p>
        </text:list-item>
        <text:list-item>
          <text:p text:style-name="P26">No limit on attributes considered for coverings</text:p>
        </text:list-item>
        <text:list-item>
          <text:p text:style-name="P26">No minimum instance coverage for reported rules</text:p>
        </text:list-item>
        <text:list-item>
          <text:p text:style-name="P31">Redundant rules <text:span text:style-name="T15">not</text:span> pruned</text:p>
        </text:list-item>
      </text:list>
      <text:p text:style-name="P30"/>
      <table:table table:name="Table8" table:style-name="Table8">
        <table:table-column table:style-name="Table8.A"/>
        <table:table-row>
          <table:table-cell table:style-name="Table8.A1" office:value-type="string">
            <text:p text:style-name="P59"><text:span text:style-name="T5">Attributes to partition on: ["a", "b", "c", "d"]</text:span></text:p>
            <text:p text:style-name="P18"/>
            <text:p text:style-name="P15"><text:span text:style-name="T5">Decision attributes: ["f"]</text:span></text:p>
            <text:p text:style-name="P15"><text:span text:style-name="T5"><text:tab/>Value: [0.0]<text:tab/>Occurrences: 2</text:span></text:p>
            <text:p text:style-name="P15"><text:span text:style-name="T5"><text:tab/>Value: [1.0]<text:tab/>Occurrences: 2</text:span></text:p>
            <text:p text:style-name="P15"><text:span text:style-name="T5"><text:tab/>Value: [2.0]<text:tab/>Occurrences: 2</text:span></text:p>
            <text:p text:style-name="P15"><text:span text:style-name="T5"><text:tab/>Value: [3.0]<text:tab/>Occurrences: 2</text:span></text:p>
            <text:p text:style-name="P15"><text:span text:style-name="T5">Decision attributes: ["g"]</text:span></text:p>
            <text:p text:style-name="P15"><text:span text:style-name="T5"><text:tab/>Value: ["L"]<text:tab/>Occurrences: 4</text:span></text:p>
            <text:p text:style-name="P15"><text:span text:style-name="T5"><text:tab/>Value: ["H"]<text:tab/>Occurrences: 4</text:span></text:p>
            <text:p text:style-name="P15"><text:span text:style-name="T5">Decision attributes: ["f", "g"]</text:span></text:p>
            <text:p text:style-name="P15"><text:span text:style-name="T5"><text:tab/>Value: [0.0, "L"]<text:tab/>Occurrences: 2</text:span></text:p>
            <text:p text:style-name="P15"><text:span text:style-name="T5"><text:tab/>Value: [1.0, "L"]<text:tab/>Occurrences: 2</text:span></text:p>
            <text:p text:style-name="P15"><text:span text:style-name="T5"><text:tab/>Value: [2.0, "H"]<text:tab/>Occurrences: 2</text:span></text:p>
            <text:p text:style-name="P15"><text:span text:style-name="T5"><text:tab/>Value: [3.0, "H"]<text:tab/>Occurrences: 2</text:span></text:p>
            <text:p text:style-name="P18"/>
            <text:p text:style-name="P15"><text:span text:style-name="T5">Coverings:</text:span></text:p>
            <text:p text:style-name="P15"><text:span text:style-name="T5">["a", "b"]</text:span></text:p>
            <text:p text:style-name="P15"><text:span text:style-name="T5">[[[0.0, "L", 0.0, "L"], 2], [[0.0, "R", 1.0, "L"], 2], [[1.0, "R", 2.0, "H"], 2], [[2.0, "S", 3.0, "H"], 2]]</text:span></text:p>
            <text:p text:style-name="P18"/>
            <text:p text:style-name="P15"><text:span text:style-name="T5">["a", "c"]</text:span></text:p>
            <text:p text:style-name="P15"><text:span text:style-name="T5">[[[0.0, 0.0, 0.0, "L"], 2], [[0.0, 1.0, 1.0, "L"], 2], [[1.0, 0.0, 2.0, "H"], 2], [[2.0, 2.0, 3.0, "H"], 2]]</text:span></text:p>
            <text:p text:style-name="P18"/>
            <text:p text:style-name="P15"><text:span text:style-name="T5">["b", "c"]</text:span></text:p>
            <text:p text:style-name="P15"><text:span text:style-name="T5">[[["L", 0.0, 0.0, "L"], 2], [["R", 1.0, 1.0, "L"], 2], [["R", 0.0, 2.0, "H"], 2], [["S", 2.0, 3.0, </text:span><text:soft-page-break/><text:span text:style-name="T5">"H"], 2]]</text:span></text:p>
          </table:table-cell>
        </table:table-row>
      </table:table>
      <text:p text:style-name="P30"/>
      <text:p text:style-name="P56">The <text:span text:style-name="T16">results for the test case involving multiple decision attributes are nearly identical to the results for the test case involving a single decision attribute, except now the amount of resulting coverings is reduced due to the smaller set of attributes to be considered for coverings.</text:span></text:p>
      <text:p text:style-name="P56"><text:span text:style-name="T16"/></text:p>
      <text:p text:style-name="P56"/>
      <text:list xml:id="list215259637078216" text:continue-numbering="true" text:style-name="L5">
        <text:list-item>
          <text:p text:style-name="P36"><text:span text:style-name="T13">Multiple</text:span> <text:span text:style-name="T13">d</text:span>ecision <text:span text:style-name="T13">a</text:span>ttribute<text:span text:style-name="T13">s</text:span></text:p>
        </text:list-item>
        <text:list-item>
          <text:p text:style-name="P27">No limit on attributes considered for coverings</text:p>
        </text:list-item>
        <text:list-item>
          <text:p text:style-name="P27">No minimum instance coverage for reported rules</text:p>
        </text:list-item>
        <text:list-item>
          <text:p text:style-name="P32">Redundant rules pruned</text:p>
        </text:list-item>
      </text:list>
      <text:p text:style-name="P33"/>
      <table:table table:name="Table9" table:style-name="Table9">
        <table:table-column table:style-name="Table9.A"/>
        <table:table-row>
          <table:table-cell table:style-name="Table9.A1" office:value-type="string">
            <text:p text:style-name="P59"><text:span text:style-name="T5">Attributes to partition on: ["a", "b", "c", "d"]</text:span></text:p>
            <text:p text:style-name="P18"/>
            <text:p text:style-name="P15"><text:span text:style-name="T5">Decision attributes: ["f"]</text:span></text:p>
            <text:p text:style-name="P15"><text:span text:style-name="T5"><text:tab/>Value: [0.0]<text:tab/>Occurrences: 2</text:span></text:p>
            <text:p text:style-name="P15"><text:span text:style-name="T5"><text:tab/>Value: [1.0]<text:tab/>Occurrences: 2</text:span></text:p>
            <text:p text:style-name="P15"><text:span text:style-name="T5"><text:tab/>Value: [2.0]<text:tab/>Occurrences: 2</text:span></text:p>
            <text:p text:style-name="P15"><text:span text:style-name="T5"><text:tab/>Value: [3.0]<text:tab/>Occurrences: 2</text:span></text:p>
            <text:p text:style-name="P15"><text:span text:style-name="T5">Decision attributes: ["g"]</text:span></text:p>
            <text:p text:style-name="P15"><text:span text:style-name="T5"><text:tab/>Value: ["L"]<text:tab/>Occurrences: 4</text:span></text:p>
            <text:p text:style-name="P15"><text:span text:style-name="T5"><text:tab/>Value: ["H"]<text:tab/>Occurrences: 4</text:span></text:p>
            <text:p text:style-name="P15"><text:span text:style-name="T5">Decision attributes: ["f", "g"]</text:span></text:p>
            <text:p text:style-name="P15"><text:span text:style-name="T5"><text:tab/>Value: [0.0, "L"]<text:tab/>Occurrences: 2</text:span></text:p>
            <text:p text:style-name="P15"><text:span text:style-name="T5"><text:tab/>Value: [1.0, "L"]<text:tab/>Occurrences: 2</text:span></text:p>
            <text:p text:style-name="P15"><text:span text:style-name="T5"><text:tab/>Value: [2.0, "H"]<text:tab/>Occurrences: 2</text:span></text:p>
            <text:p text:style-name="P15"><text:span text:style-name="T5"><text:tab/>Value: [3.0, "H"]<text:tab/>Occurrences: 2</text:span></text:p>
            <text:p text:style-name="P18"/>
            <text:p text:style-name="P15"><text:span text:style-name="T5">Coverings:</text:span></text:p>
            <text:p text:style-name="P15"><text:span text:style-name="T5">["a", "b"]</text:span></text:p>
            <text:p text:style-name="P15"><text:span text:style-name="T5">[[["_", "L", 0.0, "L"], 2], [[0.0, "R", 1.0, "L"], 2], [[1.0, "_", 2.0, "H"], 2], [[2.0, "_", 3.0, "H"], 2]]</text:span></text:p>
            <text:p text:style-name="P18"/>
            <text:p text:style-name="P15"><text:span text:style-name="T5">["a", "c"]</text:span></text:p>
            <text:p text:style-name="P15"><text:span text:style-name="T5">[[[0.0, 0.0, 0.0, "L"], 2], [["_", 1.0, 1.0, "L"], 2], [[1.0, "_", 2.0, "H"], 2], [[2.0, "_", 3.0, "H"], 2]]</text:span></text:p>
            <text:p text:style-name="P18"/>
            <text:p text:style-name="P15"><text:span text:style-name="T5">["b", "c"]</text:span></text:p>
            <text:p text:style-name="P15"><text:span text:style-name="T5">[[["L", "_", 0.0, "L"], 2], [["_", 1.0, 1.0, "L"], 2], [["R", 0.0, 2.0, "H"], 2], [["S", "_", 3.0, "H"], 2]]</text:span></text:p>
          </table:table-cell>
        </table:table-row>
      </table:table>
      <text:p text:style-name="P33"/>
      <text:p text:style-name="P56">The pruned/unpruned results for test cases involving multiple decision attributes also show proper pruning of conditions from the set of antecedents, <text:span text:style-name="T17">in the same vein as the results from the test cases involving a single decision attribute.</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17"/></text:p>
      <text:p text:style-name="P56"/>
      <text:p text:style-name="P13"><text:soft-page-break/><text:span text:style-name="T17">L</text:span>arge Test Dataset</text:p>
      <text:p text:style-name="P50"/>
      <text:list xml:id="list5797580034008496168" text:style-name="L4">
        <text:list-item>
          <text:p text:style-name="P39">Single decision attribute</text:p>
        </text:list-item>
        <text:list-item>
          <text:p text:style-name="P39">Number of attributes considered for coverings limited to <text:span text:style-name="T18">5</text:span></text:p>
        </text:list-item>
        <text:list-item>
          <text:p text:style-name="P39">No minimum instance coverage for reported rules</text:p>
        </text:list-item>
        <text:list-item>
          <text:p text:style-name="P44">Redundant rules not pruned</text:p>
        </text:list-item>
      </text:list>
      <text:p text:style-name="P57"/>
      <table:table table:name="Table10" table:style-name="Table10">
        <table:table-column table:style-name="Table10.A"/>
        <table:table-row>
          <table:table-cell table:style-name="Table10.A1" office:value-type="string">
            <text:p text:style-name="Table_20_Contents"/>
          </table:table-cell>
        </table:table-row>
      </table:table>
      <text:p text:style-name="P4"/>
      <text:p text:style-name="P50"/>
      <text:list xml:id="list215258411675898" text:continue-numbering="true" text:style-name="L4">
        <text:list-item>
          <text:p text:style-name="P39">Single decision attribute</text:p>
        </text:list-item>
        <text:list-item>
          <text:p text:style-name="P39">Number of attributes considered for coverings limited to <text:span text:style-name="T18">5</text:span></text:p>
        </text:list-item>
        <text:list-item>
          <text:p text:style-name="P39">No minimum instance coverage for reported rules</text:p>
        </text:list-item>
        <text:list-item>
          <text:p text:style-name="P44">Redundant rules pruned</text:p>
        </text:list-item>
      </text:list>
      <text:p text:style-name="P46"/>
      <table:table table:name="Table11" table:style-name="Table11">
        <table:table-column table:style-name="Table11.A"/>
        <table:table-row>
          <table:table-cell table:style-name="Table11.A1" office:value-type="string">
            <text:p text:style-name="P64"/>
          </table:table-cell>
        </table:table-row>
      </table:table>
      <text:p text:style-name="P46"/>
      <text:p text:style-name="P51"/>
      <text:list xml:id="list215258985711820" text:continue-numbering="true" text:style-name="L4">
        <text:list-item>
          <text:p text:style-name="P40">Single decision attribute</text:p>
        </text:list-item>
        <text:list-item>
          <text:p text:style-name="P40">Number of attributes considered for coverings limited to <text:span text:style-name="T18">5</text:span></text:p>
        </text:list-item>
        <text:list-item>
          <text:p text:style-name="P40"><text:span text:style-name="T21">M</text:span>inimum instance coverage for reported rules <text:span text:style-name="T21">set to 3</text:span></text:p>
        </text:list-item>
        <text:list-item>
          <text:p text:style-name="P45">Redundant rules <text:span text:style-name="T21">not</text:span> pruned</text:p>
        </text:list-item>
      </text:list>
      <text:p text:style-name="P47"/>
      <table:table table:name="Table12" table:style-name="Table12">
        <table:table-column table:style-name="Table12.A"/>
        <table:table-row>
          <table:table-cell table:style-name="Table12.A1" office:value-type="string">
            <text:p text:style-name="P65"/>
          </table:table-cell>
        </table:table-row>
      </table:table>
      <text:p text:style-name="P47"/>
      <text:p text:style-name="P51"/>
      <text:list xml:id="list215258145289961" text:continue-numbering="true" text:style-name="L4">
        <text:list-item>
          <text:p text:style-name="P40">Single decision attribute</text:p>
        </text:list-item>
        <text:list-item>
          <text:p text:style-name="P40">Number of attributes considered for coverings limited to <text:span text:style-name="T18">5</text:span></text:p>
        </text:list-item>
        <text:list-item>
          <text:p text:style-name="P40"><text:span text:style-name="T21">M</text:span>inimum instance coverage for reported rules <text:span text:style-name="T21">set to 3</text:span></text:p>
        </text:list-item>
        <text:list-item>
          <text:p text:style-name="P45">Redundant rules pruned</text:p>
        </text:list-item>
      </text:list>
      <text:p text:style-name="P47"/>
      <table:table table:name="Table13" table:style-name="Table13">
        <table:table-column table:style-name="Table13.A"/>
        <table:table-row>
          <table:table-cell table:style-name="Table13.A1" office:value-type="string">
            <text:p text:style-name="P65"/>
          </table:table-cell>
        </table:table-row>
      </table:table>
      <text:p text:style-name="P47"/>
      <text:p text:style-name="P47"/>
      <text:p text:style-name="P47"/>
      <text:p text:style-name="P11"><text:span text:style-name="T10">Godzilla</text:span> Test Dataset</text:p>
      <text:p text:style-name="P49"/>
      <text:list xml:id="list215257833639478" text:continue-numbering="true" text:style-name="L4">
        <text:list-item>
          <text:p text:style-name="P38">Single decision attribute</text:p>
        </text:list-item>
        <text:list-item>
          <text:p text:style-name="P38">Number of attributes considered for coverings limited to <text:span text:style-name="T9">3</text:span></text:p>
        </text:list-item>
        <text:list-item>
          <text:p text:style-name="P38">No minimum instance coverage for reported rules</text:p>
        </text:list-item>
        <text:list-item>
          <text:p text:style-name="P43">Redundant rules not pruned</text:p>
        </text:list-item>
      </text:list>
      <text:p text:style-name="P42"/>
      <table:table table:name="Table6" table:style-name="Table6">
        <table:table-column table:style-name="Table6.A"/>
        <table:table-row>
          <table:table-cell table:style-name="Table6.A1" office:value-type="string">
            <text:p text:style-name="P66">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66"/>
            <text:p text:style-name="P66">Decision attributes: ["a71"]</text:p>
            <text:p text:style-name="P66"><text:tab/>Value: 2.0<text:tab/>Occurrences: 2</text:p>
            <text:p text:style-name="P66"><text:tab/>Value: 1.0<text:tab/>Occurrences: 4</text:p>
            <text:p text:style-name="P66"><text:tab/>Value: 0.0<text:tab/>Occurrences: 14</text:p>
            <text:p text:style-name="P66"><text:soft-page-break/><text:tab/>Value: ?<text:tab/>Occurrences: 5</text:p>
            <text:p text:style-name="P66"/>
            <text:p text:style-name="P66">Coverings:</text:p>
            <text:p text:style-name="P66">["a0", "a2", "a69"]</text:p>
            <text:p text:style-name="P66">[[[0.0, 0.0, 0.0, 0.0], 5], [[0.0, 0.0, 1.0, 2.0], 1], [[0.0, 0.0, "?", "?"], 1], [[1.0, 1.0, 0.0, 1.0], 1], [[1.0, 1.0, 1.0, 1.0], 3], [[1.0, 1.0, "?", "?"], 1], [["?", 0.0, 0.0, 0.0], 1], [["?", 0.0, "?", "?"], 1], [[1.0, "?", 0.0, 0.0], 2], [["?", "?", 1.0, 2.0], 1], [[1.0, "?", "?", "?"], 1], [["?", "?", 0.0, 0.0], 3], [[0.0, 1.0, "?", 0.0], 1], [[1.0, 0.0, 1.0, 0.0], 1], [[0.0, "?", "?", "?"], 1], [[0.0, "?", 0.0, 0.0], 1]]</text:p>
            <text:p text:style-name="P66"/>
            <text:p text:style-name="P66">["a0", "a61", "a69"]</text:p>
            <text:p text:style-name="P66">[[[1.0, 0.0, 1.0, 1.0], 3], [[1.0, "?", 0.0, 0.0], 2], [["?", 1.0, 0.0, 0.0], 2], [[0.0, 1.0, "?", 0.0], 1], [[0.0, 0.0, 0.0, 0.0], 4], [[1.0, 1.0, 1.0, 0.0], 1], [[1.0, 1.0, 0.0, 1.0], 1], [[0.0, 0.0, 1.0, 2.0], 1], [[0.0, 0.0, "?", "?"], 2], [["?", 0.0, 0.0, 0.0], 2], [["?", 0.0, "?", "?"], 1], [[0.0, 1.0, 0.0, 0.0], 2], [[1.0, 1.0, "?", "?"], 2], [["?", 0.0, 1.0, 2.0], 1]]</text:p>
            <text:p text:style-name="P66"/>
            <text:p text:style-name="P66">["a1", "a61", "a69"]</text:p>
            <text:p text:style-name="P66">[[["?", 1.0, 0.0, 0.0], 2], [["?", 0.0, 1.0, 2.0], 1], [[1.0, "?", 0.0, 0.0], 2], [[1.0, 1.0, 0.0, 1.0], 1], [[1.0, 0.0, 1.0, 1.0], 3], [[0.0, 1.0, 1.0, 0.0], 1], [[0.0, 0.0, 0.0, 0.0], 4], [[0.0, 0.0, "?", "?"], 3], [[0.0, 1.0, 0.0, 0.0], 2], [[1.0, 1.0, "?", "?"], 2], [[0.0, 1.0, "?", 0.0], 1], [["?", 0.0, 0.0, 0.0], 2], [[0.0, 0.0, 1.0, 2.0], 1]]</text:p>
            <text:p text:style-name="P66"/>
            <text:p text:style-name="P66">["a1", "a69", "a72"]</text:p>
            <text:p text:style-name="P66">[[[1.0, 0.0, 1.0, 0.0], 2], [[1.0, 0.0, 0.0, 1.0], 1], [[0.0, "?", 1.0, 0.0], 1], [[0.0, 1.0, "?", 2.0], 1], [["?", 1.0, 0.0, 2.0], 1], [["?", 0.0, 0.0, 0.0], 3], [[1.0, 1.0, 0.0, 1.0], 3], [[1.0, "?", "?", "?"], 2], [[0.0, "?", "?", "?"], 3], [[0.0, 0.0, 0.0, 0.0], 6], [["?", 0.0, 1.0, 0.0], 1], [[0.0, 1.0, 0.0, 0.0], 1]]</text:p>
            <text:p text:style-name="P66"/>
            <text:p text:style-name="P66">["a2", "a5", "a69"]</text:p>
            <text:p text:style-name="P66">[[[1.0, 1.0, 1.0, 1.0], 3], [[1.0, 1.0, "?", "?"], 1], [[0.0, "?", "?", "?"], 1], [["?", "?", "?", "?"], 1], [["?", "?", 0.0, 0.0], 4], [["?", 1.0, "?", "?"], 1], [["?", "?", 1.0, 2.0], 1], [["?", 1.0, 0.0, 0.0], 2], [[0.0, 0.0, 0.0, 0.0], 6], [[1.0, 1.0, 0.0, 1.0], 1], [[0.0, 0.0, 1.0, 2.0], 1], [[0.0, 0.0, "?", "?"], 1], [[1.0, 0.0, "?", 0.0], 1], [[0.0, 1.0, 1.0, 0.0], 1]]</text:p>
            <text:p text:style-name="P66"/>
            <text:p text:style-name="P66">["a2", "a8", "a69"]</text:p>
            <text:p text:style-name="P66">[[["?", 1.0, "?", "?"], 2], [["?", 1.0, 0.0, 0.0], 2], [["?", "?", 1.0, 2.0], 1], [[1.0, 0.0, "?", "?"], 1], [[0.0, 0.0, 1.0, 0.0], 1], [[1.0, 1.0, 0.0, 1.0], 1], [[0.0, 0.0, 0.0, 0.0], 6], [[1.0, 1.0, "?", 0.0], 1], [[1.0, 1.0, 1.0, 1.0], 2], [[0.0, 0.0, "?", "?"], 1], [[0.0, 1.0, "?", "?"], 1], [["?", 0.0, 0.0, 0.0], 1], [["?", "?", 0.0, 0.0], 3], [[1.0, "?", 1.0, 1.0], 1], [[0.0, 1.0, 1.0, 2.0], 1]]</text:p>
            <text:p text:style-name="P66"/>
            <text:p text:style-name="P66">["a2", "a12", "a69"]</text:p>
            <text:p text:style-name="P66">[[[0.0, 1.0, 0.0, 0.0], 1], [[0.0, 0.0, 1.0, 2.0], 1], [[1.0, 0.0, "?", "?"], 1], [["?", "?", 1.0, 2.0], 1], [["?", "?", "?", "?"], 1], [["?", "?", 0.0, 0.0], 2], [[1.0, 0.0, 0.0, 1.0], 1], [[1.0, 1.0, 1.0, 1.0], 2], [[0.0, "?", 0.0, 0.0], 1], [[0.0, "?", 1.0, 0.0], 1], [["?", 0.0, 0.0, 0.0], 3], [["?", 0.0, "?", "?"], 1], [[0.0, 0.0, 0.0, 0.0], 4], [[0.0, 0.0, "?", "?"], 2], [[1.0, 1.0, "?", 0.0], 1], [[1.0, "?", 1.0, 1.0], 1], [["?", 1.0, 0.0, 0.0], 1]]</text:p>
            <text:p text:style-name="P66"/>
            <text:p text:style-name="P66">["a2", "a16", "a69"]</text:p>
            <text:p text:style-name="P66">[[["?", 0.0, 0.0, 0.0], 4], [[1.0, 0.0, 1.0, 1.0], 2], [[0.0, 1.0, 0.0, 0.0], 1], [["?", "?", 1.0, 2.0], 1], [["?", 2.0, "?", "?"], 1], [[0.0, "?", 0.0, 0.0], 1], [[0.0, 0.0, 0.0, 0.0], 4], [[0.0, 0.0, 1.0, 2.0], 1], [[1.0, 0.0, "?", 0.0], 1], [[0.0, 0.0, "?", "?"], 2], [["?", "?", "?", "?"], 1], [["?", "?", 0.0, 0.0], 2], [[1.0, "?", 1.0, 1.0], 1], [[1.0, 0.0, 0.0, 1.0], 1], [[1.0, 2.0, "?", "?"], 1], [[0.0, "?", 1.0, 0.0], 1]]</text:p>
            <text:p text:style-name="P66"/>
            <text:p text:style-name="P66">["a2", "a20", "a69"]</text:p>
            <text:p text:style-name="P66">[[[1.0, "?", 1.0, 1.0], 1], [[0.0, "?", 0.0, 0.0], 3], [["?", 1.0, 1.0, 2.0], 1], [["?", "?", "?", "?"], 2], [["?", 0.0, 0.0, 0.0], 3], [[1.0, 1.0, "?", 0.0], 1], [[1.0, 0.0, "?", "?"], 1], [["?", 1.0, 0.0, 0.0], 3], [[0.0, 0.0, 0.0, 0.0], 2], [[0.0, 1.0, 0.0, 0.0], 1], [[1.0, 1.0, 1.0, 1.0], 2], [[0.0, 1.0, "?", "?"], 2], [[0.0, "?", 1.0, 0.0], 1], [[0.0, 1.0, 1.0, 2.0], 1], [[1.0, 0.0, 0.0, 1.0], 1]]</text:p>
            <text:p text:style-name="P66"/>
            <text:p text:style-name="P66">["a2", "a21", "a69"]</text:p>
            <text:p text:style-name="P66">[[[1.0, 2.0, "?", "?"], 1], [[0.0, 2.0, "?", "?"], 1], [[1.0, 2.0, 1.0, 1.0], 1], [[0.0, 2.0, 0.0, 0.0], 1], [["?", "?", "?", "?"], 2], [["?", "?", 0.0, 0.0], 1], [[1.0, "?", "?", 0.0], 1], [[1.0, 0.0, 0.0, 1.0], 1], [["?", 0.0, 1.0, 2.0], 1], [[0.0, "?", 0.0, 0.0], 2], [["?", 1.0, 0.0, 0.0], 1], [["?", 0.0, 0.0, 0.0], 2], [[1.0, "?", 1.0, 1.0], 2], [[0.0, "?", 1.0, 0.0], 1], [[0.0, 0.0, 0.0, 0.0], 3], [["?", 2.0, 0.0, 0.0], 2], [[0.0, 1.0, "?", "?"], 1], [[0.0, 1.0, 1.0, 2.0], 1]]</text:p>
            <text:p text:style-name="P66"/>
            <text:p text:style-name="P66">["a2", "a22", "a69"]</text:p>
            <text:p text:style-name="P66">[[[1.0, 2.0, "?", "?"], 1], [[0.0, "?", "?", "?"], 1], [["?", 2.0, 1.0, 2.0], 1], [[0.0, 2.0, 0.0, 0.0], 1], [[0.0, "?", 0.0, 0.0], 1], [[1.0, 2.0, 0.0, 1.0], 1], [["?", 0.0, 0.0, 0.0], 2], [["?", 0.0, "?", "?"], 1], [[0.0, 1.0, 0.0, 0.0], 2], [[0.0, 0.0, 1.0, 2.0], 1], [[1.0, 0.0, 1.0, 1.0], 2], [["?", "?", 0.0, 0.0], 1], [["?", 1.0, 0.0, 0.0], 1], [["?", 2.0, "?", "?"], 1], [["?", 2.0, 0.0, 0.0], 2], [[1.0, 9.0, 1.0, 1.0], 1], [[1.0, 0.0, "?", 0.0], 1], [[0.0, 0.0, 0.0, 0.0], 2], [[0.0, 0.0, "?", "?"], 1], [[0.0, 2.0, 1.0, 0.0], 1]]</text:p>
            <text:p text:style-name="P66"><text:soft-page-break/></text:p>
            <text:p text:style-name="P66">["a2", "a23", "a69"]</text:p>
            <text:p text:style-name="P66">[[[0.0, 0.0, 0.0, 0.0], 4], [[0.0, 0.0, 1.0, 2.0], 1], [[0.0, 0.0, "?", "?"], 1], [[1.0, 0.0, 1.0, 1.0], 2], [[1.0, 0.0, "?", "?"], 1], [["?", "?", 1.0, 2.0], 1], [[0.0, "?", "?", "?"], 1], [["?", "?", 0.0, 0.0], 2], [[1.0, 0.0, 0.0, 1.0], 1], [[0.0, "?", 0.0, 0.0], 1], [["?", 0.0, 0.0, 0.0], 4], [["?", 0.0, "?", "?"], 2], [[0.0, 1.0, 0.0, 0.0], 1], [[0.0, "?", 1.0, 0.0], 1], [[1.0, 1.0, "?", 0.0], 1], [[1.0, "?", 1.0, 1.0], 1]]</text:p>
            <text:p text:style-name="P66"/>
            <text:p text:style-name="P66">["a2", "a25", "a69"]</text:p>
            <text:p text:style-name="P66">[[[0.0, 1.0, 0.0, 0.0], 1], [["?", 0.0, 0.0, 0.0], 4], [["?", 0.0, "?", "?"], 2], [[0.0, "?", 1.0, 0.0], 1], [[1.0, 0.0, 1.0, 1.0], 2], [[1.0, 0.0, "?", "?"], 1], [[0.0, "?", "?", "?"], 1], [[0.0, "?", 0.0, 0.0], 1], [["?", "?", 0.0, 0.0], 2], [["?", "?", 1.0, 2.0], 1], [[1.0, "?", 1.0, 1.0], 1], [[0.0, 0.0, 0.0, 0.0], 4], [[1.0, 1.0, "?", 0.0], 1], [[0.0, 0.0, 1.0, 2.0], 1], [[0.0, 0.0, "?", "?"], 1], [[1.0, 0.0, 0.0, 1.0], 1]]</text:p>
            <text:p text:style-name="P66"/>
            <text:p text:style-name="P66">["a2", "a51", "a69"]</text:p>
            <text:p text:style-name="P66">[[[0.0, 2.0, 1.0, 2.0], 1], [[0.0, 1.0, 1.0, 0.0], 1], [["?", 1.0, "?", "?"], 1], [["?", 1.0, 0.0, 0.0], 2], [[0.0, 0.0, 0.0, 0.0], 1], [[0.0, 0.0, "?", "?"], 1], [[0.0, 1.0, 0.0, 0.0], 4], [["?", 1.0, 1.0, 2.0], 1], [[1.0, 2.0, "?", "?"], 1], [[1.0, 1.0, "?", 0.0], 1], [[0.0, 2.0, "?", "?"], 1], [[0.0, 2.0, 0.0, 0.0], 1], [["?", 2.0, "?", "?"], 1], [["?", 2.0, 0.0, 0.0], 4], [[1.0, 1.0, 1.0, 1.0], 3], [[1.0, 1.0, 0.0, 1.0], 1]]</text:p>
            <text:p text:style-name="P66"/>
            <text:p text:style-name="P66">["a2", "a56", "a69"]</text:p>
            <text:p text:style-name="P66">[[[0.0, 0.0, 0.0, 0.0], 5], [[0.0, 0.0, "?", "?"], 1], [["?", 1.0, 1.0, 2.0], 1], [[1.0, 0.0, 0.0, 1.0], 1], [["?", 0.0, 0.0, 0.0], 3], [["?", 0.0, "?", "?"], 1], [["?", 1.0, "?", "?"], 1], [[1.0, 1.0, "?", 0.0], 1], [["?", 1.0, 0.0, 0.0], 3], [[0.0, 0.0, 1.0, 0.0], 1], [[0.0, 1.0, 1.0, 2.0], 1], [[1.0, 0.0, 1.0, 1.0], 2], [[1.0, 0.0, "?", "?"], 1], [[0.0, 1.0, 0.0, 0.0], 1], [[0.0, 1.0, "?", "?"], 1], [[1.0, 1.0, 1.0, 1.0], 1]]</text:p>
            <text:p text:style-name="P66"/>
            <text:p text:style-name="P66">["a2", "a69", "a72"]</text:p>
            <text:p text:style-name="P66">[[[0.0, 0.0, 1.0, 0.0], 1], [[1.0, "?", "?", "?"], 1], [["?", 0.0, 1.0, 0.0], 2], [[1.0, "?", 1.0, 0.0], 1], [[0.0, 0.0, 0.0, 0.0], 5], [["?", 0.0, 0.0, 0.0], 4], [[0.0, 1.0, "?", 2.0], 1], [[0.0, 1.0, 0.0, 0.0], 1], [["?", 1.0, 0.0, 2.0], 1], [[1.0, 1.0, 0.0, 1.0], 3], [[0.0, "?", "?", "?"], 2], [[1.0, 0.0, 0.0, 1.0], 1], [["?", "?", "?", "?"], 2]]</text:p>
            <text:p text:style-name="P66"/>
            <text:p text:style-name="P66">["a3", "a4", "a69"]</text:p>
            <text:p text:style-name="P66">[[[1.0, 1.0, 1.0, 1.0], 3], [[1.0, 1.0, "?", "?"], 1], [["?", "?", 1.0, 2.0], 1], [[0.0, "?", "?", "?"], 2], [[1.0, "?", "?", "?"], 1], [[0.0, "?", 0.0, 0.0], 2], [["?", 1.0, 0.0, 0.0], 2], [[1.0, 1.0, 0.0, 1.0], 1], [[0.0, 0.0, 1.0, 2.0], 1], [["?", "?", 0.0, 0.0], 3], [[0.0, 1.0, "?", 0.0], 1], [[0.0, 1.0, 1.0, 0.0], 1], [[0.0, 0.0, 0.0, 0.0], 5], [[0.0, 0.0, "?", "?"], 1]]</text:p>
            <text:p text:style-name="P66"/>
            <text:p text:style-name="P66">["a3", "a12", "a69"]</text:p>
            <text:p text:style-name="P66">[[[1.0, 0.0, "?", "?"], 2], [[0.0, 0.0, 0.0, 0.0], 5], [[0.0, 0.0, "?", "?"], 2], [[0.0, 1.0, 0.0, 0.0], 1], [[1.0, 1.0, 1.0, 1.0], 2], [[0.0, "?", "?", "?"], 1], [[1.0, "?", 1.0, 1.0], 1], [[0.0, "?", 0.0, 0.0], 1], [[0.0, 1.0, "?", 0.0], 1], [["?", 0.0, 0.0, 0.0], 2], [[1.0, 0.0, 0.0, 1.0], 1], [["?", 1.0, 0.0, 0.0], 1], [[0.0, 0.0, 1.0, 2.0], 1], [["?", "?", 1.0, 2.0], 1], [["?", "?", 0.0, 0.0], 2], [[0.0, "?", 1.0, 0.0], 1]]</text:p>
            <text:p text:style-name="P66"/>
            <text:p text:style-name="P66">["a3", "a23", "a69"]</text:p>
            <text:p text:style-name="P66">[[[0.0, "?", 1.0, 0.0], 1], [[0.0, 0.0, 1.0, 2.0], 1], [[0.0, 1.0, 0.0, 0.0], 1], [["?", "?", 1.0, 2.0], 1], [[1.0, "?", 1.0, 1.0], 1], [[0.0, 0.0, 0.0, 0.0], 5], [[0.0, 0.0, "?", "?"], 2], [[1.0, 0.0, 1.0, 1.0], 2], [[1.0, 0.0, "?", "?"], 2], [[0.0, 1.0, "?", 0.0], 1], [[0.0, "?", "?", "?"], 1], [[1.0, 0.0, 0.0, 1.0], 1], [[0.0, "?", 0.0, 0.0], 1], [["?", 0.0, 0.0, 0.0], 3], [["?", "?", 0.0, 0.0], 2]]</text:p>
            <text:p text:style-name="P66"/>
            <text:p text:style-name="P66">["a3", "a25", "a69"]</text:p>
            <text:p text:style-name="P66">[[[0.0, "?", 1.0, 0.0], 1], [[1.0, 0.0, 1.0, 1.0], 2], [[1.0, 0.0, "?", "?"], 2], [[0.0, "?", "?", "?"], 1], [["?", "?", 0.0, 0.0], 2], [[0.0, "?", 0.0, 0.0], 1], [[1.0, "?", 1.0, 1.0], 1], [[0.0, 0.0, 0.0, 0.0], 5], [[0.0, 1.0, "?", 0.0], 1], [[0.0, 0.0, "?", "?"], 2], [[0.0, 1.0, 0.0, 0.0], 1], [["?", "?", 1.0, 2.0], 1], [[1.0, 0.0, 0.0, 1.0], 1], [[0.0, 0.0, 1.0, 2.0], 1], [["?", 0.0, 0.0, 0.0], 3]]</text:p>
            <text:p text:style-name="P66"/>
            <text:p text:style-name="P66">["a3", "a61", "a69"]</text:p>
            <text:p text:style-name="P66">[[["?", 0.0, 1.0, 2.0], 1], [["?", 0.0, 0.0, 0.0], 2], [[1.0, 0.0, 1.0, 1.0], 3], [["?", "?", 0.0, 0.0], 2], [[0.0, 0.0, 0.0, 0.0], 4], [[0.0, 0.0, 1.0, 2.0], 1], [[0.0, 0.0, "?", "?"], 3], [["?", 1.0, 0.0, 0.0], 1], [[0.0, 1.0, 0.0, 0.0], 3], [[1.0, 1.0, "?", "?"], 2], [[0.0, 1.0, "?", 0.0], 1], [[1.0, 1.0, 0.0, 1.0], 1], [[0.0, 1.0, 1.0, 0.0], 1]]</text:p>
            <text:p text:style-name="P66"/>
            <text:p text:style-name="P66">["a3", "a69", "a72"]</text:p>
            <text:p text:style-name="P66">[[["?", 0.0, 0.0, 0.0], 3], [[0.0, 0.0, 1.0, 0.0], 1], [[0.0, 1.0, "?", 2.0], 1], [[0.0, "?", "?", "?"], 3], [[1.0, "?", "?", "?"], 2], [[1.0, 0.0, 0.0, 1.0], 1], [[0.0, 0.0, 0.0, 0.0], 6], [[0.0, "?", 1.0, 0.0], 1], [["?", 0.0, 1.0, 0.0], 2], [["?", 1.0, 0.0, 2.0], 1], [[0.0, 1.0, 0.0, 0.0], 1], [[1.0, 1.0, 0.0, 1.0], 3]]</text:p>
            <text:p text:style-name="P66"/>
            <text:p text:style-name="P66">["a4", "a22", "a69"]</text:p>
            <text:p text:style-name="P66">[[[1.0, 2.0, "?", "?"], 1], [[0.0, "?", "?", "?"], 1], [["?", 2.0, 1.0, 2.0], 1], [["?", 2.0, "?", <text:soft-page-break/>"?"], 1], [["?", 2.0, 0.0, 0.0], 2], [[0.0, 2.0, 0.0, 0.0], 1], [[0.0, "?", 0.0, 0.0], 1], [[0.0, 1.0, 0.0, 0.0], 2], [[1.0, 0.0, 1.0, 1.0], 2], [[1.0, 0.0, 0.0, 0.0], 2], [[1.0, 9.0, 1.0, 1.0], 1], [[1.0, 0.0, "?", 0.0], 1], [[1.0, 2.0, 1.0, 0.0], 1], [[1.0, 2.0, 0.0, 1.0], 1], [["?", 0.0, 0.0, 0.0], 1], [["?", 0.0, "?", "?"], 2], [[0.0, 0.0, 0.0, 0.0], 1], [[0.0, 0.0, 1.0, 2.0], 1], [["?", "?", 0.0, 0.0], 1], [["?", 1.0, 0.0, 0.0], 1]]</text:p>
            <text:p text:style-name="P66"/>
            <text:p text:style-name="P66">["a5", "a22", "a69"]</text:p>
            <text:p text:style-name="P66">[[["?", 2.0, 0.0, 0.0], 2], [["?", 2.0, 1.0, 2.0], 1], [[1.0, 2.0, 1.0, 0.0], 1], [[1.0, 2.0, 0.0, 1.0], 1], [[0.0, 1.0, 0.0, 0.0], 2], [[0.0, 0.0, 0.0, 0.0], 2], [[1.0, 9.0, 1.0, 1.0], 1], [[0.0, 2.0, 0.0, 0.0], 1], [[1.0, 2.0, "?", "?"], 2], [[0.0, 0.0, 1.0, 2.0], 1], [["?", 0.0, "?", "?"], 2], [["?", "?", 0.0, 0.0], 1], [[0.0, 0.0, "?", 0.0], 1], [[0.0, "?", "?", "?"], 1], [[1.0, 0.0, 1.0, 1.0], 2], [[1.0, 0.0, 0.0, 0.0], 2], [["?", 1.0, 0.0, 0.0], 1], [[0.0, "?", 0.0, 0.0], 1]]</text:p>
            <text:p text:style-name="P66"/>
            <text:p text:style-name="P66">["a5", "a61", "a69"]</text:p>
            <text:p text:style-name="P66">[[[1.0, 1.0, 1.0, 0.0], 1], [[1.0, 1.0, 0.0, 1.0], 1], [["?", 0.0, 1.0, 2.0], 1], [[1.0, 0.0, 1.0, 1.0], 3], [["?", 0.0, 0.0, 0.0], 2], [["?", 0.0, "?", "?"], 2], [[1.0, "?", 0.0, 0.0], 2], [[0.0, 0.0, 0.0, 0.0], 4], [[0.0, 0.0, "?", "?"], 1], [[0.0, 1.0, 0.0, 0.0], 2], [[1.0, 1.0, "?", "?"], 2], [[0.0, 0.0, 1.0, 2.0], 1], [["?", 1.0, 0.0, 0.0], 2], [[0.0, 1.0, "?", 0.0], 1]]</text:p>
          </table:table-cell>
        </table:table-row>
      </table:table>
      <text:p text:style-name="P42"/>
      <text:p text:style-name="P53">Even with a limit of 3 attributes to be considered for coverings, the Godzilla Test Dataset still produced a massive amount of coverings and rules for those coverings (increasing the limit on attributes considered for coverings from 3 to 4 would have increased the length of the output in this document by about 290 pages). This is far too much data to process manually, however, enabling pruning with the same option set used for this test case should be sufficient to verify the results.</text:p>
      <text:p text:style-name="P49"/>
      <text:list xml:id="list215258424088376" text:continue-numbering="true" text:style-name="L4">
        <text:list-item>
          <text:p text:style-name="P37">Single decision attribute</text:p>
        </text:list-item>
        <text:list-item>
          <text:p text:style-name="P37">Number of attributes considered for coverings limited to <text:span text:style-name="T9">3</text:span></text:p>
        </text:list-item>
        <text:list-item>
          <text:p text:style-name="P37">No minimum instance coverage for reported rules</text:p>
        </text:list-item>
        <text:list-item>
          <text:p text:style-name="P37">Redundant rules pruned</text:p>
        </text:list-item>
      </text:list>
      <text:p text:style-name="P41"/>
      <table:table table:name="Table5" table:style-name="Table5">
        <table:table-column table:style-name="Table5.A"/>
        <table:table-row>
          <table:table-cell table:style-name="Table5.A1" office:value-type="string">
            <text:p text:style-name="P60">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20"/>
            <text:p text:style-name="P20">Decision attributes: ["a71"]</text:p>
            <text:p text:style-name="P20"><text:tab/>Value: ["?"]<text:tab/>Occurrences: 5</text:p>
            <text:p text:style-name="P20"><text:tab/>Value: [0.0]<text:tab/>Occurrences: 14</text:p>
            <text:p text:style-name="P20"><text:tab/>Value: [2.0]<text:tab/>Occurrences: 2</text:p>
            <text:p text:style-name="P20"><text:tab/>Value: [1.0]<text:tab/>Occurrences: 4</text:p>
            <text:p text:style-name="P20"><text:s text:c="4"/></text:p>
            <text:p text:style-name="P20">Coverings:</text:p>
            <text:p text:style-name="P20">["a0", "a2", "a69"]</text:p>
            <text:p text:style-name="P20">[[["_", 0.0, "?", "?"], 1], [[0.0, "_", 0.0, 0.0], 6], [["?", "_", 0.0, 0.0], 4], [[1.0, "_", "?", "?"], 2], [[0.0, 1.0, "_", 0.0], 1], [[1.0, 0.0, "_", 0.0], 1], [["_", "?", 0.0, 0.0], 2], [[0.0, "_", 1.0, 2.0], 1], [["?", "_", 1.0, 2.0], 1], [["_", 1.0, 0.0, 1.0], 1], [["_", 1.0, 1.0, 1.0], 3], [["_", "?", "?", "?"], 1], [["?", "_", "?", "?"], 1]]</text:p>
            <text:p text:style-name="P20"/>
            <text:p text:style-name="P20">["a0", "a61", "a69"]</text:p>
            <text:p text:style-name="P20">[[["_", 0.0, "?", "?"], 2], [[0.0, "_", 0.0, 0.0], 4], [["?", "_", 0.0, 0.0], 2], [[1.0, "_", "?", "?"], 2], [["?", 1.0, "_", 0.0], 2], [[0.0, 1.0, "_", 0.0], 3], [["_", 1.0, 1.0, 0.0], 1], [["_", "?", "_", 0.0], 2], [[0.0, "_", 1.0, 2.0], 1], [["?", "_", 1.0, 2.0], 1], [[1.0, 1.0, 0.0, 1.0], 1], [[1.0, 0.0, "_", 1.0], 3], [["?", "_", "?", "?"], 1]]</text:p>
            <text:p text:style-name="P20"/>
            <text:p text:style-name="P20">["a1", "a61", "a69"]</text:p>
            <text:p text:style-name="P20">[[["_", 0.0, "?", "?"], 3], [[0.0, "_", 0.0, 0.0], 4], [["?", "_", 0.0, 0.0], 2], [[1.0, "_", "?", "?"], 2], [["?", 1.0, "_", 0.0], 2], [[0.0, 1.0, "_", 0.0], 4], [["_", "?", "_", 0.0], 2], [[0.0, 0.0, 1.0, 2.0], 1], [["?", "_", 1.0, 2.0], 1], [[1.0, 1.0, 0.0, 1.0], 1], [[1.0, 0.0, "_", 1.0], 3]]</text:p>
            <text:p text:style-name="P20"/>
            <text:p text:style-name="P20">["a1", "a69", "a72"]</text:p>
            <text:p text:style-name="P20">[[["_", "?", "?", "?"], 3], [[0.0, 0.0, "_", 0.0], 6], [["?", 0.0, "_", 0.0], 3], [[1.0, "?", "_", "?"], 2], [["_", "_", 1.0, 0.0], 4], [[0.0, "_", 0.0, 0.0], 1], [["_", 1.0, "?", 2.0], 1], [["?", 1.0, "_", 2.0], 1], [[1.0, "_", 0.0, 1.0], 1], [[1.0, 1.0, "_", 1.0], 3]]</text:p>
            <text:p text:style-name="P20"/>
            <text:p text:style-name="P20">["a2", "a5", "a69"]</text:p>
            <text:p text:style-name="P20">[[[0.0, "_", "?", "?"], 1], [[0.0, "_", 0.0, 0.0], 6], [["?", "_", 0.0, 0.0], 6], [["_", 1.0, "?", <text:soft-page-break/>"?"], 1], [["?", "_", "?", "?"], 2], [[1.0, 0.0, "_", 0.0], 1], [[0.0, 1.0, "_", 0.0], 1], [["_", 0.0, 1.0, 2.0], 1], [["?", "_", 1.0, 2.0], 1], [[1.0, "_", 0.0, 1.0], 1], [[1.0, "_", 1.0, 1.0], 3], [[0.0, "?", "_", "?"], 1]]</text:p>
            <text:p text:style-name="P20"/>
            <text:p text:style-name="P20">["a2", "a8", "a69"]</text:p>
            <text:p text:style-name="P20">[[[0.0, "_", "?", "?"], 2], [[0.0, "_", 0.0, 0.0], 6], [["?", "_", 0.0, 0.0], 5], [[1.0, 0.0, "_", "?"], 1], [["?", "_", "?", "?"], 2], [[1.0, 1.0, "?", 0.0], 1], [["_", 0.0, 1.0, 0.0], 1], [["?", 0.0, "_", 0.0], 1], [[0.0, 1.0, 1.0, 2.0], 1], [["?", "_", 1.0, 2.0], 1], [[1.0, "_", 0.0, 1.0], 1], [[1.0, "?", "_", 1.0], 1], [[1.0, "_", 1.0, 1.0], 2]]</text:p>
            <text:p text:style-name="P20"/>
            <text:p text:style-name="P20">["a2", "a12", "a69"]</text:p>
            <text:p text:style-name="P20">[[[0.0, "_", "?", "?"], 2], [[0.0, "_", 0.0, 0.0], 4], [["?", "_", 0.0, 0.0], 5], [[0.0, "?", "_", 0.0], 2], [["_", 0.0, "?", "?"], 1], [["?", "_", "?", "?"], 2], [[0.0, 1.0, "_", 0.0], 1], [["_", 1.0, "?", 0.0], 1], [["?", 1.0, "_", 0.0], 1], [["_", 0.0, 1.0, 2.0], 1], [["?", "_", 1.0, 2.0], 1], [[1.0, "_", 0.0, 1.0], 1], [[1.0, "?", "_", 1.0], 1], [[1.0, "_", 1.0, 1.0], 2]]</text:p>
            <text:p text:style-name="P20"/>
            <text:p text:style-name="P20">["a2", "a16", "a69"]</text:p>
            <text:p text:style-name="P20">[[[0.0, "_", "?", "?"], 2], [[0.0, "_", 0.0, 0.0], 4], [["?", 0.0, "_", 0.0], 4], [[0.0, "?", "_", 0.0], 2], [["_", 2.0, "_", "?"], 2], [["?", "_", 0.0, 0.0], 2], [["_", 1.0, "_", 0.0], 1], [[1.0, 0.0, "?", 0.0], 1], [[0.0, 0.0, 1.0, 2.0], 1], [["?", "_", 1.0, 2.0], 1], [[1.0, "_", 0.0, 1.0], 1], [[1.0, "?", "_", 1.0], 1], [[1.0, "_", 1.0, 1.0], 2], [["?", "_", "?", "?"], 1]]</text:p>
            <text:p text:style-name="P20"/>
            <text:p text:style-name="P20">["a2", "a20", "a69"]</text:p>
            <text:p text:style-name="P20">[[[0.0, "_", "?", "?"], 2], [[0.0, "_", 0.0, 0.0], 1], [[0.0, "?", "_", 0.0], 4], [["?", "_", 0.0, 0.0], 3], [["_", 0.0, "?", "?"], 1], [["?", "?", "_", "?"], 2], [["?", 0.0, "_", 0.0], 3], [[0.0, 0.0, "_", 0.0], 2], [[1.0, 1.0, "?", 0.0], 1], [[0.0, 1.0, 1.0, 2.0], 1], [["?", "_", 1.0, 2.0], 1], [[1.0, "_", 0.0, 1.0], 1], [[1.0, "_", 1.0, 1.0], 2], [[1.0, "?", "_", 1.0], 1]]</text:p>
            <text:p text:style-name="P20"/>
            <text:p text:style-name="P20">["a2", "a21", "a69"]</text:p>
            <text:p text:style-name="P20">[[[0.0, "_", "?", "?"], 2], [[0.0, "_", 0.0, 0.0], 1], [[0.0, "?", "_", 0.0], 3], [["?", 2.0, "_", 0.0], 2], [[0.0, 0.0, "_", 0.0], 3], [["_", 2.0, "?", "?"], 1], [["?", "_", "?", "?"], 2], [[1.0, "?", "?", 0.0], 1], [["?", "_", 0.0, 0.0], 3], [["?", 1.0, "_", 0.0], 1], [["_", 1.0, 1.0, 2.0], 1], [["?", "_", 1.0, 2.0], 1], [[1.0, 0.0, "_", 1.0], 1], [[1.0, "_", 1.0, 1.0], 3]]</text:p>
            <text:p text:style-name="P20"/>
            <text:p text:style-name="P20">["a2", "a22", "a69"]</text:p>
            <text:p text:style-name="P20">[[[0.0, "_", "?", "?"], 2], [["_", 1.0, "_", 0.0], 3], [[0.0, "_", 0.0, 0.0], 3], [["_", 2.0, "?", "?"], 1], [["?", "_", "?", "?"], 2], [["?", "?", "_", 0.0], 1], [[1.0, 0.0, "?", 0.0], 1], [[0.0, 2.0, "_", 0.0], 2], [["?", "_", 0.0, 0.0], 4], [[0.0, 0.0, 1.0, 2.0], 1], [["?", "_", 1.0, 2.0], 1], [[1.0, "_", 0.0, 1.0], 1], [[1.0, "_", 1.0, 1.0], 2], [["_", 9.0, "_", 1.0], 1]]</text:p>
            <text:p text:style-name="P20"/>
            <text:p text:style-name="P20">["a2", "a23", "a69"]</text:p>
            <text:p text:style-name="P20">[[[0.0, "_", "?", "?"], 2], [[0.0, "_", 0.0, 0.0], 5], [["?", "_", 0.0, 0.0], 6], [["_", 0.0, "?", "?"], 1], [["?", "_", "?", "?"], 2], [["_", 1.0, "_", 0.0], 2], [[0.0, "?", 1.0, 0.0], 1], [[0.0, 0.0, 1.0, 2.0], 1], [["?", "_", 1.0, 2.0], 1], [[1.0, "_", 0.0, 1.0], 1], [[1.0, "?", "_", 1.0], 1], [[1.0, "_", 1.0, 1.0], 2]]</text:p>
            <text:p text:style-name="P20"/>
            <text:p text:style-name="P20">["a2", "a25", "a69"]</text:p>
            <text:p text:style-name="P20">[[[0.0, "_", "?", "?"], 2], [[0.0, "_", 0.0, 0.0], 5], [["?", "_", 0.0, 0.0], 6], [["_", 0.0, "?", "?"], 1], [["?", "_", "?", "?"], 2], [["_", 1.0, "_", 0.0], 2], [[0.0, "?", 1.0, 0.0], 1], [[0.0, 0.0, 1.0, 2.0], 1], [["?", "_", 1.0, 2.0], 1], [[1.0, "_", 0.0, 1.0], 1], [[1.0, "?", "_", 1.0], 1], [[1.0, "_", 1.0, 1.0], 2]]</text:p>
            <text:p text:style-name="P20"/>
            <text:p text:style-name="P20">["a2", "a51", "a69"]</text:p>
            <text:p text:style-name="P20">[[[0.0, "_", "?", "?"], 2], [[0.0, "_", 0.0, 0.0], 2], [[0.0, 1.0, "_", 0.0], 5], [["?", "_", 0.0, 0.0], 6], [[1.0, 2.0, "_", "?"], 1], [["?", "_", "?", "?"], 2], [[1.0, 1.0, "?", 0.0], 1], [["_", 2.0, 1.0, 2.0], 1], [["?", "_", 1.0, 2.0], 1], [[1.0, "_", 0.0, 1.0], 1], [[1.0, "_", 1.0, 1.0], 3]]</text:p>
            <text:p text:style-name="P20"/>
            <text:p text:style-name="P20">["a2", "a56", "a69"]</text:p>
            <text:p text:style-name="P20">[[[0.0, "_", "?", "?"], 2], [[0.0, "_", 0.0, 0.0], 6], [["?", "_", 0.0, 0.0], 6], [["_", 0.0, "?", "?"], 1], [["?", "_", "?", "?"], 2], [[1.0, 1.0, "?", 0.0], 1], [[0.0, 0.0, 1.0, 0.0], 1], [[0.0, 1.0, 1.0, 2.0], 1], [["?", "_", 1.0, 2.0], 1], [[1.0, "_", 0.0, 1.0], 1], [[1.0, "_", 1.0, 1.0], 3]]</text:p>
            <text:p text:style-name="P20"/>
            <text:p text:style-name="P20">["a2", "a69", "a72"]</text:p>
            <text:p text:style-name="P20">[[[0.0, "?", "_", "?"], 2], [[0.0, 0.0, "_", 0.0], 5], [["?", 0.0, "_", 0.0], 4], [[1.0, "_", "?", "?"], 1], [["?", "?", "_", "?"], 2], [["_", "_", 1.0, 0.0], 4], [[0.0, "_", 0.0, 0.0], 1], [["_", 1.0, "?", 2.0], 1], [["?", 1.0, "_", 2.0], 1], [[1.0, 0.0, "_", 1.0], 1], [[1.0, 1.0, "_", 1.0], 3]]</text:p>
            <text:p text:style-name="P20"/>
            <text:p text:style-name="P20">["a3", "a4", "a69"]</text:p>
            <text:p text:style-name="P20">[[["_", 0.0, "?", "?"], 1], [[0.0, "_", 0.0, 0.0], 7], [["?", "_", 0.0, 0.0], 3], [[1.0, "_", "?", "?"], 1], [[1.0, "?", "_", "?"], 1], [[0.0, 1.0, "_", 0.0], 2], [["?", 1.0, "_", 0.0], 2], [["_", 0.0, 1.0, 2.0], 1], [["?", "_", 1.0, 2.0], 1], [[1.0, "_", 0.0, 1.0], 1], [[1.0, "_", 1.0, 1.0], 3], [["_", "?", "?", "?"], 2]]</text:p>
            <text:p text:style-name="P20"/>
            <text:p text:style-name="P20">["a3", "a12", "a69"]</text:p>
            <text:p text:style-name="P20"><text:soft-page-break/>[[["_", 0.0, "?", "?"], 2], [[0.0, "_", 0.0, 0.0], 6], [["?", 0.0, "_", 0.0], 2], [[1.0, "_", "?", "?"], 2], [["?", "_", 0.0, 0.0], 2], [[0.0, 1.0, "_", 0.0], 2], [[0.0, "?", 1.0, 0.0], 1], [["?", 1.0, "_", 0.0], 1], [["_", 0.0, 1.0, 2.0], 1], [["?", "_", 1.0, 2.0], 1], [[1.0, "_", 0.0, 1.0], 1], [[1.0, "?", "_", 1.0], 1], [[1.0, 1.0, "_", 1.0], 2], [["_", "?", "?", "?"], 1]]</text:p>
            <text:p text:style-name="P20"/>
            <text:p text:style-name="P20">["a3", "a23", "a69"]</text:p>
            <text:p text:style-name="P20">[[["_", "?", "?", "?"], 1], [[0.0, "_", 0.0, 0.0], 6], [["?", 0.0, "_", 0.0], 3], [[1.0, "_", "?", "?"], 2], [["?", "_", 0.0, 0.0], 2], [["_", 1.0, "_", 0.0], 2], [[0.0, "?", 1.0, 0.0], 1], [[0.0, 0.0, 1.0, 2.0], 1], [["?", "_", 1.0, 2.0], 1], [[1.0, "_", 0.0, 1.0], 1], [[1.0, "?", "_", 1.0], 1], [[1.0, "_", 1.0, 1.0], 2], [["_", 0.0, "?", "?"], 2]]</text:p>
            <text:p text:style-name="P20"/>
            <text:p text:style-name="P20">["a3", "a25", "a69"]</text:p>
            <text:p text:style-name="P20">[[["_", "?", "?", "?"], 1], [[0.0, "_", 0.0, 0.0], 6], [["?", 0.0, "_", 0.0], 3], [[1.0, "_", "?", "?"], 2], [["?", "_", 0.0, 0.0], 2], [["_", 1.0, "_", 0.0], 2], [[0.0, "?", 1.0, 0.0], 1], [[0.0, 0.0, 1.0, 2.0], 1], [["?", "_", 1.0, 2.0], 1], [[1.0, "_", 0.0, 1.0], 1], [[1.0, "?", "_", 1.0], 1], [[1.0, "_", 1.0, 1.0], 2], [["_", 0.0, "?", "?"], 2]]</text:p>
            <text:p text:style-name="P20"/>
            <text:p text:style-name="P20">["a3", "a61", "a69"]</text:p>
            <text:p text:style-name="P20">[[["_", 0.0, "?", "?"], 3], [[0.0, "_", 0.0, 0.0], 4], [["?", "_", 0.0, 0.0], 2], [[1.0, "_", "?", "?"], 2], [["?", 1.0, "_", 0.0], 1], [[0.0, 1.0, "_", 0.0], 5], [["_", "?", "_", 0.0], 2], [[0.0, 0.0, 1.0, 2.0], 1], [["?", "_", 1.0, 2.0], 1], [[1.0, "_", 0.0, 1.0], 1], [[1.0, 0.0, "_", 1.0], 3]]</text:p>
            <text:p text:style-name="P20"/>
            <text:p text:style-name="P20">["a3", "a69", "a72"]</text:p>
            <text:p text:style-name="P20">[[["_", "?", "?", "?"], 3], [[0.0, 0.0, "_", 0.0], 6], [["?", 0.0, "_", 0.0], 3], [[1.0, "?", "_", "?"], 2], [["_", "_", 1.0, 0.0], 4], [[0.0, "_", 0.0, 0.0], 1], [["_", 1.0, "?", 2.0], 1], [["?", 1.0, "_", 2.0], 1], [[1.0, 0.0, "_", 1.0], 1], [[1.0, 1.0, "_", 1.0], 3]]</text:p>
            <text:p text:style-name="P20"/>
            <text:p text:style-name="P20">["a4", "a22", "a69"]</text:p>
            <text:p text:style-name="P20">[[[0.0, "_", "?", "?"], 1], [["_", 1.0, "_", 0.0], 3], [[0.0, "_", 0.0, 0.0], 2], [["_", 2.0, "?", "?"], 1], [["?", "_", "?", "?"], 3], [["?", "?", "_", 0.0], 1], [["?", "_", 0.0, 0.0], 3], [[1.0, 0.0, "?", 0.0], 1], [[1.0, 2.0, 1.0, 0.0], 1], [["_", 0.0, 0.0, 0.0], 2], [[0.0, "_", 1.0, 2.0], 1], [["?", "_", 1.0, 2.0], 1], [[0.0, 2.0, "_", 0.0], 1], [[1.0, 2.0, 0.0, 1.0], 1], [[1.0, 0.0, 1.0, 1.0], 2], [["_", 9.0, "_", 1.0], 1]]</text:p>
            <text:p text:style-name="P20"/>
            <text:p text:style-name="P20">["a5", "a22", "a69"]</text:p>
            <text:p text:style-name="P20">[[["_", "?", "?", "?"], 1], [["_", 1.0, "_", 0.0], 3], [[0.0, "_", 0.0, 0.0], 3], [[1.0, "_", "?", "?"], 2], [["?", "?", "_", 0.0], 1], [[0.0, 0.0, "?", 0.0], 1], [[1.0, 2.0, 1.0, 0.0], 1], [["?", "_", 0.0, 0.0], 2], [["_", 0.0, 0.0, 0.0], 2], [[0.0, "_", 1.0, 2.0], 1], [["?", "_", 1.0, 2.0], 1], [[0.0, 2.0, "_", 0.0], 1], [[1.0, 2.0, 0.0, 1.0], 1], [[1.0, 0.0, 1.0, 1.0], 2], [["_", 9.0, "_", 1.0], 1], [["?", 0.0, "_", "?"], 2]]</text:p>
            <text:p text:style-name="P20"/>
            <text:p text:style-name="P20">["a5", "a61", "a69"]</text:p>
            <text:p text:style-name="P20">[[["_", 0.0, "?", "?"], 1], [[0.0, "_", 0.0, 0.0], 4], [["?", "_", 0.0, 0.0], 2], [[1.0, "_", "?", "?"], 2], [["?", 1.0, "_", 0.0], 2], [[0.0, 1.0, "_", 0.0], 3], [["_", 1.0, 1.0, 0.0], 1], [["_", "?", "_", 0.0], 2], [[0.0, "_", 1.0, 2.0], 1], [["?", "_", 1.0, 2.0], 1], [[1.0, 1.0, 0.0, 1.0], 1], [[1.0, 0.0, "_", 1.0], 3], [["?", "_", "?", "?"], 2]]</text:p>
          </table:table-cell>
        </table:table-row>
      </table:table>
      <text:p text:style-name="P41"/>
      <text:p text:style-name="P54">Consider the following rules produced from the following covering in the unpruned test results:</text:p>
      <text:p text:style-name="P2"/>
      <text:p text:style-name="P66">["a0", "a2", "a69"]</text:p>
      <text:p text:style-name="P66">[[0.0, 0.0, 0.0, 0.0], 5], [[0.0, "?", 0.0, 0.0], 1]</text:p>
      <text:p text:style-name="P14"/>
      <text:p text:style-name="P54">Notice how the condition on the antecedent <text:span text:style-name="T11">a2</text:span> was removed during the pruning process and the rules were combined in the pruned test results:</text:p>
      <text:p text:style-name="P54"/>
      <text:p text:style-name="P21">["a0", "a2", "a69"]</text:p>
      <text:p text:style-name="P22">[[0.0, "_", 0.0, 0.0], 6]</text:p>
      <text:p text:style-name="P22"/>
      <text:p text:style-name="P23">Further examination of the results of the unpruned and pruned tests for the Godzilla Test Dataset will show that the rules <text:span text:style-name="T12">induced from the coverings are correctly combined when pruning is enabled.</text:span></text:p>
      <text:p text:style-name="P23"/>
      <text:p text:style-name="P23"/>
      <text:p text:style-name="P23"><text:span text:style-name="T12"/></text:p>
      <text:p text:style-name="P14"/>
      <text:p text:style-name="P7">Appendix</text:p>
      <text:p text:style-name="P7"><text:span text:style-name="T2"/></text:p>
      <text:p text:style-name="P9"><text:span text:style-name="T2">(NOTE: The contents of the relation appear differently when printed by the program because the Rarff library automatically converts the numeric attribute values to floating-point precision values.)</text:span></text:p>
      <text:p text:style-name="P7"><text:soft-page-break/><text:span text:style-name="T2"/></text:p>
      <text:p text:style-name="P7">Small Test Dataset (table3_10_fg.arff)</text:p>
      <text:p text:style-name="P7"><text:span text:style-name="T2"/></text:p>
      <table:table table:name="Table1" table:style-name="Table1">
        <table:table-column table:style-name="Table1.A"/>
        <table:table-row>
          <table:table-cell table:style-name="Table1.A1" office:value-type="string">
            <text:p text:style-name="P58"><text:span text:style-name="T5">@relation table3_10_fg</text:span></text:p>
            <text:p text:style-name="P17"><text:span text:style-name="T5"/></text:p>
            <text:p text:style-name="P17"><text:span text:style-name="T5">@attribute a numeric</text:span></text:p>
            <text:p text:style-name="P17"><text:span text:style-name="T5">@attribute b {L,R,S}</text:span></text:p>
            <text:p text:style-name="P17"><text:span text:style-name="T5">@attribute c numeric</text:span></text:p>
            <text:p text:style-name="P17"><text:span text:style-name="T5">@attribute d {L,H}</text:span></text:p>
            <text:p text:style-name="P17"><text:span text:style-name="T5">@attribute f numeric</text:span></text:p>
            <text:p text:style-name="P17"><text:span text:style-name="T5">@attribute g {L,H}</text:span></text:p>
            <text:p text:style-name="P17"><text:span text:style-name="T5"/></text:p>
            <text:p text:style-name="P17"><text:span text:style-name="T5">@data</text:span></text:p>
            <text:p text:style-name="P17"><text:span text:style-name="T5">0,L,0,L,0,L</text:span></text:p>
            <text:p text:style-name="P17"><text:span text:style-name="T5">0,R,1,L,1,L</text:span></text:p>
            <text:p text:style-name="P17"><text:span text:style-name="T5">0,L,0,L,0,L</text:span></text:p>
            <text:p text:style-name="P17"><text:span text:style-name="T5">0,R,1,L,1,L</text:span></text:p>
            <text:p text:style-name="P17"><text:span text:style-name="T5">1,R,0,L,2,H</text:span></text:p>
            <text:p text:style-name="P17"><text:span text:style-name="T5">1,R,0,L,2,H</text:span></text:p>
            <text:p text:style-name="P17"><text:span text:style-name="T5">2,S,2,H,3,H</text:span></text:p>
            <text:p text:style-name="P17"><text:span text:style-name="T5">2,S,2,H,3,H</text:span></text:p>
          </table:table-cell>
        </table:table-row>
      </table:table>
      <text:p text:style-name="P7"><text:span text:style-name="T2"/></text:p>
      <text:p text:style-name="P12">Large Test Dataset (<text:span text:style-name="T20">segment-test.arff</text:span>)</text:p>
      <text:p text:style-name="P12"><text:span text:style-name="T2"/></text:p>
      <table:table table:name="Table7" table:style-name="Table7">
        <table:table-column table:style-name="Table7.A"/>
        <table:table-row>
          <table:table-cell table:style-name="Table7.A1" office:value-type="string">
            <text:p text:style-name="P67">@relation segment</text:p>
            <text:p text:style-name="P67"/>
            <text:p text:style-name="P67">@attribute region-centroid-col numeric</text:p>
            <text:p text:style-name="P67">@attribute region-centroid-row numeric</text:p>
            <text:p text:style-name="P67">@attribute region-pixel-count numeric</text:p>
            <text:p text:style-name="P67">@attribute short-line-density-5 numeric</text:p>
            <text:p text:style-name="P67">@attribute short-line-density-2 numeric</text:p>
            <text:p text:style-name="P67">@attribute vedge-mean numeric</text:p>
            <text:p text:style-name="P67">@attribute vegde-sd numeric</text:p>
            <text:p text:style-name="P67">@attribute hedge-mean numeric</text:p>
            <text:p text:style-name="P67">@attribute hedge-sd numeric</text:p>
            <text:p text:style-name="P67">@attribute intensity-mean numeric</text:p>
            <text:p text:style-name="P67">@attribute rawred-mean numeric</text:p>
            <text:p text:style-name="P67">@attribute rawblue-mean numeric</text:p>
            <text:p text:style-name="P67">@attribute rawgreen-mean numeric</text:p>
            <text:p text:style-name="P67">@attribute exred-mean numeric</text:p>
            <text:p text:style-name="P67">@attribute exblue-mean numeric</text:p>
            <text:p text:style-name="P67">@attribute exgreen-mean numeric</text:p>
            <text:p text:style-name="P67">@attribute value-mean numeric</text:p>
            <text:p text:style-name="P67">@attribute saturation-mean numeric</text:p>
            <text:p text:style-name="P67">@attribute hue-mean numeric</text:p>
            <text:p text:style-name="P67">@attribute class {brickface,sky,foliage,cement,window,path,grass}</text:p>
            <text:p text:style-name="P67"/>
            <text:p text:style-name="P67">@data</text:p>
            <text:p text:style-name="P67"/>
            <text:p text:style-name="P67">144,35,9,0,0,2.33333,2.03306,2.05556,1.73098,37.5926,32.3333,47.4444,33,-15.7778,29.5556,-13.7778,47.4444,0.319714,-2.13876,cement</text:p>
            <text:p text:style-name="P67">118,180,9,0,0,1.94444,1.48199,3.11111,1.08866,48.5556,44.1111,59,42.5556,-13.3333,31.3333,-18,59,0.278822,-1.99604,path</text:p>
            <text:p text:style-name="P67">6,174,9,0,0,1.88889,1.00741,2.88889,4.02963,19.0741,15.1111,17.7778,24.3333,-11.8889,-3.88889,15.7778,24.3333,0.381867,2.39502,grass</text:p>
            <text:p text:style-name="P67">152,220,9,0,0,0.944445,0.685185,1.44444,2.16296,14.6296,11.5556,13.1111,19.2222,-9.22222,-4.55556,13.7778,19.2222,0.416705,2.30688,grass</text:p>
            <text:p text:style-name="P67">189,142,9,0,0,0,0,0,0,0,0,0,0,0,0,0,0,0,0,window</text:p>
            <text:p text:style-name="P67">108,144,9,0,0,0.388889,0.151852,0.222222,0.074074,0.962963,0,2.88889,0,-2.88889,5.77778,-2.88889,2.88889,1,-2.0944,foliage</text:p>
            <text:p text:style-name="P67">127,121,9,0,0,1.66667,0.800001,2,2.44444,23.1111,21.6667,30.1111,17.5556,-4.33333,21,-16.6667,30.1111,0.415524,-1.74074,brickface</text:p>
            <text:p text:style-name="P67">99,198,9,0,0,5.05555,6.434,5.66667,5.79271,58.3333,51.8889,72.3333,50.7778,-19.3333,42,-22.6667,72.3333,0.299654,-2.03587,path</text:p>
            <text:p text:style-name="P67">172,218,9,0,0,2.55556,2.42963,1.61111,2.41852,14.9259,11.8889,13.7778,19.1111,-9.11111,-3.44444,12.5556,19.1111,0.386456,2.36215,grass</text:p>
            <text:p text:style-name="P67">233,184,9,0,0,0.5,0.077778,0.777778,0.785185,11.8519,9.77778,9.88889,15.8889,-6.22222,-5.88889,12.1111,15.8889,0.405556,2.12865,grass</text:p>
            <text:p text:style-name="P67">52,82,9,0,0,3.27778,0.462964,1.33333,0.488889,44.8889,41.5556,53.1111,40,-10,24.6667,-14.6667,53.1111,0.246605,-1.97178,cement</text:p>
            <text:p text:style-name="P67"><text:soft-page-break/>63,158,9,0.111111,0,0.999999,1.05409,1.88889,1.29386,22.1852,16.4444,22.2222,27.8889,-17.2222,0.111111,17.1111,27.8889,0.411811,2.62471,grass</text:p>
            <text:p text:style-name="P67">61,197,9,0,0,1.44444,1.51535,2.61111,1.92546,49.5926,44.2222,61.5556,43,-16.1111,35.8889,-19.7778,61.5556,0.302925,-2.02227,path</text:p>
            <text:p text:style-name="P67">33,99,9,0,0,1.55556,1.25904,2.44444,1.12875,15.4815,11.2222,23.7778,11.4444,-12.7778,24.8889,-12.1111,23.7778,0.54148,-2.1125,window</text:p>
            <text:p text:style-name="P67">64,114,9,0,0,5.16667,6.32016,8.83333,8.66859,29.8148,18.3333,47.2222,23.8889,-34.4444,52.2222,-17.7778,47.2222,0.629245,-2.29538,foliage</text:p>
            <text:p text:style-name="P67">96,80,9,0.111111,0,1.55556,4.16296,2.5,1.9,26,24,34.4444,19.5556,-6,25.3333,-19.3333,34.4444,0.432471,-1.77359,brickface</text:p>
            <text:p text:style-name="P67">199,140,9,0,0,0.444444,0.251852,0.5,0.388889,6,7.44444,6.88889,3.66667,4.33333,2.66667,-7,7.55556,0.513889,-0.91962,brickface</text:p>
            <text:p text:style-name="P67">244,82,9,0,0,0.611111,1.02017,2.72222,2.53348,15.5185,11.6667,22.4444,12.4444,-11.5556,20.7778,-9.22222,22.4444,0.481601,-2.17063,window</text:p>
            <text:p text:style-name="P67">142,100,9,0,0,0.666667,0.266666,1.38889,0.907407,22.2222,21.7778,28.4444,16.4444,-1.33333,18.6667,-17.3333,28.4444,0.421994,-1.6233,brickface</text:p>
            <text:p text:style-name="P67">44,33,9,0,0,1.16666,0.936897,1.05555,0.854183,125.889,114.667,141.778,121.222,-33.6667,47.6667,-14,141.778,0.191215,-2.348,sky</text:p>
            <text:p text:style-name="P67">45,67,9,0,0,0.666667,0.298141,1.05555,0.646929,64.7407,57.1111,80.4444,56.6667,-22.8889,47.1111,-24.2222,80.4444,0.298145,-2.07666,cement</text:p>
            <text:p text:style-name="P67">224,34,9,0,0,1.33333,0.966091,1,0.632455,123.222,111.444,140,118.222,-35.3333,50.3333,-15,140,0.20392,-2.34338,sky</text:p>
            <text:p text:style-name="P67">89,221,9,0,0,1.38889,1.48518,1.44444,1.58519,14.0741,10.6667,12.4444,19.1111,-10.2222,-4.88889,15.1111,19.1111,0.446012,2.31721,grass</text:p>
            <text:p text:style-name="P67">45,185,9,0.111111,0,2.16667,3.72222,1.94444,2.68519,18.6667,14.6667,17.1111,24.2222,-12,-4.66667,16.6667,24.2222,0.400872,2.36183,grass</text:p>
            <text:p text:style-name="P67">11,108,9,0,0,1.33333,0.8,1.38889,0.951852,17.6667,19,21.1111,12.8889,4,10.3333,-14.3333,21.1111,0.388756,-1.30213,brickface</text:p>
            <text:p text:style-name="P67">211,154,9,0,0,0.111111,0.02963,0.388889,0.062963,0.259259,0,0.777778,0,-0.777778,1.55556,-0.777778,0.777778,0.555556,-2.0944,window</text:p>
            <text:p text:style-name="P67">174,112,9,0,0,2.38889,0.996295,0.666666,0.799999,31.6296,24.2222,43.6667,27,-22.2222,36.1111,-13.8889,43.6667,0.445039,-2.24477,window</text:p>
            <text:p text:style-name="P67">160,110,9,0,0,0.833333,0.691214,0.444444,0.272165,31.6296,27.2222,39.3333,28.3333,-13.2222,23.1111,-9.88889,39.3333,0.307444,-2.18724,window</text:p>
            <text:p text:style-name="P67">80,40,9,0,0,0.611111,0.574132,0.722223,0.772203,110.704,96.2222,129,106.889,-43.4444,54.8889,-11.4444,129,0.254051,-2.43469,sky</text:p>
            <text:p text:style-name="P67">35,189,9,0,0,2.55555,2.87407,4.5,15.3667,31.9259,29,38.5556,28.2222,-8.77778,19.8889,-11.1111,38.5556,0.262981,-2.02223,path</text:p>
            <text:p text:style-name="P67">11,163,9,0,0,1.05556,0.928958,2.5,1.31234,19.8148,17.4444,16.6667,25.3333,-7.11111,-9.44444,16.5556,25.3333,0.344267,2.00168,grass</text:p>
            <text:p text:style-name="P67">138,21,9,0,0,0.666665,0.760117,1,0.516396,127.296,116.222,143.111,122.556,-33.2222,47.4444,-14.2222,143.111,0.187853,-2.33938,sky</text:p>
            <text:p text:style-name="P67">118,38,9,0,0,0.777777,0.58373,0.888888,1.06806,124.852,113.333,141.667,119.556,-34.5556,50.4444,-15.8889,141.667,0.199972,-2.32292,sky</text:p>
            <text:p text:style-name="P67">140,125,9,0,0,0.666667,0.222222,2.66667,3.77778,3.92593,1.55556,7.77778,2.44444,-7.11111,11.5556,-4.44444,7.77778,0.853199,-2.23424,foliage</text:p>
            <text:p text:style-name="P67">145,163,9,0,0,3.11111,13.4963,18.6667,27.2445,39.4444,34,47.7778,36.5556,-16.3333,25,-8.66667,48.1111,0.281536,-2.42532,path</text:p>
            <text:p text:style-name="P67">185,102,9,0,0,11.0556,73.7074,0.444445,0.207407,56.7778,51.1111,69.1111,50.1111,-17,37,-20,69.1111,0.274353,-2.03405,cement</text:p>
            <text:p text:style-name="P67">152,155,9,0,0,0.5,0.611111,10.7778,131.807,7.2963,5.33333,11,5.55556,-5.88889,11.1111,-5.22222,11,0.5,-2.11557,window</text:p>
            <text:p text:style-name="P67">208,240,9,0.111111,0,1.05556,0.862963,2.44444,5.00741,14.1481,10.8889,13,18.5556,-9.77778,-3.44444,13.2222,18.5556,0.421621,2.39249,grass</text:p>
            <text:p text:style-name="P67">229,195,9,0,0,4.16667,2.27792,4.11111,2.24763,47.7037,42.4444,58.8889,41.7778,-15.7778,33.5556,-17.7778,58.8889,0.290278,-2.0527,path</text:p>
            <text:p text:style-name="P67">28,162,9,0.111111,0,1.16667,0.62361,1.44444,1.32777,25.1111,19.6667,26.1111,29.5556,-16.3333,3,13.3333,29.5556,0.335127,2.76904,grass</text:p>
            <text:p text:style-name="P67">123,186,9,0,0,3.61111,3.02887,9.44444,7.93212,51.7778,46.5556,63.6667,45.1111,-15.6667,35.6667,-20,63.6667,0.290148,-2.0141,path</text:p>
            <text:p text:style-name="P67">120,136,9,0,0,0.611111,0.418519,1,0.444444,6.25926,7.77778,7.22222,3.77778,4.55556,2.88889,-7.44444,8,0.529541,-0.924607,brickface</text:p>
            <text:p text:style-name="P67">215,123,9,0,0,0.333333,0.133333,0.666667,0.044444,1.37037,0,3.77778,0.333333,-4.11111,7.22222,-3.11111,3.77778,1,-2.16987,foliage</text:p>
            <text:p text:style-name="P67">59,116,9,0,0,3,2.81267,0.777778,0.45542,21.963,17.8889,29.5556,18.4444,-12.2222,22.7778,-10.5556,29.5556,0.395663,-2.14478,window</text:p>
            <text:p text:style-name="P67">90,134,9,0,0,0.388889,0.018519,0.944444,0.151852,2.11111,1,4.66667,0.666667,-3.33333,7.66667,-4.33333,4.66667,0.881481,-2.01314,window</text:p>
            <text:p text:style-name="P67">180,224,9,0,0,3.72222,3.70741,3.61111,5.61852,15.1852,11.6667,13.3333,20.5556,-10.5556,-5.55556,16.1111,20.5556,0.443375,2.29826,grass</text:p>
            <text:p text:style-name="P67">17,18,9,0,0,1.22222,1.29386,1.27778,1.25462,125.63,114,142,120.889,-34.8889,49.1111,-14.2222,142,0.197105,-2.35218,sky</text:p>
            <text:p text:style-name="P67">33,149,9,0,0,0.555556,0.251852,0.722222,0.151852,5.44444,4.11111,8.66667,3.55556,-4,9.66667,-5.66667,8.66667,0.578339,-1.9857,brickface</text:p>
            <text:p text:style-name="P67"><text:soft-page-break/>94,246,9,0,0,2.33333,1.61933,2.72222,0.772202,22.8148,18.8889,19.6667,29.8889,-11.7778,-9.44444,21.2222,29.8889,0.3748,2.15891,grass</text:p>
            <text:p text:style-name="P67">247,159,9,0,0,2.55556,5.05185,15.7222,168.952,35.7778,30.4444,45,31.8889,-16,27.6667,-11.6667,45.4444,0.289218,-2.54935,path</text:p>
            <text:p text:style-name="P67">170,226,9,0,0,1.55556,1.42465,2.38889,1.28956,11.8889,10.1111,8,17.5556,-5.33333,-11.6667,17,17.5556,0.54833,1.87251,grass</text:p>
            <text:p text:style-name="P67">3,21,9,0,0,0.444445,0.607407,1.22222,0.118518,130.148,120.778,143.222,126.444,-28.1111,39.2222,-11.1111,143.222,0.15668,-2.35718,sky</text:p>
            <text:p text:style-name="P67">16,117,9,0,0,0.277778,0.151852,0.5,0.211111,5.88889,6.88889,7.44444,3.33333,3,4.66667,-7.66667,7.44444,0.553571,-1.17969,brickface</text:p>
            <text:p text:style-name="P67">214,143,9,0,0,0.111111,0.172133,0.444444,0.172133,0.666667,0.222222,1.77778,0,-1.33333,3.33333,-2,1.77778,0.888889,-1.98694,window</text:p>
            <text:p text:style-name="P67">176,100,9,0,0,1.94444,0.774075,1.44444,0.651851,55.3704,50.3333,66.8889,48.8889,-15.1111,34.5556,-19.4444,66.8889,0.268621,-2.00619,cement</text:p>
            <text:p text:style-name="P67">17,108,9,0,0,1.27778,0.64693,1.16667,0.912871,1.85185,0.555556,3.33333,1.66667,-3.88889,4.44444,-0.555556,3.33333,0.875926,-2.46385,foliage</text:p>
            <text:p text:style-name="P67">103,226,9,0,0,1.72222,1.70741,1.61111,1.75185,13.4815,10.2222,11.8889,18.3333,-9.77778,-4.77778,14.5556,18.3333,0.442456,2.30385,grass</text:p>
            <text:p text:style-name="P67">245,129,9,0,0,0,0,0,0,0,0,0,0,0,0,0,0,0,0,window</text:p>
            <text:p text:style-name="P67">94,127,9,0,0,0.777778,0.501849,0.777778,0.688531,2.74074,0.555556,5.55556,2.11111,-6.55556,8.44444,-1.88889,5.55556,0.915344,-2.40894,foliage</text:p>
            <text:p text:style-name="P67">178,35,9,0,0,0.444445,0.344265,0.388889,0.250924,13.4815,10.3333,19.2222,10.8889,-9.44444,17.2222,-7.77778,19.2222,0.459288,-2.15333,window</text:p>
            <text:p text:style-name="P67">191,180,9,0.111111,0,3.55556,1.18634,2.22222,1.10889,60.0741,53.2222,75.4444,51.5556,-20.5556,46.1111,-25.5556,75.4444,0.31801,-2.02215,path</text:p>
            <text:p text:style-name="P67">206,30,9,0,0,0.777777,0.501847,0.833332,0.547723,123.333,112.778,139.667,117.556,-31.6667,49,-17.3333,139.667,0.19251,-2.27951,sky</text:p>
            <text:p text:style-name="P67">145,248,9,0,0,2.05556,1.71809,2.11111,1.37706,26.8889,23.2222,25.1111,32.3333,-11,-5.33333,16.3333,32.3333,0.291675,2.2851,grass</text:p>
            <text:p text:style-name="P67">247,108,9,0.111111,0,0.722222,0.611616,2.11111,1.95126,14.5185,11.3333,20.5556,11.6667,-9.55556,18.1111,-8.55556,20.5556,0.45603,-2.12716,window</text:p>
            <text:p text:style-name="P67">147,34,9,0,0,4.61111,4.15487,0.777779,0.779362,47.5926,41.1111,60,41.6667,-19.4444,37.2222,-17.7778,60,0.317542,-2.12287,cement</text:p>
            <text:p text:style-name="P67">24,215,9,0.222222,0,0.833333,0.809664,2.55556,1.25904,18.0741,14.2222,15.4444,24.5556,-11.5556,-7.88889,19.4444,24.5556,0.425213,2.22401,grass</text:p>
            <text:p text:style-name="P67">163,151,9,0,0,3.83333,11.0556,1.55556,2.25185,30.4815,23.1111,42.7778,25.5556,-22.1111,36.8889,-14.7778,42.7778,0.457448,-2.21963,cement</text:p>
            <text:p text:style-name="P67">179,101,9,0,0,0.444448,0.385187,0.611109,0.329633,134.926,126.444,147.222,131.111,-25.4444,36.8889,-11.4444,147.222,0.141107,-2.32873,sky</text:p>
            <text:p text:style-name="P67">114,121,9,0,0,0.444444,0.118518,0.611111,0.107407,6.40741,8,7.44444,3.77778,4.77778,3.11111,-7.88889,8,0.528219,-0.914324,brickface</text:p>
            <text:p text:style-name="P67">207,58,9,0,0,0.833331,0.459469,1,0.421638,122,110.111,138.778,117.111,-35.6667,50.3333,-14.6667,138.778,0.206503,-2.34927,sky</text:p>
            <text:p text:style-name="P67">157,184,9,0,0,1.27778,0.774074,1.33333,0.844445,19.4444,15.2222,18.2222,24.8889,-12.6667,-3.66667,16.3333,24.8889,0.38821,2.41945,grass</text:p>
            <text:p text:style-name="P67">249,154,9,0,0.111111,4.22222,18.163,1.72222,3.17407,4.2963,2.55556,7.66667,2.66667,-5.22222,10.1111,-4.88889,7.66667,0.815344,-2.09581,window</text:p>
            <text:p text:style-name="P67">163,68,9,0,0,1.83333,2.21111,1.55556,0.962963,56.7778,52,68.2222,50.1111,-14.3333,34.3333,-20,68.2222,0.265053,-1.98431,cement</text:p>
            <text:p text:style-name="P67">220,149,9,0,0,0.111111,0.172133,0.111111,0.172133,0.037037,0,0.111111,0,-0.111111,0.222222,-0.111111,0.111111,0.111111,-2.0944,window</text:p>
            <text:p text:style-name="P67">104,134,9,0,0,0.5,0.182574,0.833333,0.278887,1.77778,0.111111,3.88889,1.33333,-5,6.33333,-1.33333,3.88889,0.977778,-2.42251,foliage</text:p>
            <text:p text:style-name="P67">131,144,9,0,0,0,0,0,0,0,0,0,0,0,0,0,0,0,0,window</text:p>
            <text:p text:style-name="P67">11,62,9,0,0,0.888891,0.501849,0.722224,0.389681,66.7778,57.4444,84.6667,58.2222,-28,53.6667,-25.6667,84.6667,0.32276,-2.12446,cement</text:p>
            <text:p text:style-name="P67">53,198,9,0,0,1.72222,1.85492,5.11111,1.60093,51.6667,45.5556,64.2222,45.2222,-18.3333,37.6667,-19.3333,64.2222,0.299707,-2.07262,path</text:p>
            <text:p text:style-name="P67">58,109,9,0,0,0.888889,0.251852,2.83333,1.67778,4.2963,1.44444,8.44444,3,-8.55556,12.4444,-3.88889,8.44444,0.864482,-2.28379,foliage</text:p>
            <text:p text:style-name="P67">234,177,9,0,0,1.11111,0.474073,0.888889,0.562963,16.2593,12.5556,15.4444,20.7778,-11.1111,-2.44444,13.5556,20.7778,0.396399,2.46212,grass</text:p>
            <text:p text:style-name="P67">162,227,9,0,0,1.38889,0.996296,3.16667,8.61111,13.963,10.1111,14.4444,17.3333,-11.5556,1.44444,10.1111,17.4444,0.425501,2.70705,grass</text:p>
            <text:p text:style-name="P67">238,98,9,0,0,1.33333,1.28889,1.27778,0.596297,52.8519,47.5556,64.6667,46.3333,-15.8889,35.4444,-19.5556,64.6667,0.28511,-2.02577,cement</text:p>
            <text:p text:style-name="P67">37,104,9,0,0,7.83333,9.71311,22.1111,21.6186,18.6296,14.8889,23.4444,17.5556,-11.2222,14.4444,-3.22222,23.4444,0.607613,-2.42507,foliage</text:p>
            <text:p text:style-name="P67">90,189,9,0,0,0.888889,0.779363,1.05556,0.827759,12.8889,10.4444,9.44444,18.7778,-7.33333,-10.3333,17.6667,18.7778,0.497095,1.98555,grass</text:p>
            <text:p text:style-name="P67">22,60,9,0,0,0.5,0.3,1.27778,0.729629,19.9259,19.3333,25.7778,14.6667,-1.77778,17.5556,-15.7778,25.7778,0.430484,-1.65005,brickface</text:p>
            <text:p text:style-name="P67">215,190,9,0.111111,0,1.38889,1.04172,2.61111,1.8429,19.8889,16,17.1111,26.5556,-11.6667,-8.33333,20,26.5556,0.403522,2.20441,grass</text:p>
            <text:p text:style-name="P67"><text:soft-page-break/>224,63,9,0,0,0.777776,0.296294,0.666668,0.177777,120.222,108.444,137.556,114.667,-35.3333,52,-16.6667,137.556,0.211484,-2.31588,sky</text:p>
            <text:p text:style-name="P67">240,26,9,0,0,1.22222,1.0074,0.888888,0.207411,136.889,131,146.556,133.111,-17.6667,29,-11.3333,146.556,0.106102,-2.23072,sky</text:p>
            <text:p text:style-name="P67">243,120,9,0,0,4.44444,4.35975,1.55555,1.83384,47.8519,44.7778,56.3333,42.4444,-9.22222,25.4444,-16.2222,56.3333,0.245321,-1.91073,cement</text:p>
            <text:p text:style-name="P67">105,111,9,0,0,0.388889,0.389682,1.05556,0.443053,60.1852,53.2222,74.8889,52.4444,-20.8889,44.1111,-23.2222,74.8889,0.299664,-2.058,cement</text:p>
            <text:p text:style-name="P67">62,200,9,0,0,2.27778,2.13351,3.77778,1.78471,61.037,54.1111,76.4444,52.5556,-20.7778,46.2222,-25.4444,76.4444,0.312541,-2.02659,path</text:p>
            <text:p text:style-name="P67">90,116,9,0,0,1.27778,0.854184,1.33333,1.13529,18.7407,11.7778,29.5556,14.8889,-20.8889,32.4444,-11.5556,29.5556,0.596104,-2.25997,foliage</text:p>
            <text:p text:style-name="P67">222,189,9,0,0,0.833333,1.00554,1,1.19257,17.2963,14.5556,14.1111,23.2222,-8.22222,-9.55556,17.7778,23.2222,0.41042,2.06044,grass</text:p>
            <text:p text:style-name="P67">76,106,9,0,0,1.83333,3.54444,2.22222,3.71852,3.66667,1,7.88889,2.11111,-8,12.6667,-4.66667,7.88889,0.903571,-2.25554,foliage</text:p>
            <text:p text:style-name="P67">151,138,9,0,0,0.444444,0.074074,0.444444,0.074074,5.44444,7,6.33333,3,4.66667,2.66667,-7.33333,7,0.56746,-0.880521,brickface</text:p>
            <text:p text:style-name="P67">121,120,9,0,0,0.944445,0.250924,0.722222,0.879815,3.51852,1.11111,6.55556,2.88889,-7.22222,9.11111,-1.88889,6.55556,0.839947,-2.4338,foliage</text:p>
            <text:p text:style-name="P67">186,28,9,0,0,0.944443,0.389683,1.44444,1.29386,122.519,111,138.667,117.889,-34.5556,48.4444,-13.8889,138.667,0.199513,-2.35398,sky</text:p>
            <text:p text:style-name="P67">72,32,9,0.111111,0.111111,3.94444,2.70322,2.27778,1.97109,56.3704,48.5556,72.7778,47.7778,-23.4444,49.2222,-25.7778,72.7778,0.344409,-2.06061,cement</text:p>
            <text:p text:style-name="P67">135,211,9,0,0,1.88889,1.32777,2.16667,1.14988,17.963,14.4444,16.3333,23.1111,-10.5556,-4.88889,15.4444,23.1111,0.375552,2.32755,grass</text:p>
            <text:p text:style-name="P67">8,21,9,0.111111,0,0.611112,0.443054,2.05556,1.21868,125.593,113.444,142.444,120.889,-36.4444,50.5556,-14.1111,142.444,0.203582,-2.36253,sky</text:p>
            <text:p text:style-name="P67">44,187,9,0,0,1.44444,0.344265,0.833333,1.0274,15.2222,13.2222,12.7778,19.6667,-6,-7.33333,13.3333,19.6667,0.355526,2.03848,grass</text:p>
            <text:p text:style-name="P67">23,55,9,0,0,2.22222,3.67407,1.77778,0.785185,23.4444,21.6667,31.1111,17.5556,-5.33333,23,-17.6667,31.1111,0.43507,-1.77116,brickface</text:p>
            <text:p text:style-name="P67">121,113,9,0,0,1.72222,1.52963,2.94444,1.52963,20.2593,20,25.4444,15.3333,-0.777778,15.5556,-14.7778,25.4444,0.396589,-1.58561,brickface</text:p>
            <text:p text:style-name="P67">150,152,9,0,0,0.111111,0.02963,2.05556,3.57407,1.37037,1,2.33333,0.777778,-1.11111,2.88889,-1.77778,2.33333,0.537037,-2.00735,window</text:p>
            <text:p text:style-name="P67">57,42,9,0,0,2.33333,0.869226,0.999999,0.699206,37.4444,32.7778,47.7778,31.7778,-14,31,-17,47.7778,0.334662,-2.02955,cement</text:p>
            <text:p text:style-name="P67">19,147,9,0,0,0.222222,0.074074,0.5,0.077778,4.14815,3.88889,6.66667,1.88889,-0.777778,7.55556,-6.77778,7,0.713228,-1.47564,brickface</text:p>
            <text:p text:style-name="P67">245,47,9,0,0,0.833331,0.122223,0.999997,0.488888,134.778,127.444,145.778,131.111,-22,33,-11,145.778,0.125709,-2.30244,sky</text:p>
            <text:p text:style-name="P67">155,138,9,0,0,2,0.666661,1.05555,0.41852,69.4815,63.8889,82.5556,62,-16.7778,39.2222,-22.4444,82.5556,0.248998,-1.99905,cement</text:p>
            <text:p text:style-name="P67">43,152,9,0,0,1.94444,1.70741,1.22222,0.82963,1.51852,1,2.88889,0.666667,-1.55556,4.11111,-2.55556,2.88889,0.648677,-1.93324,window</text:p>
            <text:p text:style-name="P67">187,89,9,0,0,1.77778,1.74695,0.944444,0.800463,5.03704,2.88889,9.55556,2.66667,-6.44444,13.5556,-7.11111,9.55556,0.740904,-2.06534,window</text:p>
            <text:p text:style-name="P67">159,210,9,0,0,1.5,1.36667,1.55556,2.16296,12.963,9.44444,12,17.4444,-10.5556,-2.88889,13.4444,17.4444,0.460437,2.42875,grass</text:p>
            <text:p text:style-name="P67">230,113,9,0,0,1.11111,0.501849,0.555556,0.544331,21.5926,18.1111,27.8889,18.7778,-10.4444,18.8889,-8.44444,27.8889,0.350082,-2.16363,window</text:p>
            <text:p text:style-name="P67">221,35,9,0,0,0.666667,0.133333,0.944447,0.107407,98.7407,83.3333,122.556,90.3333,-46.2222,71.4444,-25.2222,122.556,0.320015,-2.28084,sky</text:p>
            <text:p text:style-name="P67">159,83,9,0,0,0.388889,0.250924,0.277777,0.250924,18.2222,13.3333,26.8889,14.4444,-14.6667,26,-11.3333,26.8889,0.50381,-2.17832,window</text:p>
            <text:p text:style-name="P67">245,110,9,0,0,4.88889,3.44265,1.77778,1.80944,34.1111,29.1111,44.4444,28.7778,-15,31,-16,44.4444,0.353548,-2.06865,cement</text:p>
            <text:p text:style-name="P67">13,83,9,0,0,0.833333,0.547722,0.666667,0.632455,3.7037,1.55556,6,3.55556,-6.44444,6.88889,-0.444444,6,0.740476,-2.57338,foliage</text:p>
            <text:p text:style-name="P67">117,224,9,0,0,3.05556,2.55966,3.05556,3.02153,20.2593,15.4444,17.7778,27.5556,-14.4444,-7.44444,21.8889,27.5556,0.441516,2.30415,grass</text:p>
            <text:p text:style-name="P67">44,79,9,0,0,0.444444,0.344265,0.777779,0.403686,107.741,93.8889,126.556,102.778,-41.5556,56.4444,-14.8889,126.556,0.258079,-2.37797,sky</text:p>
            <text:p text:style-name="P67">55,128,9,0,0,0.333333,0.044445,0.388889,0.151852,5.03704,6.88889,5.44444,2.77778,5.55556,1.22222,-6.77778,6.88889,0.593915,-0.688601,brickface</text:p>
            <text:p text:style-name="P67">242,57,9,0,0.111111,2.44444,2.35388,9.27778,2.76017,15.3704,11.3333,20.8889,13.8889,-12.1111,16.5556,-4.44444,20.8889,0.466308,-2.37061,window</text:p>
            <text:p text:style-name="P67">221,30,9,0,0,1.05556,0.854184,1.66667,1.63299,8.48148,6.11111,13.1111,6.22222,-7.11111,13.8889,-6.77778,13.1111,0.518586,-2.05997,window</text:p>
            <text:p text:style-name="P67">7,34,9,0,0,2,3.68889,1.5,2.03333,20.3333,18.2222,27.8889,14.8889,-6.33333,22.6667,-16.3333,27.8889,0.466345,-1.82315,brickface</text:p>
            <text:p text:style-name="P67">60,131,9,0,0,0.333333,0.088889,0.333333,0.088889,5.22222,7.22222,5.44444,3,6,0.666667,-6.66667,7.22222,0.581349,-0.621222,brickface</text:p>
            <text:p text:style-name="P67"><text:soft-page-break/>177,33,9,0,0,1.66667,1.57762,4.33333,2.97396,8.74074,6.44444,13.1111,6.66667,-6.88889,13.1111,-6.22222,13.1111,0.547103,-2.05612,window</text:p>
            <text:p text:style-name="P67">1,81,9,0,0,12.1667,267.456,9.22222,205.363,21.3333,14,30.5556,19.4444,-22,27.6667,-5.66667,30.5556,0.595282,-2.43841,foliage</text:p>
            <text:p text:style-name="P67">138,116,9,0,0,0.611111,0.151852,0.444445,0.207407,6.48148,7.55556,8.22222,3.66667,3.22222,5.22222,-8.44444,8.33333,0.559171,-1.19107,brickface</text:p>
            <text:p text:style-name="P67">54,138,9,0,0,0.222222,0.296296,0.388889,0.418519,0.259259,0,0.666667,0.111111,-0.777778,1.22222,-0.444444,0.666667,0.333333,-2.18144,foliage</text:p>
            <text:p text:style-name="P67">21,147,9,0.111111,0,1.94444,1.61852,1.33333,0.844445,6.25926,5.77778,8.44444,4.55556,-1.44444,6.55556,-5.11111,8.66667,0.464069,-1.58434,cement</text:p>
            <text:p text:style-name="P67">91,115,9,0.111111,0,1.72222,1.44074,3.88889,2.82963,19.9259,20.5556,24.1111,15.1111,1.88889,12.5556,-14.4444,24.1111,0.375321,-1.44096,brickface</text:p>
            <text:p text:style-name="P67">197,229,9,0,0,1.38889,1.57407,1.16667,0.566666,17.7407,14.1111,17.8889,21.2222,-10.8889,0.444444,10.4444,21.2222,0.335717,2.6516,grass</text:p>
            <text:p text:style-name="P67">202,63,9,0,0,0.388889,0.327731,0.444445,0.272166,6.07407,4,10.5556,3.66667,-6.22222,13.4444,-7.22222,10.5556,0.653535,-2.04457,window</text:p>
            <text:p text:style-name="P67">69,75,9,0.111111,0,2.11111,1.40741,1.5,2.21111,22.7407,22,29.3333,16.8889,-2.22222,19.7778,-17.5556,29.3333,0.423501,-1.64188,brickface</text:p>
            <text:p text:style-name="P67">236,117,9,0,0,0.777779,0.403687,1.27778,0.742868,45.8889,39.5556,58.4444,39.6667,-19,37.6667,-18.6667,58.4444,0.330477,-2.09948,cement</text:p>
            <text:p text:style-name="P67">220,124,9,0,0,0.222222,0.02963,0.444444,0.074074,0.888889,0,2.44444,0.222222,-2.66667,4.66667,-2,2.44444,1,-2.16176,foliage</text:p>
            <text:p text:style-name="P67">30,56,9,0,0,1.55556,0.429629,1.5,1.27778,23.7037,22.1111,31.3333,17.6667,-4.77778,22.8889,-18.1111,31.3333,0.43596,-1.74883,brickface</text:p>
            <text:p text:style-name="P67">46,154,9,0.111111,0,3.16667,8.21111,1.61111,1.21852,6.37037,9.66667,4.66667,4.77778,9.88889,-5.11111,-4.77778,9.66667,0.561927,-0.004927,window</text:p>
            <text:p text:style-name="P67">233,211,9,0.111111,0,2.66667,6.08889,1.66667,1.73333,15.4444,12.4444,15.2222,18.6667,-9,-0.666667,9.66667,18.6667,0.335421,2.55496,grass</text:p>
            <text:p text:style-name="P67">236,77,9,0,0,22.1667,15.4729,7.72222,8.37302,32.7778,30.2222,37.6667,30.4444,-7.66667,14.6667,-7,37.6667,0.225243,-2.12336,cement</text:p>
            <text:p text:style-name="P67">16,128,9,0,0,0.5,0.077778,0.666667,0.311111,5.55556,6.88889,6.66667,3.11111,4,3.33333,-7.33333,7.11111,0.561508,-0.985811,brickface</text:p>
            <text:p text:style-name="P67">16,190,9,0,0,3.77778,6.87407,8.55556,73.6741,29.6296,26.1111,36.8889,25.8889,-10.5556,21.7778,-11.2222,36.8889,0.30039,-2.16066,path</text:p>
            <text:p text:style-name="P67">125,46,9,0.111111,0,0.611109,0.611616,2.16667,0.781735,124.556,112.778,141,119.889,-35.3333,49.3333,-14,141,0.200124,-2.35769,sky</text:p>
            <text:p text:style-name="P67">76,135,9,0,0,0.444445,0.118519,0.833333,0.122222,5,6.88889,5.44444,2.66667,5.66667,1.33333,-7,6.88889,0.613757,-0.692028,brickface</text:p>
            <text:p text:style-name="P67">201,86,9,0,0.111111,9.5,222.7,8.77778,105.541,13.4074,8.77778,19.8889,11.5556,-13.8889,19.4444,-5.55556,19.8889,0.630945,-2.36358,foliage</text:p>
            <text:p text:style-name="P67">53,78,9,0.111111,0,1.22223,1.0256,2.66667,2.29008,106.852,93.2222,125.667,101.667,-40.8889,56.4444,-15.5556,125.667,0.258182,-2.36808,sky</text:p>
            <text:p text:style-name="P67">153,204,9,0.111111,0,2.38889,1.69203,3.33333,1.38243,19.4074,15.3333,16.8889,26,-12.2222,-7.55556,19.7778,26,0.420366,2.24441,grass</text:p>
            <text:p text:style-name="P67">189,48,9,0,0,0.722222,0.389682,4.66667,4.30504,42.0741,38.7778,49.8889,37.5556,-9.88889,23.4444,-13.5556,49.8889,0.245241,-2.00326,cement</text:p>
            <text:p text:style-name="P67">94,80,9,0,0,2.16667,1.1879,0.833334,0.505525,58.3333,51.2222,72.1111,51.6667,-21.3333,41.3333,-20,72.1111,0.290834,-2.11635,cement</text:p>
            <text:p text:style-name="P67">6,81,9,0,0.111111,4.11111,8.74075,5.72222,28.5074,12.4815,7.66667,18.8889,10.8889,-14.4444,19.2222,-4.77778,18.8889,0.628156,-2.38856,foliage</text:p>
            <text:p text:style-name="P67">128,161,9,0,0,0.555555,0.251852,0.777778,0.162963,7.14815,5.55556,10.8889,5,-4.77778,11.2222,-6.44444,10.8889,0.540918,-1.99631,cement</text:p>
            <text:p text:style-name="P67">127,57,9,0.111111,0,0.944444,0.712326,1.61111,1.10387,124.259,113,140.333,119.444,-33.7778,48.2222,-14.4444,140.333,0.194754,-2.34116,sky</text:p>
            <text:p text:style-name="P67">206,12,9,0,0,2.61111,1.48199,4.5,3.35824,11.4444,8.44444,17.6667,8.22222,-9,18.6667,-9.66667,17.6667,0.543775,-2.06448,window</text:p>
            <text:p text:style-name="P67">57,89,9,0,0,1.72222,1.30668,6.16667,4.70343,17,13,24.5556,13.4444,-12,22.6667,-10.6667,24.5556,0.477489,-2.12975,window</text:p>
            <text:p text:style-name="P67">227,104,9,0,0.111111,0.5,0.547723,3.11111,2.10467,19.6296,16.2222,26.1111,16.5556,-10.2222,19.4444,-9.22222,26.1111,0.380292,-2.12823,window</text:p>
            <text:p text:style-name="P67">2,98,9,0,0,2,0.666667,1.05556,0.551853,17.4815,18.3333,20.7778,13.3333,2.55556,9.88889,-12.4444,20.7778,0.356724,-1.36044,brickface</text:p>
            <text:p text:style-name="P67">238,25,9,0,0,0.388887,0.250923,0.944447,0.827759,116.259,103.667,133.778,111.333,-37.7778,52.5556,-14.7778,133.778,0.224975,-2.3602,sky</text:p>
            <text:p text:style-name="P67">29,78,9,0,0,0.666665,0.699206,2.61111,2.32299,69.7407,59.6667,88.4444,61.1111,-30.2222,56.1111,-25.8889,88.4444,0.325487,-2.14554,cement</text:p>
            <text:p text:style-name="P67">237,91,9,0,0,0.611111,0.018519,0.611111,0.196296,12.1481,7.55556,20.6667,8.22222,-13.7778,25.5556,-11.7778,20.6667,0.634464,-2.14757,window</text:p>
            <text:p text:style-name="P67">138,137,9,0.111111,0,1.66667,1.77778,1,0.177777,7.62963,3.11111,13.8889,5.88889,-13.5556,18.7778,-5.22222,13.8889,0.779866,-2.36078,foliage</text:p>
            <text:p text:style-name="P67">100,124,9,0,0,0.277778,0.062963,1,0.444444,7.07407,8.22222,8.77778,4.22222,3.44444,5.11111,-8.55556,9,0.531173,-1.15708,brickface</text:p>
            <text:p text:style-name="P67">214,84,9,0,0,0.222222,0.272165,0.444445,0.344265,17.1852,13,24.8889,13.6667,-12.5556,23.1111,-10.5556,24.8889,0.477222,-2.15285,window</text:p>
            <text:p text:style-name="P67"><text:soft-page-break/>88,136,9,0,0,1.83333,1.14988,2.05556,2.11257,8,4.11111,13.2222,6.66667,-11.6667,15.6667,-4,13.2222,0.695088,-2.41267,foliage</text:p>
            <text:p text:style-name="P67">244,105,9,0,0,5.94444,4.92349,1.5,0.809664,22.7037,19.1111,29.5556,19.4444,-10.7778,20.5556,-9.77778,29.5556,0.364499,-2.12555,window</text:p>
            <text:p text:style-name="P67">164,49,9,0,0,1.16667,0.433335,1.5,0.300001,126.185,116.333,141.778,120.444,-29.5556,46.7778,-17.2222,141.778,0.179413,-2.26374,sky</text:p>
            <text:p text:style-name="P67">62,223,9,0,0,2.5,5.72222,1.66667,2.44444,6.66667,4.88889,4.66667,10.4444,-5.33333,-6,11.3333,10.4444,0.59315,2.04659,grass</text:p>
            <text:p text:style-name="P67">224,242,9,0,0,1.88889,0.829629,2.22222,3.27407,11.7407,8.66667,10.7778,15.7778,-9.22222,-2.88889,12.1111,15.7778,0.454547,2.3866,grass</text:p>
            <text:p text:style-name="P67">69,74,9,0.222222,0,3.88889,9.94074,2.16667,2.47778,23.5926,22.5556,30.5556,17.6667,-3.11111,20.8889,-17.7778,30.5556,0.420252,-1.66658,brickface</text:p>
            <text:p text:style-name="P67">18,87,9,0,0,1.55556,1.96261,1.88889,1.74696,2.92593,1.22222,5.66667,1.88889,-5.11111,8.22222,-3.11111,5.66667,0.862771,-2.22949,foliage</text:p>
            <text:p text:style-name="P67">96,196,9,0,0,3.5,1.26051,7.38889,3.67826,63.5185,56,79.1111,55.4444,-22.5556,46.7778,-24.2222,79.1111,0.301586,-2.07044,path</text:p>
            <text:p text:style-name="P67">96,119,9,0,0,0.333333,0.088889,0.555555,0.207407,1.44444,0,4.22222,0.111111,-4.33333,8.33333,-4,4.22222,1,-2.11372,foliage</text:p>
            <text:p text:style-name="P67">139,95,9,0,0,3.61111,2.52469,7.05556,5.72486,46.8519,42.8889,56.3333,41.3333,-11.8889,28.4444,-16.5556,56.3333,0.264571,-1.9708,cement</text:p>
            <text:p text:style-name="P67">232,126,9,0,0.111111,2.38889,11.8852,1.22222,6.2963,1.51852,0.444444,3.55556,0.555556,-3.22222,6.11111,-2.88889,3.55556,0.965812,-2.1073,foliage</text:p>
            <text:p text:style-name="P67">222,244,9,0.111111,0,2.94444,0.640741,2.27778,2.15185,10.3704,9.66667,9.77778,11.6667,-2.11111,-1.77778,3.88889,11.8889,0.226482,2.32339,grass</text:p>
            <text:p text:style-name="P67">250,176,9,0,0.111111,1.61111,1.06284,3.44444,1.69531,53.6667,47.1111,67.6667,46.2222,-19.6667,42,-22.3333,67.6667,0.318137,-2.05226,path</text:p>
            <text:p text:style-name="P67">76,134,9,0.111111,0,2.55555,1.44016,1.44444,0.544332,48.9259,41.8889,63.1111,41.7778,-21.1111,42.5556,-21.4444,63.1111,0.341111,-2.08691,cement</text:p>
            <text:p text:style-name="P67">239,160,9,0,0,1.83333,0.922221,5.94444,4.5963,45.1481,37.8889,58.3333,39.2222,-21.7778,39.5556,-17.7778,58.3333,0.352126,-2.163,path</text:p>
            <text:p text:style-name="P67">187,135,9,0,0,3.27778,2.46296,0.833334,0.477778,26.4444,20.2222,37,22.1111,-18.6667,31.6667,-13,37,0.454232,-2.21199,window</text:p>
            <text:p text:style-name="P67">196,241,9,0,0,1.55556,1.12875,1.16667,1.20646,8.25926,5.88889,7,11.8889,-7.11111,-3.77778,10.8889,11.8889,0.50946,2.27735,grass</text:p>
            <text:p text:style-name="P67">62,224,9,0,0,0.944445,1.08355,2.33333,1.63299,14.6296,13.2222,11.4444,19.2222,-4.22222,-9.55556,13.7778,19.2222,0.408965,1.86019,grass</text:p>
            <text:p text:style-name="P67">44,125,9,0,0,0.5,0.211111,0.444444,0.162963,18.2222,14.8889,24.7778,15,-10,19.6667,-9.66667,24.7778,0.398689,-2.10408,cement</text:p>
            <text:p text:style-name="P67">71,90,9,0,0,2.77778,2.07407,5.11111,3.27407,22.6296,22,29.1111,16.7778,-1.88889,19.4444,-17.5556,29.1111,0.420486,-1.62233,brickface</text:p>
            <text:p text:style-name="P67">99,149,9,0,0,3.66667,4.57777,2.11111,1.58518,21.3704,16.6667,30,17.4444,-14.1111,25.8889,-11.7778,30,0.445172,-2.14179,cement</text:p>
            <text:p text:style-name="P67">200,147,9,0,0,0.222222,0.544331,0.444445,0.68853,0.296296,0.222222,0.444444,0.222222,-0.222222,0.444444,-0.222222,0.444444,0.111111,-2.0944,window</text:p>
            <text:p text:style-name="P67">114,184,9,0,0,0.722223,0.32963,9.38889,28.9519,31.1852,28.4444,37.1111,28,-8.22222,17.7778,-9.55556,37.1111,0.232343,-2.16033,path</text:p>
            <text:p text:style-name="P67">122,129,9,0,0,2.27778,0.862963,19.8333,11.9445,51,46.8889,60.6667,45.4444,-12.3333,29,-16.6667,60.6667,0.248092,-1.99724,cement</text:p>
            <text:p text:style-name="P67">73,164,9,0,0,0.944444,0.574133,1.88889,1.04704,23.1481,21.7778,19.1111,28.5556,-4.11111,-12.1111,16.2222,28.5556,0.330345,1.7983,grass</text:p>
            <text:p text:style-name="P67">41,61,9,0,0,2.05556,1.57407,1.55556,1.94074,21.7407,20.3333,28.7778,16.1111,-4.22222,21.1111,-16.8889,28.7778,0.437042,-1.73729,brickface</text:p>
            <text:p text:style-name="P67">79,48,9,0,0,1.05555,0.9963,0.999999,0.355556,107.889,94.7778,129.111,99.7778,-39.3333,63.6667,-24.3333,129.111,0.265899,-2.24704,sky</text:p>
            <text:p text:style-name="P67">58,95,9,0,0,2.16667,1.63333,1.94444,0.685186,4.44444,1.22222,9,3.11111,-9.66667,13.6667,-4,9,0.874917,-2.3338,foliage</text:p>
            <text:p text:style-name="P67">108,130,9,0,0,0.944445,0.596297,1,0.666667,6.62963,8.44444,7.22222,4.22222,5.44444,1.77778,-7.22222,8.44444,0.501014,-0.764077,brickface</text:p>
            <text:p text:style-name="P67">34,128,9,0,0,0.444444,0.118518,0.666667,0.488889,5.66667,7.44444,6.55556,3,5.33333,2.66667,-8,7.44444,0.597443,-0.837598,brickface</text:p>
            <text:p text:style-name="P67">104,68,9,0,0,1,0.57778,0.888889,0.829629,105.778,95.1111,124.889,97.3333,-32,57.3333,-25.3333,124.889,0.239143,-2.17,sky</text:p>
            <text:p text:style-name="P67">86,194,9,0,0,1.77778,1.27407,1.88889,0.385185,16.7778,13.2222,16.6667,20.4444,-10.6667,-0.333333,11,20.4444,0.352132,2.59311,grass</text:p>
            <text:p text:style-name="P67">128,140,9,0,0,7.83333,7.03246,0.666667,0.298143,27.6667,24.8889,33.5556,24.5556,-8.33333,17.6667,-9.33333,33.5556,0.266206,-2.05389,cement</text:p>
            <text:p text:style-name="P67">204,161,9,0,0,1.27778,0.507408,9.22222,73.0963,44.0741,38,54.5556,39.6667,-18.2222,31.4444,-13.2222,54.5556,0.308104,-2.23829,path</text:p>
            <text:p text:style-name="P67">98,107,9,0,0,4.66667,3.73333,3.94444,17.1296,8.7037,4.88889,14.5556,6.66667,-11.4444,17.5556,-6.11111,14.5556,0.697226,-2.28015,foliage</text:p>
            <text:p text:style-name="P67">215,153,9,0,0.111111,19.6667,8.04447,1.11111,3.8963,8.33333,5.33333,13.4444,6.22222,-9,15.3333,-6.33333,13.4444,0.769577,-2.14389,window</text:p>
            <text:p text:style-name="P67">166,65,9,0,0,0.777777,0.785188,0.722221,0.329629,97.3333,82.7778,121.111,88.1111,-43.6667,71.3333,-27.6667,121.111,0.316474,-2.23914,sky</text:p>
            <text:p text:style-name="P67"><text:soft-page-break/>121,123,9,0,0,1.55556,2.47407,0.888889,1.0963,6.96296,7.88889,8.44444,4.55556,2.77778,4.44444,-7.22222,8.44444,0.475,-1.18068,brickface</text:p>
            <text:p text:style-name="P67">102,203,9,0,0,0.666667,0.760117,1.33333,0.894427,9.77778,7.44444,6.44444,15.4444,-7,-10,17,15.4444,0.591826,1.98479,grass</text:p>
            <text:p text:style-name="P67">107,21,9,0,0,0.666662,0.516398,1.16667,0.408248,126.778,115.778,141.889,122.667,-33,45.3333,-12.3333,141.889,0.184022,-2.37037,sky</text:p>
            <text:p text:style-name="P67">47,175,9,0,0,1.33333,0.788811,1.16667,0.888194,23.7407,18.6667,23.7778,28.7778,-15.2222,0.111111,15.1111,28.7778,0.351487,2.63016,grass</text:p>
            <text:p text:style-name="P67">80,116,9,0,0,1.5,1.63333,1.55556,0.874074,21.7037,21.2222,27.5556,16.3333,-1.44444,17.5556,-16.1111,27.5556,0.407364,-1.63224,brickface</text:p>
            <text:p text:style-name="P67">188,88,9,0,0,0.666667,0.471405,0.333333,0.298142,7.33333,5.11111,12.2222,4.66667,-6.66667,14.6667,-8,12.2222,0.61791,-2.03577,window</text:p>
            <text:p text:style-name="P67">112,197,9,0,0,4.22222,2.99382,4.94444,3.12279,50.3333,44.6667,62.2222,44.1111,-17,35.6667,-18.6667,62.2222,0.296328,-2.07122,path</text:p>
            <text:p text:style-name="P67">109,126,9,0,0,0.833333,0.211111,0.666667,0.355555,7.2963,8.77778,8.22222,4.88889,4.44444,2.77778,-7.22222,8.88889,0.450309,-0.913675,brickface</text:p>
            <text:p text:style-name="P67">212,140,9,0,0,3.83333,4.20449,0.666667,0.666667,2.88889,2.66667,3.33333,2.66667,-0.666667,1.33333,-0.666667,3.33333,0.068883,-2.0944,window</text:p>
            <text:p text:style-name="P67">49,116,9,0,0,1.33333,0.311111,2.11111,1.31852,3,0.888889,6,2.11111,-6.33333,9,-2.66667,6,0.875529,-2.31301,foliage</text:p>
            <text:p text:style-name="P67">56,196,9,0,0,2.38889,1.42075,4.44444,4.39023,50.0741,44.3333,62.2222,43.6667,-17.2222,36.4444,-19.2222,62.2222,0.297963,-2.05475,path</text:p>
            <text:p text:style-name="P67">64,196,9,0,0,2.66667,2.3758,3.44444,2.2771,49.8889,44.3333,61.4444,43.8889,-16.6667,34.6667,-18,61.4444,0.289997,-2.06386,path</text:p>
            <text:p text:style-name="P67">204,177,9,0,0,1.77778,10.6963,8.33333,27.3334,32.8889,29,40.6667,29,-11.6667,23.3333,-11.6667,40.6667,0.28109,-2.10084,path</text:p>
            <text:p text:style-name="P67">145,101,9,0.111111,0,0.555555,0.118519,1.61111,0.596295,22.4444,21.5556,29.2222,16.5556,-2.66667,20.3333,-17.6667,29.2222,0.432819,-1.67432,brickface</text:p>
            <text:p text:style-name="P67">229,104,9,0,0,0.5,0.547722,2.83333,2.04124,19.7778,16.3333,26.1111,16.8889,-10.3333,19,-8.66667,26.1111,0.375532,-2.15064,window</text:p>
            <text:p text:style-name="P67">169,102,9,0,0,1,0.355555,0.888889,0.296295,58.2222,53.4444,69.6667,51.5556,-14.3333,34.3333,-20,69.6667,0.25976,-1.98558,cement</text:p>
            <text:p text:style-name="P67">10,172,9,0,0,4.27778,4.38896,6.66667,7.36055,44.7778,40.3333,54.6667,39.3333,-13.3333,29.6667,-16.3333,54.6667,0.278044,-2.05245,path</text:p>
            <text:p text:style-name="P67">250,176,9,0,0.111111,1.61111,1.06284,3.44444,1.69531,53.6667,47.1111,67.6667,46.2222,-19.6667,42,-22.3333,67.6667,0.318137,-2.05226,path</text:p>
            <text:p text:style-name="P67">152,247,9,0,0.222222,1.61111,1.21852,7.11111,4.34075,21.9259,21.1111,25.1111,19.5556,-2.44444,9.55556,-7.11111,25.1111,0.215788,-1.75548,grass</text:p>
            <text:p text:style-name="P67">198,122,9,0,0,1.5,0.877778,11.4444,103.763,36.1852,32.6667,44,31.8889,-10.5556,23.4444,-12.8889,44,0.29185,-2.03538,cement</text:p>
            <text:p text:style-name="P67">38,106,9,0,0,2.22222,2.51852,2.11111,3.14074,20,20,25.1111,14.8889,0,15.3333,-15.3333,25.1111,0.408155,-1.55762,brickface</text:p>
            <text:p text:style-name="P67">226,233,9,0,0,2.77778,1.31852,1.77778,1.0963,11.7037,8.33333,11,15.7778,-10.1111,-2.11111,12.2222,15.7778,0.473944,2.47661,grass</text:p>
            <text:p text:style-name="P67">29,184,9,0,0,1.61111,1.06284,2.66667,1.89737,13.6296,11.4444,11.3333,18.1111,-6.55556,-6.88889,13.4444,18.1111,0.387663,2.08045,grass</text:p>
            <text:p text:style-name="P67">78,99,9,0,0,1.61111,8.01852,3.05556,14.7741,4.14815,1.11111,9,2.33333,-9.11111,14.5556,-5.44444,9,0.9109,-2.25567,foliage</text:p>
            <text:p text:style-name="P67">52,170,9,0,0,0.555556,0.45542,0.944444,0.389683,25.4444,20.1111,25.3333,30.8889,-16,-0.333333,16.3333,30.8889,0.349112,2.60401,grass</text:p>
            <text:p text:style-name="P67">139,121,9,0,0,1.05556,0.418519,1.16667,0.833334,3.7037,0.777778,7.77778,2.55556,-8.77778,12.2222,-3.44444,7.77778,0.907407,-2.35151,foliage</text:p>
            <text:p text:style-name="P67">163,43,9,0,0,0.833335,0.433333,0.833335,0.611111,126.481,117.333,140.556,121.556,-27.4444,42.2222,-14.7778,140.556,0.165192,-2.28021,sky</text:p>
            <text:p text:style-name="P67">66,101,9,0.111111,0,0.722223,0.329629,2.22222,0.651852,19.037,19.6667,23.5556,13.8889,1.88889,13.5556,-15.4444,23.5556,0.410267,-1.45759,brickface</text:p>
            <text:p text:style-name="P67">142,140,9,0,0,4.22222,1.29386,1.5,0.722649,26.4444,23.4444,32.3333,23.5556,-9,17.6667,-8.66667,32.3333,0.2851,-2.10049,cement</text:p>
            <text:p text:style-name="P67">100,111,9,0,0,1.61111,0.907407,1.61111,0.818518,19.9259,19.7778,24.8889,15.1111,-0.444444,14.8889,-14.4444,24.8889,0.391701,-1.58144,brickface</text:p>
            <text:p text:style-name="P67">189,187,9,0,0,1.22222,1.0037,3.05556,2.38902,48.5185,44.1111,59.8889,41.5556,-13.2222,34.1111,-20.8889,59.8889,0.305755,-1.94747,path</text:p>
            <text:p text:style-name="P67">160,41,9,0,0,0.833333,0.809664,0.222222,0.172133,0.703704,0.555556,1.22222,0.333333,-0.444444,1.55556,-1.11111,1.22222,0.537037,-1.84512,window</text:p>
            <text:p text:style-name="P67">226,83,9,0,0,0.888889,0.518519,1.05555,0.507406,90.6296,74.5556,116.889,80.4444,-48.2222,78.7778,-30.5556,116.889,0.362062,-2.23905,sky</text:p>
            <text:p text:style-name="P67">134,104,9,0,0,2.38889,1.84074,2.66667,3.55556,21.7778,20.8889,28.3333,16.1111,-2.66667,19.6667,-17,28.3333,0.430399,-1.66975,brickface</text:p>
            <text:p text:style-name="P67">118,126,9,0,0,0.666667,0.4,1.83333,2.12222,20.5556,16.1111,28.6667,16.8889,-13.3333,24.3333,-11,28.6667,0.437078,-2.1588,cement</text:p>
            <text:p text:style-name="P67">176,118,9,0,0,0.388889,0.151852,0.722222,0.196296,6.07407,7.66667,7,3.55556,4.77778,2.77778,-7.55556,7.66667,0.537698,-0.87829,brickface</text:p>
            <text:p text:style-name="P67">107,146,9,0,0,1.88889,1.00741,2.11111,1.31852,21.3704,16.7778,29.6667,17.6667,-13.7778,24.8889,-11.1111,29.6667,0.432786,-2.16497,cement</text:p>
            <text:p text:style-name="P67"><text:soft-page-break/>119,85,9,0,0,0.499999,0.299998,0.888887,0.607409,101.037,88.7778,122.556,91.7778,-36.7778,64.5556,-27.7778,122.556,0.275467,-2.18634,sky</text:p>
            <text:p text:style-name="P67">96,94,9,0,0,0.722223,0.285185,0.444445,0.42963,20.2222,16,28.7778,15.8889,-12.6667,25.6667,-13,28.7778,0.451546,-2.08489,window</text:p>
            <text:p text:style-name="P67">159,180,9,0.111111,0,1.55556,0.874074,3.27778,3.3963,21.2593,18.1111,18.1111,27.5556,-9.44444,-9.44444,18.8889,27.5556,0.358862,2.11392,grass</text:p>
            <text:p text:style-name="P67">105,65,9,0,0,0.944443,0.611618,1.5,1.22474,123,111.667,140,117.333,-34,51,-17,140,0.202365,-2.30399,sky</text:p>
            <text:p text:style-name="P67">113,130,9,0,0,0.277778,0.250924,0.333333,0.365148,0.888889,0,2.55556,0.111111,-2.66667,5,-2.33333,2.55556,1,-2.12325,foliage</text:p>
            <text:p text:style-name="P67">96,135,9,0,0,0.388889,0.062963,0.166667,0.033333,1.92593,1,4.44444,0.333333,-2.77778,7.55556,-4.77778,4.44444,0.927778,-1.93133,window</text:p>
            <text:p text:style-name="P67">48,85,9,0,0,3.11111,13.4519,2.05556,6.86296,4.2963,1.33333,8.88889,2.66667,-8.88889,13.7778,-4.88889,8.88889,0.885825,-2.27154,foliage</text:p>
            <text:p text:style-name="P67">83,126,9,0,0,0.722222,0.534027,0.944444,0.574134,11.1852,5.22222,20,8.33333,-17.8889,26.4444,-8.55556,20,0.739265,-2.31353,foliage</text:p>
            <text:p text:style-name="P67">185,85,9,0,0,9.27778,81.4852,2.83333,9.1889,49.1481,45,59.5556,42.8889,-12.4444,31.2222,-18.7778,59.5556,0.278726,-1.95422,cement</text:p>
            <text:p text:style-name="P67">103,125,9,0,0,0.944445,0.827759,0.833333,0.691215,1.77778,0.444444,3.88889,1,-4,6.33333,-2.33333,3.88889,0.923809,-2.23756,foliage</text:p>
            <text:p text:style-name="P67">115,195,9,0,0,3.83333,2.9571,3.94444,1.70511,57.1111,51.3333,70.1111,49.8889,-17.3333,39,-21.6667,70.1111,0.28836,-2.01559,path</text:p>
            <text:p text:style-name="P67">170,189,9,0,0,2.27778,1.32358,2.44444,1.78471,51.1111,45.7778,63.3333,44.2222,-16,36.6667,-20.6667,63.3333,0.301346,-2.00893,path</text:p>
            <text:p text:style-name="P67">96,236,9,0,0,1.72222,3.84074,1.72222,1.12963,13.963,10.7778,12.4444,18.6667,-9.55556,-4.55556,14.1111,18.6667,0.424235,2.32063,grass</text:p>
            <text:p text:style-name="P67">48,79,9,0,0,1.77778,1.85185,1.16667,1.32222,5.40741,1.77778,10.5556,3.88889,-10.8889,15.4444,-4.55556,10.5556,0.842452,-2.3398,foliage</text:p>
            <text:p text:style-name="P67">14,95,9,0,0,1.33333,0.699206,1.11111,0.620633,2.25926,0.666667,3.88889,2.22222,-4.77778,4.88889,-0.111111,3.88889,0.874074,-2.55272,foliage</text:p>
            <text:p text:style-name="P67">58,113,9,0,0,3.44444,1.22323,0.722222,0.389682,20.8519,16.8889,28.4444,17.2222,-11.8889,22.7778,-10.8889,28.4444,0.414807,-2.12569,window</text:p>
            <text:p text:style-name="P67">63,122,9,0,0,0,0,0,0,0.333333,0,1,0,-1,2,-1,1,1,-2.0944,foliage</text:p>
            <text:p text:style-name="P67">21,122,9,0,0,0.444444,0.403687,0.444444,0.403687,0.555556,0,1.22222,0.444444,-1.66667,2,-0.333333,1.22222,0.555556,-2.44456,foliage</text:p>
            <text:p text:style-name="P67">68,109,9,0,0,1.5,3.23333,1.11111,1.8963,1.96296,0.333333,4.77778,0.777778,-4.88889,8.44444,-3.55556,4.77778,0.969136,-2.14653,foliage</text:p>
            <text:p text:style-name="P67">173,186,9,0,0.111111,3.22222,2.1152,5.5,3.50713,53.4444,48.2222,65.8889,46.2222,-15.6667,37.3333,-21.6667,65.8889,0.298302,-1.98825,path</text:p>
            <text:p text:style-name="P67">91,19,9,0,0,1,0.760118,1.44445,0.779364,126.667,115.444,142.444,122.111,-33.6667,47.3333,-13.6667,142.444,0.189527,-2.35283,sky</text:p>
            <text:p text:style-name="P67">160,30,9,0,0,0.222221,0.272165,0.611109,0.611616,111.222,97.6667,129,107,-40.6667,53.3333,-12.6667,129,0.24285,-2.4053,sky</text:p>
            <text:p text:style-name="P67">239,123,9,0,0,0.5,0.077778,0.5,0.166667,1.51852,0,4.22222,0.333333,-4.55556,8.11111,-3.55556,4.22222,1,-2.16409,foliage</text:p>
            <text:p text:style-name="P67">78,62,9,0.111111,0,0.666667,0.399999,1.61111,0.862963,110.037,100.778,126.333,103,-27.7778,48.8889,-21.1111,126.333,0.202279,-2.18542,sky</text:p>
            <text:p text:style-name="P67">168,70,9,0,0,0.833333,0.611112,0.388889,0.107408,55.037,51.5556,64.8889,48.6667,-10.4444,29.5556,-19.1111,64.8889,0.249829,-1.90796,cement</text:p>
            <text:p text:style-name="P67">39,77,9,0.111111,0,1.83333,1.81111,2.38889,0.774074,7.7037,3.22222,13.1111,6.77778,-13.4444,16.2222,-2.77778,13.1111,0.762049,-2.46749,foliage</text:p>
            <text:p text:style-name="P67">11,200,9,0,0,3.16667,3.03132,3.94444,2.48029,53.5556,46.4444,67.3333,46.8889,-21.3333,41.3333,-20,67.3333,0.313032,-2.11673,path</text:p>
            <text:p text:style-name="P67">145,152,9,0,0,0.722222,1.14342,2.77778,1.10889,25.037,19.6667,25.7778,29.6667,-16.1111,2.22222,13.8889,29.6667,0.337989,2.73113,grass</text:p>
            <text:p text:style-name="P67">202,193,9,0,0,1.11111,0.750308,3.38889,2.48924,41.7037,37.8889,50.6667,36.5556,-11.4444,26.8889,-15.4444,50.6667,0.278387,-1.993,path</text:p>
            <text:p text:style-name="P67">146,201,9,0,0,0.611111,0.327731,1.05556,0.800462,10.6667,8.66667,7,16.3333,-6,-11,17,16.3333,0.570851,1.90926,grass</text:p>
            <text:p text:style-name="P67">185,188,9,0,0,1.77778,1.12875,2,1.24722,50.1852,45,62.1111,43.4444,-15.5556,35.7778,-20.2222,62.1111,0.30043,-2.00738,path</text:p>
            <text:p text:style-name="P67">187,134,9,0.111111,0,3,2.04445,1.11111,0.385185,26.7037,20.3333,37.4444,22.3333,-19.1111,32.2222,-13.1111,37.4444,0.457752,-2.21646,window</text:p>
            <text:p text:style-name="P67">247,50,9,0,0,0.444443,0.272166,0.777779,0.344264,121.185,109.222,138.889,115.444,-35.8889,53.1111,-17.2222,138.889,0.213538,-2.31231,sky</text:p>
            <text:p text:style-name="P67">93,127,9,0,0,1.11111,0.834443,1,0.788811,3.81481,1.33333,6.77778,3.33333,-7.44444,8.88889,-1.44444,6.77778,0.827249,-2.47456,foliage</text:p>
            <text:p text:style-name="P67">227,118,9,0,0,0.055556,0.018519,1.05556,0.107407,5.62963,7,6.66667,3.22222,4.11111,3.11111,-7.22222,7.11111,0.545635,-0.960827,brickface</text:p>
            <text:p text:style-name="P67">208,34,9,0,0,1.72222,1.73098,0.444445,0.501848,14.4444,10.7778,21,11.5556,-11,19.6667,-8.66667,21,0.479958,-2.16238,window</text:p>
            <text:p text:style-name="P67">75,122,9,0,0,0.722222,0.240741,0.833333,0.388889,1.59259,0,4.44444,0.333333,-4.77778,8.55556,-3.77778,4.44444,1,-2.1536,foliage</text:p>
            <text:p text:style-name="P67">189,39,9,0,0,1.05555,0.574136,0.777776,0.583728,124.185,113.889,140.333,118.333,-30.8889,48.4444,-<text:soft-page-break/>17.5556,140.333,0.188391,-2.26811,sky</text:p>
            <text:p text:style-name="P67">2,245,9,0,0,1.88889,2.16296,3.16667,3.27778,6.40741,6.22222,6,7,-0.555556,-1.22222,1.77778,7.22222,0.191049,1.75665,grass</text:p>
            <text:p text:style-name="P67">76,64,9,0,0,2.22222,5.4963,2.88889,4.34074,23.6296,21.7778,31.2222,17.8889,-5.55556,22.7778,-17.2222,31.2222,0.424819,-1.75671,brickface</text:p>
            <text:p text:style-name="P67">103,130,9,0,0,0.333333,0,0.277778,0.389682,0.777778,0,2.33333,0,-2.33333,4.66667,-2.33333,2.33333,1,-2.0944,foliage</text:p>
            <text:p text:style-name="P67">43,152,9,0,0,1.94444,1.70741,1.22222,0.82963,1.51852,1,2.88889,0.666667,-1.55556,4.11111,-2.55556,2.88889,0.648677,-1.93324,window</text:p>
            <text:p text:style-name="P67">81,122,9,0,0.111111,7.38889,64.9519,4.83333,42.2556,6.62963,3.33333,11.3333,5.22222,-9.88889,14.1111,-4.22222,11.3333,0.809331,-2.34902,foliage</text:p>
            <text:p text:style-name="P67">54,126,9,0,0,0.666667,0.311111,0.5,0.166667,1.40741,0,3.66667,0.555556,-4.22222,6.77778,-2.55556,3.66667,1,-2.22994,foliage</text:p>
            <text:p text:style-name="P67">129,136,9,0,0,2,1.55556,0.833333,0.122222,6.18518,3.66667,10.6667,4.22222,-7.55556,13.4444,-5.88889,10.6667,0.657744,-2.1753,window</text:p>
            <text:p text:style-name="P67">136,77,9,0.222222,0,1.88889,1.4963,3.05556,5.61852,26.4074,24.5556,34.4444,20.2222,-5.55556,24.1111,-18.5556,34.4444,0.413217,-1.76887,brickface</text:p>
            <text:p text:style-name="P67">98,126,9,0,0,1.05556,0.712325,0.944444,0.490653,2.77778,0.555556,5.22222,2.55556,-6.66667,7.33333,-0.666667,5.22222,0.908995,-2.53651,foliage</text:p>
            <text:p text:style-name="P67">139,115,9,0.111111,0,2.11111,0.958392,0.722221,0.646929,46.7407,42.4444,56.3333,41.4444,-12.8889,28.7778,-15.8889,56.3333,0.264115,-2.02113,cement</text:p>
            <text:p text:style-name="P67">4,208,9,0.111111,0,2.33333,1.76383,2.44444,1.69531,14.7778,12.1111,12.2222,20,-8,-7.66667,15.6667,20,0.429398,2.11262,grass</text:p>
            <text:p text:style-name="P67">196,129,9,0,0,0.833333,0.433333,0.666667,0.177778,6.33333,7.88889,7.33333,3.77778,4.66667,3,-7.66667,8.22222,0.540123,-0.932783,brickface</text:p>
            <text:p text:style-name="P67">69,59,9,0,0,1.27778,0.951851,2.05556,1.48519,23.8519,22.6667,30.8889,18,-3.55556,21.1111,-17.5556,30.8889,0.415301,-1.69933,brickface</text:p>
            <text:p text:style-name="P67">221,154,9,0.111111,0.111111,4.22222,2.74074,1.27778,0.596296,6.48148,4.33333,10.7778,4.33333,-6.44444,12.8889,-6.44444,10.7778,0.6248,-2.08798,window</text:p>
            <text:p text:style-name="P67">144,187,9,0,0,1.94444,2.04849,6.22222,3.51294,56.1481,49.8889,69.6667,48.8889,-18.7778,40.5556,-21.7778,69.6667,0.299951,-2.04388,path</text:p>
            <text:p text:style-name="P67">77,124,9,0,0,0.5,0.122222,0.611111,0.062963,5.11111,6.88889,5.66667,2.77778,5.33333,1.66667,-7,6.88889,0.595899,-0.752669,brickface</text:p>
            <text:p text:style-name="P67">239,143,9,0,0,0.333333,0.044445,0.666667,0.133333,4.51852,6.11111,5.44444,2,4.77778,2.77778,-7.55556,6.11111,0.674074,-0.87829,brickface</text:p>
            <text:p text:style-name="P67">186,98,9,0,0,1.27778,1.18165,5.94444,3.0798,33.963,31,41,29.8889,-8.88889,21.1111,-12.2222,41,0.265698,-1.96031,cement</text:p>
            <text:p text:style-name="P67">107,210,9,0,0,0.944445,0.596296,1.83333,0.655555,15.1111,11.2222,14.2222,19.8889,-11.6667,-2.66667,14.3333,19.8889,0.435769,2.4616,grass</text:p>
            <text:p text:style-name="P67">52,102,9,0,0,0.722222,0.507407,0.833333,0.566667,2.88889,0.666667,6.33333,1.66667,-6.66667,10.3333,-3.66667,6.33333,0.899735,-2.26172,foliage</text:p>
            <text:p text:style-name="P67">140,125,9,0,0,0.277778,0.062963,0.666667,0.311111,6.18518,7.33333,7.66667,3.55556,3.44444,4.44444,-7.88889,7.77778,0.545635,-1.12182,brickface</text:p>
            <text:p text:style-name="P67">22,116,9,0,0,0.388889,0.107407,0.333333,0.133333,5.62963,6.77778,7,3.11111,3.44444,4.11111,-7.55556,7.33333,0.575397,-1.09962,brickface</text:p>
            <text:p text:style-name="P67">103,174,9,0.111111,0,1.44444,1.16746,1.66667,1.26491,23.1852,20.6667,19.8889,29,-7.55556,-9.88889,17.4444,29,0.32797,2.0337,grass</text:p>
            <text:p text:style-name="P67">136,45,9,0,0,1.22222,1.54441,2.05556,1.52631,53.0741,48.1111,63.7778,47.3333,-14.8889,32.1111,-17.2222,63.7778,0.259367,-2.0459,cement</text:p>
            <text:p text:style-name="P67">67,71,9,0,0,1.66667,0.888891,1.5,0.299998,125.963,115.556,140.889,121.444,-31.2222,44.7778,-13.5556,140.889,0.179672,-2.33976,sky</text:p>
            <text:p text:style-name="P67">97,116,9,0,0,0.722222,0.196296,0.555555,0.207407,6.62963,7.55556,8.44444,3.88889,2.77778,5.44444,-8.22222,8.55556,0.546517,-1.23395,brickface</text:p>
            <text:p text:style-name="P67">177,130,9,0,0,0.055556,0.136083,0.222222,0.272166,1.18519,0.666667,2.88889,0,-1.55556,5.11111,-3.55556,2.88889,1,-1.86115,window</text:p>
            <text:p text:style-name="P67">87,146,9,0,0,0.944444,0.611616,5.11111,4.71247,43.1481,36.8889,55.8889,36.6667,-18.7778,38.2222,-19.4444,55.8889,0.347454,-2.08184,cement</text:p>
            <text:p text:style-name="P67">33,142,9,0,0,1.88889,1.37706,0.888889,1.40897,3.85185,1.66667,7.22222,2.66667,-6.55556,10.1111,-3.55556,7.22222,0.81358,-2.2806,foliage</text:p>
            <text:p text:style-name="P67">105,62,9,0,0,0.833335,0.166666,1.16667,0.833334,126.481,117.556,140.333,121.556,-26.7778,41.5556,-14.7778,140.333,0.162225,-2.27543,sky</text:p>
            <text:p text:style-name="P67">65,143,9,0,0,0.333333,0.133333,0.444445,0.074074,5.03704,6.55556,5.88889,2.66667,4.55556,2.55556,-7.11111,6.66667,0.595238,-0.907416,brickface</text:p>
            <text:p text:style-name="P67">155,140,9,0,0,0.444444,0.118519,0.666667,0.088889,5,6.55556,5.55556,2.88889,4.66667,1.66667,-6.33333,6.66667,0.564153,-0.783647,brickface</text:p>
            <text:p text:style-name="P67">49,148,9,0,0,0.777778,0.251851,6.66667,33.4222,15.963,12,16.8889,19,-11.8889,2.77778,9.11111,19.4444,0.403708,2.91248,grass</text:p>
            <text:p text:style-name="P67">121,55,9,0,0,1.5,2.87777,1.44445,1.18518,103.074,90,124.111,95.1111,-39.2222,63.1111,-23.8889,124.111,0.274795,-2.25101,sky</text:p>
            <text:p text:style-name="P67">172,60,9,0,0,0.833333,0.388886,1.05556,0.329627,123.667,114,138.333,118.667,-29,44,-15,138.333,0.175844,-2.29339,sky</text:p>
            <text:p text:style-name="P67">14,66,9,0,0,1.55556,1.00741,1.5,1.01111,18.6667,18.5556,24,13.4444,-0.333333,16,-15.6667,24,0.437855,-1.56925,brickface</text:p>
            <text:p text:style-name="P67">143,34,9,0,0,1.05555,0.928956,1.38889,0.879814,125.481,113.667,142,120.778,-35.4444,49.5556,-<text:soft-page-break/>14.1111,142,0.199516,-2.35727,sky</text:p>
            <text:p text:style-name="P67">39,124,9,0,0.111111,5.33333,4.77494,6.5,4.54484,7.59259,4.11111,12.8889,5.77778,-10.4444,15.8889,-5.44444,12.8889,0.772152,-2.26575,foliage</text:p>
            <text:p text:style-name="P67">52,102,9,0,0,0.722222,0.507407,0.833333,0.566667,2.88889,0.666667,6.33333,1.66667,-6.66667,10.3333,-3.66667,6.33333,0.899735,-2.26172,foliage</text:p>
            <text:p text:style-name="P67">195,161,9,0,0,2.11111,1.80741,10.5,91.3222,41.4815,36,51.1111,37.3333,-16.4444,28.8889,-12.4444,51.2222,0.294706,-2.31651,path</text:p>
            <text:p text:style-name="P67">177,129,9,0,0,0.444444,0.251852,1.11111,0.296296,6.40741,8,7.44444,3.77778,4.77778,3.11111,-7.88889,8.22222,0.541887,-0.912766,brickface</text:p>
            <text:p text:style-name="P67">76,81,9,0.111111,0,1.88889,1.67407,1.33333,2.4,22.7037,22.3333,28.7778,17,-1.11111,18.2222,-17.1111,28.7778,0.409201,-1.60679,brickface</text:p>
            <text:p text:style-name="P67">37,78,9,0,0,1,0.177777,2.55556,2.87407,43.8148,41.1111,51.8889,38.4444,-8.11111,24.2222,-16.1111,51.8889,0.258916,-1.88607,cement</text:p>
            <text:p text:style-name="P67">59,135,9,0,0,0.166667,0.182574,0.055556,0.136083,0.481482,0,1.44444,0,-1.44444,2.88889,-1.44444,1.44444,1,-2.0944,window</text:p>
            <text:p text:style-name="P67">72,235,9,0.111111,0,2.83333,1.74801,5.27778,3.137,15.0741,12,15,18.2222,-9.22222,-0.222222,9.44444,18.2222,0.347481,2.58602,grass</text:p>
            <text:p text:style-name="P67">142,111,9,0,0,1.11111,0.45542,0.555555,0.344265,28.7407,24.5556,35.8889,25.7778,-12.5556,21.4444,-8.88889,35.8889,0.315484,-2.20267,window</text:p>
            <text:p text:style-name="P67">133,182,9,0,0,2.5,5.45555,8.66667,71.2445,29.7778,27.2222,35.4444,26.6667,-7.66667,17,-9.33333,35.8889,0.256078,-2.21774,path</text:p>
            <text:p text:style-name="P67">156,86,9,0,0,2.27778,0.389682,0.277778,0.250924,20.4444,15.8889,28.5556,16.8889,-13.6667,24.3333,-10.6667,28.5556,0.444698,-2.17828,window</text:p>
            <text:p text:style-name="P67">214,108,9,0,0,0.666667,0.365148,0.666667,0.298143,16.9259,13.5556,23.4444,13.7778,-10.1111,19.5556,-9.44444,23.4444,0.421675,-2.11765,window</text:p>
            <text:p text:style-name="P67">6,154,9,0,0,0.111111,0.02963,0.111111,0.02963,0.074074,0,0.222222,0,-0.222222,0.444444,-0.222222,0.222222,0.222222,-2.0944,window</text:p>
            <text:p text:style-name="P67">110,189,9,0,0,1,0.666667,1.22222,1.18634,12.9259,10.8889,9.22222,18.6667,-6.11111,-11.1111,17.2222,18.6667,0.508139,1.91086,grass</text:p>
            <text:p text:style-name="P67">25,18,9,0,0,0.666665,0.088889,0.555553,0.385184,114.148,102.444,132.333,107.667,-35.1111,54.5556,-19.4444,132.333,0.225725,-2.27845,sky</text:p>
            <text:p text:style-name="P67">128,144,9,0,0,0,0,0,0,0,0,0,0,0,0,0,0,0,0,window</text:p>
            <text:p text:style-name="P67">33,117,9,0,0,0.277778,0.018519,0.111111,0.02963,1.07407,0,3.11111,0.111111,-3.22222,6.11111,-2.88889,3.11111,1,-2.13264,foliage</text:p>
            <text:p text:style-name="P67">233,154,9,0,0,3.72222,11.6185,0.666666,0.577778,33,25.1111,46.5556,27.3333,-23.6667,40.6667,-17,46.5556,0.458785,-2.20265,cement</text:p>
            <text:p text:style-name="P67">4,96,9,0,0,2.22222,2.96296,1.55556,2.25185,3.55556,0.888889,7.77778,2,-8,12.6667,-4.66667,7.77778,0.910065,-2.24448,foliage</text:p>
            <text:p text:style-name="P67">146,238,9,0,0,2.05556,0.596297,2.66667,1.86667,17.7778,15,16.5556,21.7778,-8.33333,-3.66667,12,21.7778,0.315256,2.33747,grass</text:p>
            <text:p text:style-name="P67">67,71,9,0,0,1.66667,0.888891,1.5,0.299998,125.963,115.556,140.889,121.444,-31.2222,44.7778,-13.5556,140.889,0.179672,-2.33976,sky</text:p>
            <text:p text:style-name="P67">224,190,9,0,0,2.88889,2.13611,3,1.84992,47.4815,42.4444,58.6667,41.3333,-15.1111,33.5556,-18.4444,58.6667,0.295621,-2.02594,path</text:p>
            <text:p text:style-name="P67">115,156,9,0,0,0.388889,0.389682,1.05556,0.64693,24.2593,17.2222,26,29.5556,-21.1111,5.22222,15.8889,29.5556,0.417328,2.84342,grass</text:p>
            <text:p text:style-name="P67">174,77,9,0,0,1,0.311108,1.27778,1.35184,135.926,128.556,147.333,131.889,-22.1111,34.2222,-12.1111,147.333,0.127385,-2.27715,sky</text:p>
            <text:p text:style-name="P67">59,111,9,0,0,0.277778,0.151852,0.5,0.122222,5.44444,6.44444,7,2.88889,3,4.66667,-7.66667,7.22222,0.60119,-1.18139,brickface</text:p>
            <text:p text:style-name="P67">82,51,9,0,0,0.611111,0.443051,0.611111,0.742867,123.185,111.778,138.889,118.889,-34.2222,47.1111,-12.8889,138.889,0.1952,-2.3685,sky</text:p>
            <text:p text:style-name="P67">39,137,9,0,0,0.222222,0.02963,0.277778,0.107407,1.37037,0,4.11111,0,-4.11111,8.22222,-4.11111,4.11111,1,-2.0944,window</text:p>
            <text:p text:style-name="P67">159,105,9,0,0,0.555556,0.501849,4,1.82574,26.7407,22.5556,34,23.6667,-12.5556,21.7778,-9.22222,34,0.337494,-2.19241,window</text:p>
            <text:p text:style-name="P67">189,68,9,0,0,1.11111,0.58373,1.05556,0.534027,6.88889,5.66667,10.3333,4.66667,-3.66667,10.3333,-6.66667,10.3333,0.534151,-1.78025,window</text:p>
            <text:p text:style-name="P67">152,18,9,0,0,0.777777,0.455422,0.555557,0.272164,112.111,97.2222,130.444,108.667,-44.6667,55,-10.3333,130.444,0.254668,-2.45498,sky</text:p>
            <text:p text:style-name="P67">249,200,9,0,0,2.55555,2.62185,2.5,1.20646,45.2963,40.6667,55.7778,39.4444,-13.8889,31.4444,-17.5556,55.7778,0.292784,-2.01665,path</text:p>
            <text:p text:style-name="P67">93,29,9,0,0,1.22222,1.22964,1.38889,1.57408,128.481,119,142.778,123.667,-28.4444,42.8889,-14.4444,142.778,0.166484,-2.29776,sky</text:p>
            <text:p text:style-name="P67">190,96,9,0,0,0.388889,0.196297,0.944445,0.418519,90.8148,76,115.667,80.7778,-44.4444,74.5556,-30.1111,115.667,0.342938,-2.21998,sky</text:p>
            <text:p text:style-name="P67">6,90,9,0,0,1.94444,0.596296,1.33333,1.82222,18.1111,18.7778,22.1111,13.4444,2,12,-14,22.1111,0.38846,-1.42588,brickface</text:p>
            <text:p text:style-name="P67">176,233,9,0.111111,0,1.44444,1.14827,2.61111,1.90224,12.4815,10.3333,8.33333,18.7778,-6.44444,-12.4444,18.8889,18.7778,0.554881,1.90369,grass</text:p>
            <text:p text:style-name="P67">226,84,9,0,0,3.05556,3.97407,1.77778,2.6963,4.55556,1.55556,9,3.11111,-9,13.3333,-4.33333,9,0.847729,-2.30573,foliage</text:p>
            <text:p text:style-name="P67">131,15,9,0.111111,0,0.888891,1.05185,1.88889,2.16297,130.148,119.667,145.333,125.444,-31.4444,45.5556,-14.1111,145.333,0.176494,-2.32497,sky</text:p>
            <text:p text:style-name="P67"><text:soft-page-break/>168,40,9,0,0,0,0,0,0,0,0,0,0,0,0,0,0,0,0,window</text:p>
            <text:p text:style-name="P67">249,87,9,0,0,14.3889,327.263,13.3889,62.0185,31.7037,28.2222,39.4444,27.4444,-10.4444,23.2222,-12.7778,39.4444,0.312482,-2.01338,cement</text:p>
            <text:p text:style-name="P67">78,100,9,0,0,1.55556,8.2963,2.55556,8.82963,4.59259,1.44444,9.44444,2.88889,-9.44444,14.5556,-5.11111,9.44444,0.876332,-2.28054,foliage</text:p>
            <text:p text:style-name="P67">209,191,9,0,0.111111,3.05556,2.30378,5.72222,6.07149,48.2222,43.8889,58.6667,42.1111,-13,31.3333,-18.3333,58.6667,0.279764,-1.9649,path</text:p>
            <text:p text:style-name="P67">78,107,9,0,0,0.833333,0.655556,1.61111,1.92963,17.1852,18.3333,20.6667,12.5556,3.44444,10.4444,-13.8889,20.7778,0.395253,-1.3125,brickface</text:p>
            <text:p text:style-name="P67">19,133,9,0,0,0,0,0,0,0,0,0,0,0,0,0,0,0,0,foliage</text:p>
            <text:p text:style-name="P67">183,91,9,0,0,2.66667,0.894427,0.5,0.547722,14.4444,11,21,11.3333,-10.3333,19.6667,-9.33333,21,0.476783,-2.12846,window</text:p>
            <text:p text:style-name="P67">117,137,9,0,0,0.277778,0.389682,0.388889,0.250924,0.777778,0,2.22222,0.111111,-2.33333,4.33333,-2,2.22222,1,-2.12325,foliage</text:p>
            <text:p text:style-name="P67">162,94,9,0,0,9.61111,39.2629,0.555556,0.251852,15.3704,10.6667,23.7778,11.6667,-14.1111,25.2222,-11.1111,23.7778,0.599594,-2.14276,window</text:p>
            <text:p text:style-name="P67">223,161,9,0,0,1.38889,3.04074,9,31.0222,42.037,36,52.2222,37.8889,-18.1111,30.5556,-12.4444,52.2222,0.308416,-2.28229,path</text:p>
            <text:p text:style-name="P67">62,144,9,0,0,0.277778,0.062963,0.722222,0.32963,4.81482,6,5.77778,2.66667,3.55556,2.88889,-6.44444,6.22222,0.574603,-0.969119,brickface</text:p>
            <text:p text:style-name="P67">195,99,9,0,0,3.05556,4.46296,2.77778,4.65185,6.74074,3.44444,11.5556,5.22222,-9.88889,14.4444,-4.55556,11.5556,0.711898,-2.31888,foliage</text:p>
            <text:p text:style-name="P67">242,183,9,0,0,1.5,0.936898,2.16667,1.79815,15.3704,12.6667,12.4444,21,-8.11111,-8.77778,16.8889,21,0.420244,2.07587,grass</text:p>
            <text:p text:style-name="P67">21,232,9,0,0,2.38889,2.68519,2.27778,2.37407,13.5556,11.3333,12.3333,17,-6.66667,-3.66667,10.3333,17,0.327918,2.28315,grass</text:p>
            <text:p text:style-name="P67">41,101,9,0,0,1.72222,0.928957,2.05555,1.55516,64.3704,56.8889,79.4444,56.7778,-22.4444,45.2222,-22.7778,79.4444,0.289362,-2.08957,cement</text:p>
            <text:p text:style-name="P67">170,159,9,0.111111,0,2.27778,1.42075,1.61111,1.18165,20.5185,20.3333,22.3333,18.8889,-0.555556,5.44444,-4.88889,22.3333,0.15128,-1.59668,cement</text:p>
            <text:p text:style-name="P67">177,181,9,0,0,4.27778,1.73098,2.55556,1.48573,60.6296,53.6667,75.6667,52.5556,-20.8889,45.1111,-24.2222,75.6667,0.306993,-2.04456,path</text:p>
            <text:p text:style-name="P67">92,62,9,0,0,1.88889,1.31092,1.88889,0.720082,123.481,112.333,139.333,118.778,-33.4444,47.5556,-14.1111,139.333,0.193691,-2.3434,sky</text:p>
            <text:p text:style-name="P67">189,68,9,0,0,1.66667,1.61933,1.11111,1.3444,38.5926,38.3333,42.3333,35.1111,-0.777778,11.2222,-10.4444,42.3333,0.170449,-1.62485,cement</text:p>
            <text:p text:style-name="P67">96,115,9,0,0,0.388889,0.151852,0.333333,0.177778,6.77778,7.77778,8.55556,4,3,5.33333,-8.33333,8.66667,0.53858,-1.21036,brickface</text:p>
            <text:p text:style-name="P67">166,36,9,0,0,0,0,0,0,0,0,0,0,0,0,0,0,0,0,window</text:p>
            <text:p text:style-name="P67">161,136,9,0,0,0.611111,0.196296,0.444444,0.074074,5.62963,7.11111,6.44444,3.33333,4.44444,2.44444,-6.88889,7.22222,0.535714,-0.896533,brickface</text:p>
            <text:p text:style-name="P67">212,68,9,0.111111,0,2.88889,2.08344,1.83333,0.936897,37.963,37.5556,41.6667,34.6667,-1.22222,11.1111,-9.88889,41.6667,0.167908,-1.65964,cement</text:p>
            <text:p text:style-name="P67">169,104,9,0,0,1.55556,1.77221,5.61111,2.25503,18.5185,16,23.3333,16.2222,-7.55556,14.4444,-6.88889,23.3333,0.314713,-2.11392,window</text:p>
            <text:p text:style-name="P67">215,193,9,0,0,2,0.516399,4.83333,1.29529,45.2222,40.8889,55.3333,39.4444,-13,30.3333,-17.3333,55.3333,0.289242,-2.00012,path</text:p>
            <text:p text:style-name="P67">206,61,9,0,0,0.555555,0.403687,0.5,0.459468,7.07407,4.66667,12.2222,4.33333,-7.22222,15.4444,-8.22222,12.2222,0.645891,-2.04872,window</text:p>
            <text:p text:style-name="P67">188,133,9,0,0,0.333333,0.266667,0.5,0.077778,6.66667,8.33333,7.77778,3.88889,5,3.33333,-8.33333,8.44444,0.53858,-0.924817,brickface</text:p>
            <text:p text:style-name="P67">234,164,9,0,0,0.5,0.211111,3,8.04445,13.6667,11.6667,15,14.3333,-6,4,2,16.8889,0.29915,2.87512,grass</text:p>
            <text:p text:style-name="P67">156,181,9,0,0,0.5,0.349603,1.5,0.505525,11.6667,9,9.77778,16.2222,-8,-5.66667,13.6667,16.2222,0.445979,2.20664,grass</text:p>
            <text:p text:style-name="P67">196,182,9,0,0,1.16667,0.433332,0.611111,0.374074,19.8889,16.8889,18.1111,24.6667,-9,-5.33333,14.3333,24.6667,0.314897,2.27169,grass</text:p>
            <text:p text:style-name="P67">101,121,9,0.111111,0,0.666667,0.843274,1.5,0.888194,3.40741,1.11111,6,3.11111,-6.88889,7.77778,-0.888889,6,0.843518,-2.51916,foliage</text:p>
            <text:p text:style-name="P67">58,122,9,0,0,2.05556,2.21527,6.11111,3.01601,34.1852,29.2222,44.3333,29,-14.8889,30.4444,-15.5556,44.3333,0.349652,-2.07484,cement</text:p>
            <text:p text:style-name="P67">49,95,9,0,0,1.66667,5.91111,3,3.28889,5.18518,2.22222,9.44444,3.88889,-8.88889,12.7778,-3.88889,9.44444,0.794108,-2.32646,foliage</text:p>
            <text:p text:style-name="P67">206,26,9,0,0,1.22222,1.49629,1.88889,1.40741,137.037,131.444,146.778,132.889,-16.7778,29.2222,-12.4444,146.778,0.105128,-2.18257,sky</text:p>
            <text:p text:style-name="P67">181,162,9,0,0,2.66667,7.15555,13.3889,9.66294,42.1852,36.4444,51.3333,38.7778,-17.2222,27.4444,-10.2222,51.3333,0.285523,-2.32748,path</text:p>
            <text:p text:style-name="P67">54,126,9,0.111111,0,2.77778,2.69705,3.38889,2.27466,23.2963,21,28.8889,20,-6.88889,16.7778,-9.88889,28.8889,0.305785,-1.96874,cement</text:p>
            <text:p text:style-name="P67">152,83,9,0,0,4.44444,1.32777,0.944444,0.680414,26.5185,23.3333,33.2222,23,-9.55556,20.1111,-10.5556,33.2222,0.307415,-2.06324,cement</text:p>
            <text:p text:style-name="P67">99,107,9,0.111111,0,1.55556,2.02963,3.33333,2.26666,18.6296,19.4444,23,13.4444,2.44444,13.1111,-15.5556,23.1111,0.413785,-1.37037,brickface</text:p>
            <text:p text:style-name="P67">137,182,9,0,0,1.83333,3.85556,3.61111,9.21852,34.9259,31.4444,42.8889,30.4444,-10.4444,23.8889,-13.4444,42.8889,0.285756,-2.00112,path</text:p>
            <text:p text:style-name="P67"><text:soft-page-break/>170,36,9,0,0,1.11111,0.340743,1.83333,1.45556,103.037,89.5556,125.222,94.3333,-40.4444,66.5556,-26.1111,125.222,0.284654,-2.23235,sky</text:p>
            <text:p text:style-name="P67">80,40,9,0,0,0.611111,0.574132,0.722223,0.772203,110.704,96.2222,129,106.889,-43.4444,54.8889,-11.4444,129,0.254051,-2.43469,sky</text:p>
            <text:p text:style-name="P67">181,27,9,0,0,0.722221,0.462964,0.5,0.255555,138.074,132.556,146.556,135.111,-16.5556,25.4444,-8.88889,146.556,0.096263,-2.26453,sky</text:p>
            <text:p text:style-name="P67">186,90,9,0,0,4.44444,1.45551,0.666667,0.471405,10.037,7.55556,15,7.55556,-7.44444,14.8889,-7.44444,15,0.533928,-2.06703,window</text:p>
            <text:p text:style-name="P67">184,145,9,0,0,0.722222,0.611616,0.222222,0.272166,0.555556,0.333333,1.22222,0.111111,-0.666667,2,-1.33333,1.22222,0.527778,-1.92094,window</text:p>
            <text:p text:style-name="P67">77,177,9,0,0,1.33333,1.33333,2.16667,1.97484,48.4074,44.2222,59.3333,41.6667,-12.5556,32.7778,-20.2222,59.3333,0.297431,-1.94042,path</text:p>
            <text:p text:style-name="P67">230,117,9,0,0,3.27778,0.928958,1.44444,0.860663,39.037,33.5556,49.7778,33.7778,-16.4444,32.2222,-15.7778,49.7778,0.335026,-2.10623,cement</text:p>
            <text:p text:style-name="P67">147,182,9,0,0,2.27778,1.70511,2.94444,1.59745,43.5926,40.3333,52.5556,37.8889,-9.77778,26.8889,-17.1111,52.5556,0.278669,-1.91917,path</text:p>
            <text:p text:style-name="P67">35,62,9,0,0,0.777779,0.518519,1.22222,1.05185,21.2222,20.7778,27.2222,15.6667,-1.33333,18,-16.6667,27.2222,0.423121,-1.6204,brickface</text:p>
            <text:p text:style-name="P67">56,140,9,0,0,0.944444,0.462963,0.277778,0.062963,5.55556,3.66667,9.44444,3.55556,-5.66667,11.6667,-6,9.44444,0.639254,-2.07227,window</text:p>
            <text:p text:style-name="P67">197,161,9,0,0,2,5.55555,11.5,99.6333,42.3704,36.8889,51.6667,38.5556,-16.4444,27.8889,-11.4444,51.7778,0.27504,-2.39557,path</text:p>
            <text:p text:style-name="P67">207,115,9,0,0,1.05556,0.32963,0.166667,0.033333,1.22222,0.444444,2.88889,0.333333,-2.33333,5,-2.66667,2.88889,0.933333,-2.06554,window</text:p>
            <text:p text:style-name="P67">21,216,9,0.111111,0,3.83333,0.699998,0.833333,0.477778,16.5556,13.1111,14,22.5556,-10.3333,-7.66667,18,22.5556,0.426777,2.20931,grass</text:p>
            <text:p text:style-name="P67">3,106,9,0,0,0.222222,0.172133,0.111111,0.172133,0.555556,0,1.66667,0,-1.66667,3.33333,-1.66667,1.66667,1,-2.0944,foliage</text:p>
            <text:p text:style-name="P67">219,134,9,0,0,0.277778,0.107407,0.666667,0.444444,4.74074,6.44444,5.22222,2.55556,5.11111,1.44444,-6.55556,6.44444,0.603704,-0.730465,brickface</text:p>
            <text:p text:style-name="P67">105,69,9,0,0,2.5,1.53116,1.83333,1.47196,59.5556,53.4444,73.2222,52,-18.3333,41,-22.6667,73.2222,0.289653,-2.02286,cement</text:p>
            <text:p text:style-name="P67">39,246,9,0.111111,0,2.27778,3.26296,1.83333,2.43333,15.3704,12.5556,13.1111,20.4444,-8.44444,-6.77778,15.2222,20.4444,0.393839,2.17054,grass</text:p>
            <text:p text:style-name="P67">78,201,9,0,0,2.83333,2.65623,5,4.07158,56.4444,51.4444,68.6667,49.2222,-15,36.6667,-21.6667,68.6667,0.28043,-1.96946,path</text:p>
            <text:p text:style-name="P67">225,222,9,0.111111,0,1.5,0.477778,1.77778,1.71852,14,10.7778,13.6667,17.5556,-9.66667,-1,10.6667,17.5556,0.385727,2.55731,grass</text:p>
            <text:p text:style-name="P67">57,119,9,0,0,2.27778,2.02667,1.77778,1.72133,20.5926,12.2222,33.6667,15.8889,-25.1111,39.2222,-14.1111,33.6667,0.635624,-2.26815,foliage</text:p>
            <text:p text:style-name="P67">75,107,9,0.111111,0,1.16667,0.344445,1.77778,1.54074,16.7037,18.7778,19.4444,11.8889,6.22222,8.22222,-14.4444,19.7778,0.399311,-1.13197,brickface</text:p>
            <text:p text:style-name="P67">6,217,9,0,0,2.11111,5.0963,3.94444,12.5074,14.5556,11.4444,13.3333,18.8889,-9.33333,-3.66667,13,18.8889,0.39534,2.36387,grass</text:p>
            <text:p text:style-name="P67">14,134,9,0,0,0.388889,0.062963,0.388889,0.062963,5.2963,6.77778,6.22222,2.88889,4.44444,2.77778,-7.22222,7,0.587302,-0.912631,brickface</text:p>
            <text:p text:style-name="P67">19,90,9,0,0,1.38889,1.88519,1.11111,2.11852,3.40741,0.888889,7.88889,1.44444,-7.55556,13.4444,-5.88889,7.88889,0.904321,-2.16608,foliage</text:p>
            <text:p text:style-name="P67">239,93,9,0,0,3.44444,13.4963,1.05556,0.862962,14.4074,9.88889,22.8889,10.4444,-13.5556,25.4444,-11.8889,22.8889,0.577002,-2.13749,window</text:p>
            <text:p text:style-name="P67">191,119,9,0,0,1.11111,1.29386,0.944446,0.772202,39.8519,36.2222,48.2222,35.1111,-10.8889,25.1111,-14.2222,48.2222,0.271717,-2.006,cement</text:p>
            <text:p text:style-name="P67">238,86,9,0,0,0.444444,0.02963,0.333333,0.044444,12,7.55556,20.4444,8,-13.3333,25.3333,-12,20.4444,0.629503,-2.12836,window</text:p>
            <text:p text:style-name="P67">58,111,9,0,0,3.22222,3.45185,2.05556,0.951851,19.3333,15.5556,26.2222,16.2222,-11.3333,20.6667,-9.33333,26.2222,0.409226,-2.15372,window</text:p>
            <text:p text:style-name="P67">68,103,9,0,0,0.666667,0.577778,1.11111,0.962963,2.14815,0.111111,5.66667,0.666667,-6.11111,10.5556,-4.44444,5.66667,0.987654,-2.18547,foliage</text:p>
            <text:p text:style-name="P67">37,196,9,0,0,1.27778,0.998146,1.33333,0.816497,13.3704,11.5556,10.4444,18.1111,-5.44444,-8.77778,14.2222,18.1111,0.430243,1.95677,grass</text:p>
            <text:p text:style-name="P67">116,192,9,0.111111,0,6.05556,2.82384,4.33333,3.06232,57.0741,50.3333,72.1111,48.7778,-20.2222,45.1111,-24.8889,72.1111,0.324017,-2.02475,path</text:p>
            <text:p text:style-name="P67">85,124,9,0,0,1.22222,0.934919,2.38889,1.67884,14.6667,7.55556,24.1111,12.3333,-21.3333,28.3333,-7,24.1111,0.691123,-2.39668,foliage</text:p>
            <text:p text:style-name="P67">237,135,9,0,0,0.555556,0.207407,0.666667,0.355555,4.14815,5.66667,4.77778,2,4.55556,1.88889,-6.44444,5.66667,0.647222,-0.807848,brickface</text:p>
            <text:p text:style-name="P67">40,95,9,0,0.111111,1.27778,1.57407,1.61111,1.21852,4.62963,1,9.22222,3.66667,-10.8889,13.7778,-2.88889,9.22222,0.907099,-2.42945,foliage</text:p>
            <text:p text:style-name="P67">10,196,9,0,0,1.22222,1.04704,1,0.843274,15.3333,14.1111,11.4444,20.4444,-3.66667,-11.6667,15.3333,20.4444,0.44058,1.78917,grass</text:p>
            <text:p text:style-name="P67">215,219,9,0,0,2.55556,2.23772,3.22222,2.49147,13.2222,10.3333,10.2222,19.1111,-8.66667,-9,17.6667,19.1111,0.494595,2.0861,grass</text:p>
            <text:p text:style-name="P67">233,124,9,0.111111,0,2.11111,1.50062,2.05556,0.490655,40.9259,35.7778,51.4444,35.5556,-15.4444,31.5556,-16.1111,51.4444,0.317097,-2.07697,cement</text:p>
            <text:p text:style-name="P67"><text:soft-page-break/>123,104,9,0,0,2.27778,2.10741,4,2,21.9259,20.5556,28.6667,16.5556,-4.11111,20.2222,-16.1111,28.6667,0.421395,-1.72879,brickface</text:p>
            <text:p text:style-name="P67">71,180,9,0.111111,0,1.22222,0.562963,3,1.86666,22.3333,18.3333,21.4444,27.2222,-12,-2.66667,14.6667,27.2222,0.327383,2.45383,grass</text:p>
            <text:p text:style-name="P67">34,242,9,0,0,1.61111,1.63865,2.44444,1.10889,14.8148,11.3333,15.6667,17.4444,-10.4444,2.55556,7.88889,17.4444,0.353161,2.83561,grass</text:p>
            <text:p text:style-name="P67">45,121,9,0,0,2.05556,1.25462,6.61111,2.67844,54.963,47.7778,68.6667,48.4444,-21.5556,41.1111,-19.5556,68.6667,0.307193,-2.12694,cement</text:p>
            <text:p text:style-name="P67">12,56,9,0.222222,0,1.22222,0.207407,1.33333,1.02222,19.8519,19.4444,25.4444,14.6667,-1.22222,16.7778,-15.5556,25.4444,0.422689,-1.62221,brickface</text:p>
            <text:p text:style-name="P67">184,15,9,0,0,0.444445,0.25185,0.777774,0.118519,140.778,134.333,150.111,137.889,-19.3333,28,-8.66667,150.111,0.105074,-2.32847,sky</text:p>
            <text:p text:style-name="P67">1,81,9,0,0,12.1667,267.456,9.22222,205.363,21.3333,14,30.5556,19.4444,-22,27.6667,-5.66667,30.5556,0.595282,-2.43841,foliage</text:p>
            <text:p text:style-name="P67">16,82,9,0,0,4.33333,41.2889,6.22222,66.6518,8.48148,4.33333,14.5556,6.55556,-12.4444,18.2222,-5.77778,14.5556,0.742819,-2.32063,foliage</text:p>
            <text:p text:style-name="P67">114,145,9,0.111111,0,2.16667,1.31233,0.999999,0.699206,61.1111,52.4444,76.7778,54.1111,-26,47,-21,76.7778,0.31714,-2.16615,cement</text:p>
            <text:p text:style-name="P67">151,143,9,0,0,0.388889,0.062963,0.5,0.033333,5.66667,7.55556,6.44444,3,5.66667,2.33333,-8,7.55556,0.60119,-0.796918,brickface</text:p>
            <text:p text:style-name="P67">69,136,9,0,0,3.11111,2.81003,2.77778,3.16696,19.4444,16.8889,25.7778,15.6667,-7.66667,19,-11.3333,26.6667,0.425293,-1.61572,foliage</text:p>
            <text:p text:style-name="P67">196,129,9,0,0,0.833333,0.433333,0.666667,0.177778,6.33333,7.88889,7.33333,3.77778,4.66667,3,-7.66667,8.22222,0.540123,-0.932783,brickface</text:p>
            <text:p text:style-name="P67">214,161,9,0,0,3.72222,0.729634,11.5,18.9222,40.4444,35.3333,49.6667,36.3333,-15.3333,27.6667,-12.3333,49.6667,0.298056,-2.19894,path</text:p>
            <text:p text:style-name="P67">116,35,9,0,0,0.833333,0.781735,0.888888,0.544333,125.185,113.778,141.333,120.444,-34.2222,48.4444,-14.2222,141.333,0.194853,-2.34664,sky</text:p>
            <text:p text:style-name="P67">75,67,9,0,0,1.44444,1.00741,1.83333,1.54445,22.2593,22.5556,27.8889,16.3333,0.888889,16.8889,-17.7778,27.8889,0.414836,-1.52477,brickface</text:p>
            <text:p text:style-name="P67">244,194,9,0,0,1.72222,1.14342,2.27778,2.03761,49.7407,44.4444,61.6667,43.1111,-15.8889,35.7778,-19.8889,61.6667,0.300853,-2.02184,path</text:p>
            <text:p text:style-name="P67">189,141,9,0,0,0,0,0,0,0,0,0,0,0,0,0,0,0,0,window</text:p>
            <text:p text:style-name="P67">105,193,9,0,0,3.22222,1.90516,2.88889,2.17733,60.1111,53.1111,75.1111,52.1111,-21,45,-24,75.1111,0.308465,-2.04777,path</text:p>
            <text:p text:style-name="P67">40,57,9,0,0,1.16667,0.722651,1.38889,0.800464,123.556,112.222,139,119.444,-34,46.3333,-12.3333,139,0.192488,-2.37605,sky</text:p>
            <text:p text:style-name="P67">37,167,9,0,0,0.888889,0.562963,7.55556,4.60741,14.0741,11.6667,16.7778,13.7778,-7.22222,8.11111,-0.888889,17.6667,0.314507,-3.01508,grass</text:p>
            <text:p text:style-name="P67">54,133,9,0,0,1.55556,1.00741,0.5,0.344444,5.37037,3.66667,9,3.44444,-5.11111,10.8889,-5.77778,9,0.630471,-2.048,window</text:p>
            <text:p text:style-name="P67">77,135,9,0,0,2.94444,1.97109,1.77778,0.958394,47.3704,41,60.6667,40.4444,-19.1111,39.8889,-20.7778,60.6667,0.33466,-2.06346,cement</text:p>
            <text:p text:style-name="P67">102,73,9,0,0,0.388889,0.062964,1.61111,1.21852,125.519,115.444,140.556,120.556,-30.2222,45.1111,-14.8889,140.556,0.178636,-2.3074,sky</text:p>
            <text:p text:style-name="P67">10,207,9,0,0,2.61111,1.30668,3.11111,3.00863,52.1111,46,64.8889,45.4444,-18.3333,38.3333,-20,64.8889,0.299285,-2.06335,path</text:p>
            <text:p text:style-name="P67">45,89,9,0,0,0.777778,0.340741,0.777778,0.474074,2.2963,0.111111,6.44444,0.333333,-6.55556,12.4444,-5.88889,6.44444,0.986111,-2.1239,foliage</text:p>
            <text:p text:style-name="P67">137,141,9,0,0,0.055556,0.136083,0.055556,0.136083,0.037037,0,0.111111,0,-0.111111,0.222222,-0.111111,0.111111,0.111111,-2.0944,window</text:p>
            <text:p text:style-name="P67">42,138,9,0,0,0.444445,1.18519,0.444444,1.18519,0.296296,0.111111,0.666667,0.111111,-0.555556,1.11111,-0.555556,0.666667,0.092593,-2.0944,foliage</text:p>
            <text:p text:style-name="P67">169,186,9,0,0.222222,2.33333,1.65999,5.5,2.51882,49.4444,44.6667,61.1111,42.5556,-14.3333,35,-20.6667,61.1111,0.303448,-1.97439,path</text:p>
            <text:p text:style-name="P67">80,83,9,0.111111,0,1.66667,1.77778,1.5,0.566666,49.4444,45.6667,58.6667,44,-11.3333,27.6667,-16.3333,58.6667,0.249679,-1.97362,cement</text:p>
            <text:p text:style-name="P67">198,127,9,0,0,2.44444,4.38519,8.55556,59.5408,40.7407,38,48.2222,36,-8.22222,22.4444,-14.2222,48.2222,0.248999,-1.90835,cement</text:p>
            <text:p text:style-name="P67">197,236,9,0,0,2.44444,6.82963,3.33333,7.6,16.0741,13.1111,16.6667,18.4444,-8.88889,1.77778,7.11111,18.5556,0.292729,2.7898,grass</text:p>
            <text:p text:style-name="P67">74,122,9,0,0,1.22222,1.24127,1.33333,0.699206,16.1481,8,28.3333,12.1111,-24.4444,36.5556,-12.1111,28.3333,0.718221,-2.30599,foliage</text:p>
            <text:p text:style-name="P67">51,237,9,0.111111,0,2.55556,2.53567,2.33333,1.22927,14.1481,11.1111,13,18.3333,-9.11111,-3.44444,12.5556,18.3333,0.397985,2.37843,grass</text:p>
            <text:p text:style-name="P67">103,64,9,0,0,0.666667,0.699205,1.33333,0.918936,108.778,96.3333,126.222,103.778,-37.3333,52.3333,-15,126.222,0.236797,-2.35544,sky</text:p>
            <text:p text:style-name="P67">125,149,9,0,0,0,0,0,0,0,0,0,0,0,0,0,0,0,0,window</text:p>
            <text:p text:style-name="P67">105,110,9,0,0,0.5,0.122222,1.94444,2.37407,4.22222,4.33333,6.33333,2,0.333333,6.33333,-6.66667,6.33333,0.708333,-1.53976,brickface</text:p>
            <text:p text:style-name="P67">233,97,9,0,0,0.388889,0.196296,0.555555,0.207407,2.11111,0.111111,5.55556,0.666667,-6,10.3333,-4.33333,5.55556,0.984127,-2.19138,foliage</text:p>
            <text:p text:style-name="P67">61,202,9,0,0,2.27778,1.87873,1.88889,1.0037,61.6296,55,76,53.8889,-19.8889,43.1111,-23.2222,76,0.293527,-2.04354,path</text:p>
            <text:p text:style-name="P67"><text:soft-page-break/>54,134,9,0,0,0.222222,0.02963,0.055556,0.018519,0.518518,0,1.55556,0,-1.55556,3.11111,-1.55556,1.55556,1,-2.0944,window</text:p>
            <text:p text:style-name="P67">37,78,9,0,0,1,0.177777,2.55556,2.87407,43.8148,41.1111,51.8889,38.4444,-8.11111,24.2222,-16.1111,51.8889,0.258916,-1.88607,cement</text:p>
            <text:p text:style-name="P67">212,234,9,0,0,0.444445,0.118518,1.05556,0.285185,7.11111,6,4.22222,11.1111,-3.33333,-8.66667,12,11.1111,0.621324,1.83826,grass</text:p>
            <text:p text:style-name="P67">230,124,9,0,0,0.277778,0.107407,0.277778,0.151852,0.666667,0,2,0,-2,4,-2,2,1,-2.0944,foliage</text:p>
            <text:p text:style-name="P67">45,111,9,0,0,0.5,0.349603,1,0.78881,16.1111,12.2222,23.7778,12.3333,-11.6667,23,-11.3333,23.7778,0.489897,-2.10067,window</text:p>
            <text:p text:style-name="P67">96,84,9,0,0,1.5,1.27778,1.61111,2.28519,23.8519,23.5556,30,18,-0.888889,18.4444,-17.5556,30,0.398791,-1.59887,brickface</text:p>
            <text:p text:style-name="P67">163,166,9,0,0,1.77778,1.0963,2.44444,1.05185,16.963,12.3333,16.3333,22.2222,-13.8889,-1.88889,15.7778,22.2222,0.446214,2.51583,grass</text:p>
            <text:p text:style-name="P67">120,108,9,0.111111,0,0.611111,0.640741,0.944444,0.151852,21.9259,21,28.2222,16.5556,-2.77778,18.8889,-16.1111,28.2222,0.412134,-1.68353,brickface</text:p>
            <text:p text:style-name="P67">67,32,9,0,0,0.944444,1.06284,1.77778,1.31092,126.222,115.111,142.222,121.333,-33.3333,48,-14.6667,142.222,0.190625,-2.33375,sky</text:p>
            <text:p text:style-name="P67">119,115,9,0,0.111111,2.44444,1.57292,5,2.93636,7.55556,3.55556,12.8889,6.22222,-12,16,-4,12.8889,0.767235,-2.39099,foliage</text:p>
            <text:p text:style-name="P67">241,90,9,0,0.111111,5.66667,23.3778,6.77778,63.763,9,4.77778,15.6667,6.55556,-12.6667,20,-7.33333,15.6667,0.762919,-2.26639,foliage</text:p>
            <text:p text:style-name="P67">57,89,9,0.111111,0,0.555555,0.272169,1.27778,0.772203,106.074,93.1111,125.444,99.6667,-38.8889,58.1111,-19.2222,125.444,0.257746,-2.3062,sky</text:p>
            <text:p text:style-name="P67">178,16,9,0,0,0.333335,0.298143,1.5,1.20646,112.963,99.5556,131,108.333,-40.2222,54.1111,-13.8889,131,0.239899,-2.385,sky</text:p>
            <text:p text:style-name="P67">35,107,9,0,0,10.2222,14.9676,9.83333,17.5471,9.51852,7.33333,12.2222,9,-6.55556,8.11111,-1.55556,12.2222,0.674956,-2.49296,foliage</text:p>
            <text:p text:style-name="P67">235,88,9,0,0,0.333334,0.044445,0.444445,0.074074,12.2593,7.55556,21.1111,8.11111,-14.1111,26.5556,-12.4444,21.1111,0.641775,-2.13668,window</text:p>
            <text:p text:style-name="P67">233,211,9,0.111111,0,2.66667,6.08889,1.66667,1.73333,15.4444,12.4444,15.2222,18.6667,-9,-0.666667,9.66667,18.6667,0.335421,2.55496,grass</text:p>
            <text:p text:style-name="P67">223,185,9,0,0,0.5,0.349603,2.38889,2.08078,12.963,11.5556,9.77778,17.5556,-4.22222,-9.55556,13.7778,17.5556,0.445418,1.83885,grass</text:p>
            <text:p text:style-name="P67">118,126,9,0,0,0.666667,0.4,1.83333,2.12222,20.5556,16.1111,28.6667,16.8889,-13.3333,24.3333,-11,28.6667,0.437078,-2.1588,cement</text:p>
            <text:p text:style-name="P67">218,64,9,0,0,1.5,1.13039,1.83333,1.96356,8,6.11111,12.5556,5.33333,-5.66667,13.6667,-8,12.5556,0.579142,-1.96525,window</text:p>
            <text:p text:style-name="P67">206,80,9,0,0,4.88889,14.8296,3.83333,36.1222,10.037,6.55556,15.1111,8.44444,-10.4444,15.2222,-4.77778,15.1111,0.597765,-2.32626,foliage</text:p>
            <text:p text:style-name="P67">154,249,9,0,0,3.5,2.30699,4.55556,3.53815,18,14.6667,15.6667,23.6667,-10,-7,17,23.6667,0.398397,2.215,grass</text:p>
            <text:p text:style-name="P67">34,164,9,0,0,0.888889,0.403687,1.27778,0.490653,11.3333,9.22222,10.3333,14.4444,-6.33333,-3,9.33333,14.4444,0.367923,2.29112,grass</text:p>
            <text:p text:style-name="P67">108,113,9,0,0,0.444444,0.207407,0.444444,0.118519,5.51852,6.88889,6.66667,3,4.11111,3.44444,-7.55556,6.88889,0.566138,-0.989308,brickface</text:p>
            <text:p text:style-name="P67">170,113,9,0,0,2.83333,0.623608,1.22222,0.68853,28.3333,24.3333,34.8889,25.7778,-12,19.6667,-7.66667,34.8889,0.302071,-2.23625,window</text:p>
            <text:p text:style-name="P67">185,35,9,0,0,1.38889,1.04172,1.16667,0.809664,109.111,96.4444,125.444,105.444,-38,49,-11,125.444,0.231166,-2.4202,sky</text:p>
            <text:p text:style-name="P67">247,92,9,0,0,0.888889,0.518518,0.444444,0.118519,12.0741,7.55556,20.5556,8.11111,-13.5556,25.4444,-11.8889,20.5556,0.632127,-2.13785,window</text:p>
            <text:p text:style-name="P67">58,109,9,0,0,0.888889,0.251852,2.83333,1.67778,4.2963,1.44444,8.44444,3,-8.55556,12.4444,-3.88889,8.44444,0.864482,-2.28379,foliage</text:p>
            <text:p text:style-name="P67">220,39,9,0.111111,0,0.666668,0.730297,1.33333,1.33333,113,99.4444,131.111,108.444,-40.6667,54.3333,-13.6667,131.111,0.241459,-2.39356,sky</text:p>
            <text:p text:style-name="P67">234,27,9,0.111111,0,0.833335,0.623609,2.05556,1.35674,122.667,111.556,138.667,117.778,-33.3333,48,-14.6667,138.667,0.195416,-2.33451,sky</text:p>
            <text:p text:style-name="P67">58,146,9,0.111111,0,3.5,7.05556,2.5,4.65556,22.7407,18.1111,31.5556,18.5556,-13.8889,26.4444,-12.5556,31.5556,0.429825,-2.12487,cement</text:p>
            <text:p text:style-name="P67">88,180,9,0,0,1.5,0.936898,3.83333,2.88868,50.4074,45.2222,62.3333,43.6667,-15.5556,35.7778,-20.2222,62.3333,0.300918,-2.00872,path</text:p>
            <text:p text:style-name="P67">149,64,9,0,0,1.5,1.14444,1.38889,0.462963,24.0741,22.6667,31.8889,17.6667,-4.22222,23.4444,-19.2222,31.8889,0.446354,-1.72489,brickface</text:p>
            <text:p text:style-name="P67">244,108,9,0,0,6.5,5.10229,1.72222,0.827759,23.7037,20,30.4444,20.6667,-11.1111,20.2222,-9.11111,30.4444,0.365332,-2.15439,window</text:p>
            <text:p text:style-name="P67">6,81,9,0,0.111111,4.11111,8.74075,5.72222,28.5074,12.4815,7.66667,18.8889,10.8889,-14.4444,19.2222,-4.77778,18.8889,0.628156,-2.38856,foliage</text:p>
            <text:p text:style-name="P67">209,94,9,0,0,1,0.760117,0.611111,0.490653,9.11111,5.88889,15.2222,6.22222,-9.66667,18.3333,-8.66667,15.2222,0.619713,-2.12934,window</text:p>
            <text:p text:style-name="P67">229,147,9,0,0.111111,4.05556,14.063,2.5,1.27778,27.2963,20.8889,38.6667,22.3333,-19.2222,34.1111,-14.8889,38.6667,0.457405,-2.17447,cement</text:p>
            <text:p text:style-name="P67">221,69,9,0,0,1.55556,0.807372,0.722223,0.854184,36.963,36.6667,40.2222,34,-0.888889,9.77778,-8.88889,40.2222,0.154094,-1.64013,cement</text:p>
            <text:p text:style-name="P67">119,138,9,0,0,0.777778,0.518518,0.722222,0.285185,3.55556,1.77778,7.22222,1.66667,-5.33333,11,-<text:soft-page-break/>5.66667,7.22222,0.779497,-2.07124,window</text:p>
            <text:p text:style-name="P67">180,97,9,0,0,0.944443,0.329631,1,0.666667,134.37,126.556,145.444,131.111,-23.4444,33.2222,-9.77778,145.444,0.12985,-2.34623,sky</text:p>
            <text:p text:style-name="P67">214,195,9,0,0,0.833333,0.65828,2,0.966091,46.5556,41.1111,57.3333,41.2222,-16.3333,32.3333,-16,57.3333,0.290299,-2.10138,path</text:p>
            <text:p text:style-name="P67">161,73,9,0,0,0.833333,0.505524,0.61111,0.389682,43.8519,43,48.7778,39.7778,-2.55556,14.7778,-12.2222,48.7778,0.184376,-1.72044,cement</text:p>
            <text:p text:style-name="P67">18,204,9,0,0,2.55556,1.20493,2.77778,1.14827,57.8889,51.4444,72,50.2222,-19.3333,42.3333,-23,72,0.302525,-2.03854,path</text:p>
            <text:p text:style-name="P67">34,13,9,0,0,0.22222,0.172131,1.55555,0.54433,70.3704,60.6667,88.1111,62.3333,-29.1111,53.2222,-24.1111,88.1111,0.311437,-2.15499,cement</text:p>
            <text:p text:style-name="P67">126,237,9,0,0,0.944444,0.240741,1,0.488889,5.77778,4.22222,4.22222,8.88889,-4.66667,-4.66667,9.33333,8.88889,0.553812,2.09723,grass</text:p>
            <text:p text:style-name="P67">58,125,9,0,0,2.16667,1.11056,1.05556,0.90472,18.5556,11.1111,30.6667,13.8889,-22.3333,36.3333,-14,30.6667,0.638455,-2.24196,foliage</text:p>
            <text:p text:style-name="P67">141,17,9,0.111111,0.222222,3.72222,4.4493,5,2.319,44.5926,40.3333,54,39.4444,-12.7778,28.2222,-15.4444,54,0.268186,-2.03005,cement</text:p>
            <text:p text:style-name="P67">240,145,9,0,0,0.388889,0.151852,0.5,0.122222,4.07407,5.33333,5,1.88889,3.77778,2.77778,-6.55556,5.44444,0.655556,-0.959485,brickface</text:p>
            <text:p text:style-name="P67">39,60,9,0.111111,0,1.55556,1.14074,2.44444,1.94074,22.6296,21.3333,30,16.5556,-3.88889,22.1111,-18.2222,30,0.446636,-1.70939,brickface</text:p>
            <text:p text:style-name="P67">68,128,9,0,0,21.3333,5.95553,1.33333,0.844444,35.5926,32.1111,43.7778,30.8889,-10.4444,24.5556,-14.1111,43.7778,0.316177,-1.98185,cement</text:p>
            <text:p text:style-name="P67">44,123,9,0,0,1.05556,0.996296,1,0.844444,1.48148,0.222222,3.66667,0.555556,-3.77778,6.55556,-2.77778,3.66667,0.961905,-2.16176,foliage</text:p>
            <text:p text:style-name="P67">114,102,9,0,0,1.11111,1.22963,1.16667,0.877778,4.03704,1,8.44444,2.66667,-9.11111,13.2222,-4.11111,8.44444,0.891218,-2.31611,foliage</text:p>
            <text:p text:style-name="P67">9,94,9,0,0,0.611111,0.551852,1,0.666664,113.185,106.889,127.556,105.111,-18.8889,43.1111,-24.2222,127.556,0.176789,-2.01531,sky</text:p>
            <text:p text:style-name="P67">17,229,9,0,0,2.11111,1.98513,2.44444,1.61475,13.7037,11.2222,11.1111,18.7778,-7.44444,-7.77778,15.2222,18.7778,0.439852,2.0999,grass</text:p>
            <text:p text:style-name="P67">121,113,9,0,0,1.72222,1.52963,2.94444,1.52963,20.2593,20,25.4444,15.3333,-0.777778,15.5556,-14.7778,25.4444,0.396589,-1.58561,brickface</text:p>
            <text:p text:style-name="P67">133,67,9,0,0,1.38889,1.3963,2.11111,1.22963,27.1481,25.1111,35.8889,20.4444,-6.11111,26.2222,-20.1111,35.8889,0.429308,-1.76836,brickface</text:p>
            <text:p text:style-name="P67">201,125,9,0,0,1,0.444444,9.94444,103.752,42.8148,39.1111,51.7778,37.5556,-11.1111,26.8889,-15.7778,51.7778,0.270638,-1.97302,cement</text:p>
            <text:p text:style-name="P67">88,180,9,0,0,1.5,0.936898,3.83333,2.88868,50.4074,45.2222,62.3333,43.6667,-15.5556,35.7778,-20.2222,62.3333,0.300918,-2.00872,path</text:p>
            <text:p text:style-name="P67">81,229,9,0.111111,0,2.44444,0.785185,2.05556,3.21852,10.9259,7.44444,10.6667,14.6667,-10.4444,-0.777778,11.2222,14.6667,0.496142,2.55746,grass</text:p>
            <text:p text:style-name="P67">32,45,9,0,0,2.27778,3.17407,3.27778,1.44074,21.9259,20.5556,28.7778,16.4444,-4.11111,20.5556,-16.4444,28.7778,0.428167,-1.73537,brickface</text:p>
            <text:p text:style-name="P67">215,182,9,0,0,2.55556,1.4707,2.72222,1.98233,54.1852,48.5556,67.2222,46.7778,-16.8889,39.1111,-22.2222,67.2222,0.30405,-2.00408,path</text:p>
            <text:p text:style-name="P67">94,144,9,0,0,0.444444,0.118518,0.5,0.166667,1.14815,0,3.44444,0,-3.44444,6.88889,-3.44444,3.44444,1,-2.0944,foliage</text:p>
            <text:p text:style-name="P67">48,202,9,0,0.111111,3.38889,1.62504,4.83333,4.092,58,52,71,51,-18,39,-21,71,0.284515,-2.04594,path</text:p>
            <text:p text:style-name="P67">240,63,9,0,0,0.555556,0.544331,0.388889,0.389682,8.96296,6.33333,14,6.55556,-7.88889,15.1111,-7.22222,14,0.5477,-2.12184,window</text:p>
            <text:p text:style-name="P67">194,124,9,0,0,1.5,0.433334,1.38889,0.907407,2.81481,1,5.55556,1.88889,-5.44444,8.22222,-2.77778,5.55556,0.836773,-2.28461,foliage</text:p>
            <text:p text:style-name="P67">26,90,9,0,0,0.611112,0.374076,1.27778,0.285185,113.111,105.667,128.333,105.333,-22.3333,45.6667,-23.3333,128.333,0.181789,-2.07842,sky</text:p>
            <text:p text:style-name="P67">202,208,9,0,0,1.72222,1.3963,1.83333,3.05555,19.2593,15.5556,17.6667,24.5556,-11.1111,-4.77778,15.8889,24.5556,0.368866,2.39677,grass</text:p>
            <text:p text:style-name="P67">33,94,9,0,0,1.33333,0.210818,2.55556,1.64204,5.88889,3.22222,7.77778,6.66667,-8,5.66667,2.33333,7.77778,0.609788,-2.86995,foliage</text:p>
            <text:p text:style-name="P67">165,119,9,0,0,1.05556,1.57408,1.44444,0.829629,29.4815,23.2222,40.3333,24.8889,-18.7778,32.5556,-13.7778,40.3333,0.425713,-2.18778,window</text:p>
            <text:p text:style-name="P67">10,137,9,0,0,0.555555,0.074074,0.277778,0.018519,0.925926,0.111111,2.66667,0,-2.44444,5.22222,-2.77778,2.66667,1,-2.05616,window</text:p>
            <text:p text:style-name="P67">75,59,9,0,0,1.05556,0.774073,2.94444,2.55185,25.0741,22.3333,34.3333,18.5556,-8.22222,27.7778,-19.5556,34.3333,0.459427,-1.83633,brickface</text:p>
            <text:p text:style-name="P67">212,94,9,0,0,1.72222,2.37407,1.22222,0.962962,15.6296,10.5556,24.8889,11.4444,-15.2222,27.7778,-12.5556,24.8889,0.57666,-2.15947,window</text:p>
            <text:p text:style-name="P67">129,184,9,0.111111,0,2.22222,0.910841,3.61111,1.81863,45.2222,41.7778,54.4444,39.4444,-10.3333,27.6667,-17.3333,54.4444,0.275818,-1.9302,path</text:p>
            <text:p text:style-name="P67">168,209,9,0,0,1.33333,0.666667,0.722222,0.712326,22.5185,17.6667,20.8889,29,-14.5556,-4.88889,19.4444,29,0.390338,2.38939,grass</text:p>
            <text:p text:style-name="P67">228,42,9,0.111111,0,2.05556,1.55516,4.33333,2.23109,44.5556,39.5556,54.1111,40,-15,28.6667,-13.6667,54.1111,0.271572,-2.12013,cement</text:p>
            <text:p text:style-name="P67">207,172,9,0,0,1,0.298143,1.66667,0.918937,19,16.4444,16.3333,24.2222,-7.66667,-8,15.6667,24.2222,0.34375,2.08385,grass</text:p>
            <text:p text:style-name="P67"><text:soft-page-break/>81,145,9,0,0.111111,4.55556,4.53464,7.5,6.11283,13.4444,9.88889,20.1111,10.3333,-10.6667,20,-9.33333,20.1111,0.532728,-2.06232,foliage</text:p>
            <text:p text:style-name="P67">76,116,9,0,0,0.833333,0.433334,0.166667,0.077778,16.8519,13.5556,23.2222,13.7778,-9.88889,19.1111,-9.22222,23.2222,0.420839,-2.12118,window</text:p>
            <text:p text:style-name="P67">94,215,9,0,0,3.11111,5.0963,1.61111,1.12963,17.1852,14.3333,14.3333,22.8889,-8.55556,-8.55556,17.1111,22.8889,0.404392,2.1052,grass</text:p>
            <text:p text:style-name="P67">130,189,9,0.111111,0,2.5,0.983193,2.11111,2.81004,58.6296,51.7778,73.3333,50.7778,-20.5556,44.1111,-23.5556,73.3333,0.307985,-2.04806,path</text:p>
            <text:p text:style-name="P67">99,132,9,0,0,0.444444,0.385185,0.555555,0.785185,0.740741,0.111111,2,0.111111,-1.88889,3.77778,-1.88889,2,0.981482,-2.0944,foliage</text:p>
            <text:p text:style-name="P67">104,136,9,0,0,0.5,0.122222,0.666667,0.088889,6.81482,8.33333,8,4.11111,4.55556,3.55556,-8.11111,8.66667,0.526235,-0.963931,brickface</text:p>
            <text:p text:style-name="P67">118,180,9,0,0,1.94444,1.48199,3.11111,1.08866,48.5556,44.1111,59,42.5556,-13.3333,31.3333,-18,59,0.278822,-1.99604,path</text:p>
            <text:p text:style-name="P67">66,160,9,0,0,3,4.04445,2.77778,0.429629,22.8519,18.2222,31.5556,18.7778,-13.8889,26.1111,-12.2222,31.5556,0.426014,-2.13873,cement</text:p>
            <text:p text:style-name="P67">116,245,9,0,0,2.27778,1.16269,2.27778,1.49691,16.3704,13.5556,14.3333,21.2222,-8.44444,-6.11111,14.5556,21.2222,0.384903,2.19805,grass</text:p>
            <text:p text:style-name="P67">90,36,9,0,0,0.944443,0.327731,1.11111,1.22323,66.3704,56.5556,84.7778,57.7778,-29.4444,55.2222,-25.7778,84.7778,0.332815,-2.13858,cement</text:p>
            <text:p text:style-name="P67">169,131,9,0,0,2.38889,1.86687,9.22222,2.11521,35.7037,30.6667,45.7778,30.6667,-15.1111,30.2222,-15.1111,45.7778,0.338619,-2.08919,cement</text:p>
            <text:p text:style-name="P67">124,98,9,0,0,1,1.01105,1.22222,1.29386,21.5185,16.8889,30.4444,17.2222,-13.8889,26.7778,-12.8889,30.4444,0.448676,-2.11824,window</text:p>
            <text:p text:style-name="P67">186,188,9,0,0,1.83333,1.26051,1.94444,1.25462,49.963,45.1111,61.4444,43.3333,-14.5556,34.4444,-19.8889,61.4444,0.294774,-1.99344,path</text:p>
            <text:p text:style-name="P67">183,29,9,0,0,0.777779,0.60741,0.777779,0.429629,103.259,88.7778,126.333,94.6667,-43.4444,69.2222,-25.7778,126.333,0.297205,-2.25722,sky</text:p>
            <text:p text:style-name="P67">89,107,9,0.111111,0,1.44444,1.94074,1.88889,2.74074,18.8889,19.8889,22.8889,13.8889,3,12,-15,23,0.394656,-1.35787,brickface</text:p>
            <text:p text:style-name="P67">25,208,9,0,0,5.72222,4.84156,6.33333,3.55278,55.6296,48.2222,70.3333,48.3333,-22.2222,44.1111,-21.8889,70.3333,0.320595,-2.09458,path</text:p>
            <text:p text:style-name="P67">13,15,9,0.111111,0,1.22222,0.886108,1.22222,1.0256,68.963,59.3333,86.8889,60.6667,-28.8889,53.7778,-24.8889,86.8889,0.316905,-2.14532,cement</text:p>
            <text:p text:style-name="P67">169,190,9,0,0,3.11111,1.80944,2.88889,2.09408,52.5556,46.8889,65,45.7778,-17,37.3333,-20.3333,65,0.297059,-2.03483,path</text:p>
            <text:p text:style-name="P67">120,108,9,0,0,4.61111,3.49868,1.66667,1.56347,58.0741,52.6667,69.5556,52,-16.2222,34.4444,-18.2222,69.5556,0.252458,-2.05387,cement</text:p>
            <text:p text:style-name="P67">56,141,9,0,0,0.166667,0.182574,0.333333,0,0.185185,0,0.555556,0,-0.555556,1.11111,-0.555556,0.555556,0.555556,-2.0944,window</text:p>
            <text:p text:style-name="P67">204,131,9,0,0,0.111111,0.172133,0.111111,0.172133,0.222222,0,0.666667,0,-0.666667,1.33333,-0.666667,0.666667,0.666667,-2.0944,window</text:p>
            <text:p text:style-name="P67">120,136,9,0,0,0.611111,0.418519,1,0.444444,6.25926,7.77778,7.22222,3.77778,4.55556,2.88889,-7.44444,8,0.529541,-0.924607,brickface</text:p>
            <text:p text:style-name="P67">226,131,9,0,0,0,0,0,0,0,0,0,0,0,0,0,0,0,0,window</text:p>
            <text:p text:style-name="P67">115,111,9,0,0,0.555556,0.403687,1.94444,1.04172,18.037,9.66667,30.1111,14.3333,-25.1111,36.2222,-11.1111,30.1111,0.679513,-2.33332,foliage</text:p>
            <text:p text:style-name="P67">121,154,9,0,0,0.444444,0.118519,2.61111,5.75185,1.85185,1.55556,3,1,-0.888889,3.44444,-2.55556,3,0.534392,-1.90593,window</text:p>
            <text:p text:style-name="P67">106,191,9,0,0,3.16667,3.03132,2.83333,2.89636,63,55.1111,79.5556,54.3333,-23.6667,49.6667,-26,79.5556,0.317523,-2.06229,path</text:p>
            <text:p text:style-name="P67">189,124,9,0,0,1.27778,0.951853,1.27778,1.35185,38.5926,35.8889,46.2222,33.6667,-8.11111,22.8889,-14.7778,46.2222,0.271474,-1.9075,cement</text:p>
            <text:p text:style-name="P67">2,44,9,0,0,2.16667,2.38889,2.38889,1.52963,18.7407,17.3333,25.2222,13.6667,-4.22222,19.4444,-15.2222,25.2222,0.457681,-1.75373,brickface</text:p>
            <text:p text:style-name="P67">66,41,9,0,0,0.611112,0.327731,0.388892,0.327733,109.704,95.1111,128.889,105.111,-43.7778,57.5556,-13.7778,128.889,0.262046,-2.40475,sky</text:p>
            <text:p text:style-name="P67">85,70,9,0,0,1.27778,0.72963,1.83333,1.14444,23.6667,23,30.1111,17.8889,-2,19.3333,-17.3333,30.1111,0.406015,-1.6496,brickface</text:p>
            <text:p text:style-name="P67">152,155,9,0,0,0.5,0.611111,10.7778,131.807,7.2963,5.33333,11,5.55556,-5.88889,11.1111,-5.22222,11,0.5,-2.11557,window</text:p>
            <text:p text:style-name="P67">185,186,9,0,0,2.16667,1.85891,3,1.3499,48.2222,44,58.8889,41.7778,-12.6667,32,-19.3333,58.8889,0.290427,-1.95602,path</text:p>
            <text:p text:style-name="P67">202,129,9,0,0,0.222222,0.544331,3.44444,3.80448,2.2963,2.44444,2.55556,1.88889,0.444444,0.777778,-1.22222,2.66667,0.096561,-1.10139,window</text:p>
            <text:p text:style-name="P67">219,80,9,0,0,1.27778,0.32963,0.666667,0.933332,39.7037,36.3333,48.2222,34.5556,-10.1111,25.5556,-15.4444,48.2222,0.282964,-1.96265,cement</text:p>
            <text:p text:style-name="P67">16,246,9,0.111111,0,2.38889,1.08518,1.72222,1.75185,9.40741,9.55556,10.1111,8.55556,0.444444,2.11111,-2.55556,10.3333,0.163351,-1.19056,grass</text:p>
            <text:p text:style-name="P67">5,210,9,0,0.111111,2.16667,1.67,4.44444,2.61336,51.2963,45.4444,64.3333,44.1111,-17.5556,39.1111,-21.5556,64.3333,0.317566,-2.0209,path</text:p>
            <text:p text:style-name="P67">156,154,9,0,0,0.277778,0.327731,0.777778,0.544331,1.74074,1,3.55556,0.666667,-2.22222,5.44444,-3.22222,3.55556,0.838889,-1.9882,window</text:p>
            <text:p text:style-name="P67">183,105,9,0,0,2.11111,1.14074,0.777776,0.651852,65.5556,60,78.7778,57.8889,-16.6667,39.6667,-<text:soft-page-break/>23,78.7778,0.264986,-1.98948,cement</text:p>
            <text:p text:style-name="P67">32,240,9,0,0,1.27778,1.5408,2.27778,1.70511,12.1481,9.77778,9.33333,17.3333,-7.11111,-8.44444,15.5556,17.3333,0.470675,2.04387,grass</text:p>
            <text:p text:style-name="P67">53,135,9,0,0,0.555555,0.207407,0.333333,0.088889,0.740741,0,2.11111,0.111111,-2.22222,4.11111,-1.88889,2.11111,0.888889,-2.13745,foliage</text:p>
            <text:p text:style-name="P67">188,133,9,0,0,0.333333,0.266667,0.5,0.077778,6.66667,8.33333,7.77778,3.88889,5,3.33333,-8.33333,8.44444,0.53858,-0.924817,brickface</text:p>
            <text:p text:style-name="P67">178,185,9,0,0,2.61111,1.80637,3.11111,2.2771,49.037,44,60.6667,42.4444,-15.1111,34.8889,-19.7778,60.6667,0.300036,-2.00619,path</text:p>
            <text:p text:style-name="P67">34,115,9,0,0,0.5,0.388889,0.777778,0.607407,6.2963,7.33333,7.88889,3.66667,3.11111,4.77778,-7.88889,8,0.541887,-1.17545,brickface</text:p>
            <text:p text:style-name="P67">219,133,9,0,0,0.833333,0.300001,0.444445,0.02963,9.85185,6.22222,16.6667,6.66667,-10.8889,20.4444,-9.55556,16.6667,0.627269,-2.13874,window</text:p>
            <text:p text:style-name="P67">20,122,9,0,0,1.55555,1.18634,1.77778,1.48574,60.7407,51.5556,78.2222,52.4444,-27.5556,52.4444,-24.8889,78.2222,0.342363,-2.12842,cement</text:p>
            <text:p text:style-name="P67">8,39,9,0.111111,0,1.38889,1.12963,1.83333,0.699999,113.37,102.556,132,105.556,-32.4444,55.8889,-23.4444,132,0.222954,-2.19816,sky</text:p>
            <text:p text:style-name="P67">126,20,9,0,0,0.999997,1.19257,1.16667,1.14988,126.556,115.667,142.333,121.667,-32.6667,47.3333,-14.6667,142.333,0.187293,-2.32803,sky</text:p>
            <text:p text:style-name="P67">101,137,9,0,0,0.444444,0.501848,0.833333,0.809664,1.14815,0.222222,2.66667,0.555556,-2.77778,4.55556,-1.77778,2.66667,0.95,-2.20059,foliage</text:p>
            <text:p text:style-name="P67">88,115,9,0,0,1.66667,1.82222,4.16667,4.21111,22.037,21.3333,28,16.7778,-2.11111,17.8889,-15.7778,28,0.397362,-1.61955,brickface</text:p>
            <text:p text:style-name="P67">40,85,9,0.111111,0,1.11111,0.518519,2.5,0.655555,21.1111,20.7778,27.1111,15.4444,-1,18,-17,27.1111,0.428735,-1.60396,brickface</text:p>
            <text:p text:style-name="P67">78,108,9,0,0,0.833333,0.433333,1.61111,1.17407,17.1111,19,19.8889,12.4444,5.66667,8.33333,-14,20,0.378839,-1.16952,brickface</text:p>
            <text:p text:style-name="P67">95,57,9,0,0,1.83333,3.41111,2.11111,1.71852,26.2963,24.6667,34.4444,19.7778,-4.88889,24.4444,-19.5556,34.4444,0.425691,-1.73902,brickface</text:p>
            <text:p text:style-name="P67">117,110,9,0,0,2.33333,2.90593,2.27778,1.90224,17.2222,9.22222,29,13.4444,-24,35.3333,-11.3333,29,0.680787,-2.32123,foliage</text:p>
            <text:p text:style-name="P67">2,114,9,0,0,0.833333,0.122222,0.277778,0.062963,1.74074,0.777778,3.88889,0.555556,-2.88889,6.44444,-3.55556,3.88889,0.881481,-2.02703,foliage</text:p>
            <text:p text:style-name="P67">139,109,9,0,0,0.888889,0.834444,0.277778,0.389682,29.4074,24.7778,37.1111,26.3333,-13.8889,23.1111,-9.22222,37.1111,0.331954,-2.22616,window</text:p>
            <text:p text:style-name="P67">89,68,9,0,0,4.05556,3.04074,2.38889,1.21852,17.7037,17.6667,23,12.4444,-0.111111,15.8889,-15.7778,23,0.462002,-1.56397,brickface</text:p>
            <text:p text:style-name="P67">121,60,9,0,0,2.27778,2.32963,2.88889,2.87407,26.7407,24.6667,35.2222,20.3333,-6.22222,25.4444,-19.2222,35.2222,0.4223,-1.77611,brickface</text:p>
            <text:p text:style-name="P67">179,150,9,0,0,1.05556,0.196296,1.72222,1.61852,18.9259,13.4444,20,23.3333,-16.4444,3.22222,13.2222,23.3333,0.424422,2.79167,grass</text:p>
            <text:p text:style-name="P67">35,132,9,0,0,0.5,0.077778,0.222222,0.162963,5.37037,7.11111,6.11111,2.88889,5.22222,2.22222,-7.44444,7.11111,0.593254,-0.808383,brickface</text:p>
            <text:p text:style-name="P67">230,124,9,0,0,0.277778,0.107407,0.277778,0.151852,0.666667,0,2,0,-2,4,-2,2,1,-2.0944,foliage</text:p>
            <text:p text:style-name="P67">245,238,9,0.111111,0,1.66667,2.53859,2.33333,2.4404,8.92593,6.33333,6.55556,13.8889,-7.77778,-7.11111,14.8889,13.8889,0.597015,2.12606,grass</text:p>
            <text:p text:style-name="P67">70,122,9,0,0,3.66667,4.0332,4.11111,3.78104,19.8889,17.8889,25.1111,16.6667,-6,15.6667,-9.66667,26.4444,0.402492,-1.54021,foliage</text:p>
            <text:p text:style-name="P67">63,33,9,0,0,0.611111,0.329628,0.722221,0.062963,111.333,97.7778,132,104.222,-40.6667,62,-21.3333,132,0.25913,-2.29042,sky</text:p>
            <text:p text:style-name="P67">151,89,9,0,0,8.38889,4.57732,0.722222,0.389682,31.7037,27.3333,41,26.7778,-13.1111,27.8889,-14.7778,41,0.351273,-2.04654,cement</text:p>
            <text:p text:style-name="P67">174,178,9,0,0,1.38889,2.68518,5,10.4,19.5556,17,18.1111,23.5556,-7.66667,-4.33333,12,23.5556,0.298962,2.27413,grass</text:p>
            <text:p text:style-name="P67">23,129,9,0,0,0.5,0.077778,0.388889,0.151852,0.518518,0,1.55556,0,-1.55556,3.11111,-1.55556,1.55556,0.777778,-2.0944,foliage</text:p>
            <text:p text:style-name="P67">158,195,9,0,0,2.44444,2.34442,2.83333,1.7224,11.7037,9.44444,8.55556,17.1111,-6.77778,-9.44444,16.2222,17.1111,0.517717,2.01123,grass</text:p>
            <text:p text:style-name="P67">77,185,9,0,0,2.94444,7.66296,6.22222,32.1185,32.5556,29.2222,39.6667,28.7778,-10,21.3333,-11.3333,39.6667,0.27036,-2.08527,path</text:p>
            <text:p text:style-name="P67">41,77,9,0.111111,0,1.77778,0.651851,1.61111,1.57407,5,1.22222,10.2222,3.55556,-11.3333,15.6667,-4.33333,10.2222,0.891608,-2.35488,foliage</text:p>
            <text:p text:style-name="P67">24,93,9,0,0,1.61111,0.772203,2.05556,1.73098,62.8519,54.7778,79.2222,54.5556,-24.2222,49.1111,-24.8889,79.2222,0.315538,-2.08372,cement</text:p>
            <text:p text:style-name="P67">230,12,9,0,0,0.888888,0.272164,1.61111,0.975626,119.037,107.222,135.333,114.556,-35.4444,48.8889,-13.4444,135.333,0.207675,-2.36887,sky</text:p>
            <text:p text:style-name="P67">9,80,9,0,0,2.94444,13.7519,16.6667,71.5111,23.6296,17.3333,31.6667,21.8889,-18.8889,24.1111,-5.22222,31.6667,0.514254,-2.43151,foliage</text:p>
            <text:p text:style-name="P67">118,21,9,0,0,4.83333,4.57408,1.27778,1.06284,65.8889,59.3333,79.2222,59.1111,-19.6667,40,-20.3333,79.2222,0.25706,-2.07216,cement</text:p>
            <text:p text:style-name="P67">159,40,9,0,0,0.888889,0.62063,0.555556,0.172131,125.148,114.222,141.667,119.556,-32.7778,49.5556,-16.7778,141.667,0.193665,-2.2949,sky</text:p>
            <text:p text:style-name="P67">209,66,9,0,0,1.05556,0.462965,1.11111,0.607405,93.4444,79.1111,117.333,83.8889,-43,71.6667,-28.6667,117.333,0.325711,-2.22484,sky</text:p>
            <text:p text:style-name="P67"><text:soft-page-break/>95,57,9,0,0,1.83333,3.41111,2.11111,1.71852,26.2963,24.6667,34.4444,19.7778,-4.88889,24.4444,-19.5556,34.4444,0.425691,-1.73902,brickface</text:p>
            <text:p text:style-name="P67">134,93,9,0,0,0.388889,0.250924,0.888889,0.544331,20.9259,16.6667,29.5556,16.5556,-12.7778,25.8889,-13.1111,29.5556,0.44338,-2.08608,window</text:p>
            <text:p text:style-name="P67">99,184,9,0,0,1.83333,3.27778,7.94444,63.3518,31.5185,27.7778,38.7778,28,-11.2222,21.7778,-10.5556,38.7778,0.28045,-2.18312,path</text:p>
            <text:p text:style-name="P67">233,81,9,0,0,0.611113,0.329631,1.05556,0.551853,90.4074,75.6667,116.444,79.1111,-44.2222,78.1111,-33.8889,116.444,0.350039,-2.18233,sky</text:p>
            <text:p text:style-name="P67">38,116,9,0,0,0.944445,0.240741,1.22222,1.0963,2.81481,0.555556,5.66667,2.22222,-6.77778,8.55556,-1.77778,5.66667,0.912698,-2.42026,foliage</text:p>
            <text:p text:style-name="P67">148,116,9,0,0,0.5,0.477778,1.16667,0.611111,6.11111,7.11111,7.66667,3.55556,3,4.66667,-7.66667,7.77778,0.544733,-1.16325,brickface</text:p>
            <text:p text:style-name="P67">154,128,9,0,0,0.5,0.3,0.333333,0.044444,5.96296,7.33333,7.22222,3.33333,4.11111,3.77778,-7.88889,7.66667,0.563713,-1.00505,brickface</text:p>
            <text:p text:style-name="P67">139,86,9,0.111111,0,1.44444,1.27407,1.22222,1.31852,26.4815,24.2222,35,20.2222,-6.77778,25.5556,-18.7778,35,0.421495,-1.80483,brickface</text:p>
            <text:p text:style-name="P67">115,202,9,0.111111,0,1.61111,0.24074,2.38889,2.5963,15.1481,11.6667,14,19.7778,-10.4444,-3.44444,13.8889,19.7778,0.409932,2.40114,grass</text:p>
            <text:p text:style-name="P67">70,197,9,0,0.111111,2.72222,2.01568,5.27778,3.27561,54.8519,48.8889,68,47.6667,-17.8889,39.4444,-21.5556,68,0.298704,-2.03351,path</text:p>
            <text:p text:style-name="P67">242,148,9,0,0,0,0,0,0,0,0,0,0,0,0,0,0,0,0,window</text:p>
            <text:p text:style-name="P67">120,227,9,0,0,1.44444,1.18634,1.88889,0.807373,12.6296,9.44444,11,17.4444,-9.55556,-4.88889,14.4444,17.4444,0.458364,2.29185,grass</text:p>
            <text:p text:style-name="P67">112,18,9,0,0,0.833333,0.691216,0.5,0.278888,113.778,102.333,130.111,108.889,-34.3333,49,-14.6667,130.111,0.213257,-2.34084,sky</text:p>
            <text:p text:style-name="P67">71,125,9,0,0,0.666667,0.471405,0.722222,0.490654,16.4074,12.4444,23.6667,13.1111,-11.8889,21.7778,-9.88889,25.3333,0.56104,-1.7934,foliage</text:p>
            <text:p text:style-name="P67">14,110,9,0,0,1.72222,5.35185,2.66667,1.02222,17.9259,18.8889,21.4444,13.4444,2.88889,10.5556,-13.4444,21.4444,0.368848,-1.3451,brickface</text:p>
            <text:p text:style-name="P67">77,199,9,0,0,2.66667,1.8619,4.66667,3.02582,57,50.5556,71,49.4444,-19.3333,42,-22.6667,71,0.303497,-2.04087,path</text:p>
            <text:p text:style-name="P67">10,112,9,0,0,0.333333,0.421637,0.5,0.182574,0.444444,0,1.22222,0.111111,-1.33333,2.33333,-1,1.22222,0.666667,-2.15191,foliage</text:p>
            <text:p text:style-name="P67">251,195,9,0,0,2.94444,2.8784,3.83333,2.35467,47.9259,42.5556,59.2222,42,-16.1111,33.8889,-17.7778,59.2222,0.291875,-2.05673,path</text:p>
            <text:p text:style-name="P67">228,20,9,0,0,1.05555,0.490655,0.833333,0.752773,125,114,140.556,120.444,-33,46.6667,-13.6667,140.556,0.188892,-2.34801,sky</text:p>
            <text:p text:style-name="P67">119,191,9,0,0,3.11111,2.94895,5.22222,3.42972,59.5926,52.3333,75.2222,51.2222,-21.7778,46.8889,-25.1111,75.2222,0.31901,-2.04705,path</text:p>
            <text:p text:style-name="P67">186,46,9,0,0,0.666664,0.399996,1.05556,0.862948,135.519,129.444,145.556,131.556,-18.2222,30.1111,-11.8889,145.556,0.110653,-2.23262,sky</text:p>
            <text:p text:style-name="P67">201,135,9,0,0,0.555555,0.296296,0.888889,0.074074,5.51852,7.11111,6.44444,3,4.77778,2.77778,-7.55556,7.44444,0.599427,-0.892179,brickface</text:p>
            <text:p text:style-name="P67">110,174,9,0,0,0.388889,0.062963,1.72222,0.151852,13.4815,10.8889,12.5556,17,-7.77778,-2.77778,10.5556,17,0.359296,2.37785,grass</text:p>
            <text:p text:style-name="P67">62,223,9,0,0,2.5,5.72222,1.66667,2.44444,6.66667,4.88889,4.66667,10.4444,-5.33333,-6,11.3333,10.4444,0.59315,2.04659,grass</text:p>
            <text:p text:style-name="P67">167,189,9,0,0,3.77778,2.23772,3.77778,1.54441,58.4074,51.3333,72.4444,51.4444,-21.2222,42.1111,-20.8889,72.4444,0.295523,-2.10133,path</text:p>
            <text:p text:style-name="P67">235,35,9,0,0,0.444445,0.296297,1.22222,0.607412,97.9259,83,122,88.7778,-44.7778,72.2222,-27.4444,122,0.319499,-2.24824,sky</text:p>
            <text:p text:style-name="P67">229,104,9,0,0,0.5,0.547722,2.83333,2.04124,19.7778,16.3333,26.1111,16.8889,-10.3333,19,-8.66667,26.1111,0.375532,-2.15064,window</text:p>
            <text:p text:style-name="P67">150,144,9,0,0,0.555556,0.074074,0.611111,0.151852,2.51852,0.111111,6.55556,0.888889,-7.22222,12.1111,-4.88889,6.55556,0.986111,-2.21216,foliage</text:p>
            <text:p text:style-name="P67">4,189,9,0,0,2.05556,3.88519,11.7222,114.596,26.4444,23.4444,33,22.8889,-9,19.6667,-10.6667,33,0.271473,-2.101,path</text:p>
            <text:p text:style-name="P67">163,68,9,0,0,1.83333,2.21111,1.55556,0.962963,56.7778,52,68.2222,50.1111,-14.3333,34.3333,-20,68.2222,0.265053,-1.98431,cement</text:p>
            <text:p text:style-name="P67">242,81,9,0,0,1.5,1.14445,1.22222,0.740742,38.2593,34.5556,47.2222,33,-11.1111,26.8889,-15.7778,47.2222,0.300796,-1.98457,cement</text:p>
            <text:p text:style-name="P67">223,185,9,0,0,0.5,0.349603,2.38889,2.08078,12.963,11.5556,9.77778,17.5556,-4.22222,-9.55556,13.7778,17.5556,0.445418,1.83885,grass</text:p>
            <text:p text:style-name="P67">163,166,9,0,0,1.77778,1.0963,2.44444,1.05185,16.963,12.3333,16.3333,22.2222,-13.8889,-1.88889,15.7778,22.2222,0.446214,2.51583,grass</text:p>
            <text:p text:style-name="P67">203,133,9,0,0,0.055556,0.136083,0.055556,0.136083,0.296296,0,0.888889,0,-0.888889,1.77778,-0.888889,0.888889,0.888889,-2.0944,window</text:p>
            <text:p text:style-name="P67">71,187,9,0,0,2,1.63299,3.55556,1.86984,18.6667,14.6667,16.2222,25.1111,-12,-7.33333,19.3333,25.1111,0.431215,2.2543,grass</text:p>
            <text:p text:style-name="P67">186,12,9,0,0,0.444444,0.272165,2.33333,1.96638,6.25926,3.88889,11.3333,3.55556,-7.11111,15.2222,-8.11111,11.3333,0.687302,-2.05798,window</text:p>
            <text:p text:style-name="P67">95,71,9,0,0,1.05555,1.08518,2.22222,3.76296,105.667,96.6667,122.444,97.8889,-27,50.3333,-23.3333,122.444,0.212264,-2.14316,sky</text:p>
            <text:p text:style-name="P67">178,185,9,0,0,2.61111,1.80637,3.11111,2.2771,49.037,44,60.6667,42.4444,-15.1111,34.8889,-<text:soft-page-break/>19.7778,60.6667,0.300036,-2.00619,path</text:p>
            <text:p text:style-name="P67">184,91,9,0,0,1.22222,0.385186,0.388889,0.107408,24.0741,17.7778,34.8889,19.5556,-18.8889,32.4444,-13.5556,34.8889,0.48999,-2.20242,window</text:p>
            <text:p text:style-name="P67">220,61,9,0,0,0.277778,0.136083,0.555556,0.272165,6.88889,4.55556,12,4.11111,-7,15.3333,-8.33333,12,0.655892,-2.03946,window</text:p>
            <text:p text:style-name="P67">226,144,9,0,0,0,0,0,0,0,0,0,0,0,0,0,0,0,0,window</text:p>
            <text:p text:style-name="P67">245,23,9,0,0,0.666667,0.365148,1.16667,1.22474,123,111,139.778,118.222,-36,50.3333,-14.3333,139.778,0.205901,-2.35626,sky</text:p>
            <text:p text:style-name="P67">83,81,9,0,0,0.444443,0.344265,0.722221,0.389682,59.4444,51.8889,74.4444,52,-22.6667,45,-22.3333,74.4444,0.307419,-2.09885,cement</text:p>
            <text:p text:style-name="P67">34,83,9,0,0,1.44444,0.340741,2.44444,0.429631,19.4444,19.5556,24.4444,14.3333,0.333333,15,-15.3333,24.4444,0.410073,-1.50701,brickface</text:p>
            <text:p text:style-name="P67">22,87,9,0,0,1.88889,1.25904,1.16667,0.623611,64.037,55.7778,80.3333,56,-24.7778,48.8889,-24.1111,80.3333,0.3097,-2.10507,cement</text:p>
            <text:p text:style-name="P67">54,142,9,0,0,0.722222,0.827759,2,2.10818,1.81481,0.888889,3.66667,0.888889,-2.77778,5.55556,-2.77778,3.66667,0.769444,-2.0944,window</text:p>
            <text:p text:style-name="P67">237,106,9,0,0,0.944444,0.151852,0.833333,0.477778,2.40741,0.444444,6.11111,0.666667,-5.88889,11.1111,-5.22222,6.11111,0.940476,-2.13309,foliage</text:p>
            <text:p text:style-name="P67">99,156,9,0,0,2.05556,2.64074,2.5,5.18889,21,16.7778,29.2222,17,-12.6667,24.6667,-12,29.2222,0.431321,-2.10936,cement</text:p>
            <text:p text:style-name="P67">86,140,9,0,0,5.44444,4.76873,3.05556,2.67845,9.92593,6,15.1111,8.66667,-11.7778,15.5556,-3.77778,15.1111,0.627944,-2.41782,foliage</text:p>
            <text:p text:style-name="P67">197,144,9,0,0,0.944444,0.712325,0.388889,0.490653,0.703704,0.333333,1.66667,0.111111,-1.11111,2.88889,-1.77778,1.66667,0.861111,-1.98694,window</text:p>
            <text:p text:style-name="P67">130,189,9,0,0,0.888889,0.340741,1.16667,0.922222,12,9.44444,10.1111,16.4444,-7.66667,-5.66667,13.3333,16.4444,0.439443,2.19414,grass</text:p>
            <text:p text:style-name="P67">108,212,9,0,0,2,1.42222,1.55556,1.98518,8.03704,6,6.77778,11.3333,-6.11111,-3.77778,9.88889,11.3333,0.513395,2.24265,grass</text:p>
            <text:p text:style-name="P67">41,93,9,0,0,0.72222,0.151851,1.05555,1.39629,112.296,103.889,128,105,-25.2222,47.1111,-21.8889,128,0.188313,-2.14142,sky</text:p>
            <text:p text:style-name="P67">41,139,9,0,0,0.055556,0.018519,0.111111,0.02963,1.2963,0,3.88889,0,-3.88889,7.77778,-3.88889,3.88889,1,-2.0944,window</text:p>
            <text:p text:style-name="P67">148,109,9,0,0,0.999999,1.21106,1.22222,0.655462,49.4074,42.5556,62.8889,42.7778,-20.5556,40.4444,-19.8889,62.8889,0.325138,-2.10548,cement</text:p>
            <text:p text:style-name="P67">22,116,9,0,0,0.388889,0.107407,0.333333,0.133333,5.62963,6.77778,7,3.11111,3.44444,4.11111,-7.55556,7.33333,0.575397,-1.09962,brickface</text:p>
            <text:p text:style-name="P67">124,113,9,0,0,0.388889,0.389682,0.277778,0.327731,0.962963,0,2.77778,0.111111,-2.88889,5.44444,-2.55556,2.77778,1,-2.12325,foliage</text:p>
            <text:p text:style-name="P67">56,32,9,0,0,0.944445,0.418519,0.833332,0.655558,112.037,99.2222,132.556,104.333,-38.4444,61.5556,-23.1111,132.556,0.25142,-2.25567,sky</text:p>
            <text:p text:style-name="P67">65,75,9,0,0,0.611111,0.32963,0.722222,0.196296,21.3333,21.1111,27.1111,15.7778,-0.666667,17.3333,-16.6667,27.1111,0.417046,-1.59016,brickface</text:p>
            <text:p text:style-name="P67">205,82,9,0,0,1.22222,1.14827,2.5,2.16795,15.2222,11.8889,21.6667,12.1111,-10,19.3333,-9.33333,21.6667,0.458152,-2.10272,window</text:p>
            <text:p text:style-name="P67">27,68,9,0,0,1.38889,1.48519,1.77778,5.0963,21.5926,20.4444,28.4444,15.8889,-3.44444,20.5556,-17.1111,28.4444,0.440354,-1.70032,brickface</text:p>
            <text:p text:style-name="P67">2,63,9,0,0,1.22222,0.562963,1.5,0.700001,18.0741,17.2222,23.6667,13.3333,-2.55556,16.7778,-14.2222,23.6667,0.435021,-1.68385,brickface</text:p>
            <text:p text:style-name="P67">201,34,9,0,0,4.27778,3.05808,0.444445,0.403687,13.7407,9.77778,20.8889,10.5556,-11.8889,21.4444,-9.55556,20.8889,0.544858,-2.16287,window</text:p>
            <text:p text:style-name="P67">194,178,9,0,0,1.22222,1.05185,8,12.5778,33.6667,29.6667,41.8889,29.4444,-12,24.6667,-12.6667,41.8889,0.296963,-2.10376,path</text:p>
            <text:p text:style-name="P67">105,189,9,0,0,2.05556,1.51168,4.44444,3.45554,61.4074,55,75.4444,53.7778,-19.2222,42.1111,-22.8889,75.4444,0.285515,-2.03589,path</text:p>
            <text:p text:style-name="P67">142,99,9,0,0,0.777778,0.455422,1.72222,1.34026,51.8889,51.8889,56,47.7778,0,12.3333,-12.3333,56,0.146611,-1.56746,cement</text:p>
            <text:p text:style-name="P67">74,129,9,0,0,0.222222,0.02963,0.111111,0.02963,0.518518,0,1.55556,0,-1.55556,3.11111,-1.55556,1.55556,1,-2.0944,foliage</text:p>
            <text:p text:style-name="P67">75,226,9,0,0,2.22222,0.655461,1.61111,1.02017,16.7037,15.3333,13,21.7778,-4.11111,-11.1111,15.2222,21.7778,0.404749,1.82234,grass</text:p>
            <text:p text:style-name="P67">225,143,9,0,0,0.444445,0.207407,0.444444,0.162963,5.44444,6.77778,6.77778,2.77778,4,4,-8,7,0.601852,-1.04822,brickface</text:p>
            <text:p text:style-name="P67">39,17,9,0,0,1.11111,1.08866,0.888891,0.807374,71.1852,63.3333,87.3333,62.8889,-23.5556,48.4444,-24.8889,87.3333,0.284874,-2.07516,cement</text:p>
            <text:p text:style-name="P67">108,75,9,0.111111,0,0.666667,0.471403,11.1111,10.0148,116.704,105.889,133,111.222,-32.4444,48.8889,-16.4444,133,0.20299,-2.29549,sky</text:p>
            <text:p text:style-name="P67">183,78,9,0,0,1.05556,0.329632,0.777779,1.27408,135.556,128.667,147,131,-20.6667,34.3333,-13.6667,147,0.124647,-2.22554,sky</text:p>
            <text:p text:style-name="P67">207,97,9,0,0,0.888889,0.651852,0.777778,0.474074,2.62963,0.555556,5.88889,1.44444,-6.22222,9.77778,-3.55556,5.88889,0.915344,-2.26902,foliage</text:p>
            <text:p text:style-name="P67">188,110,9,0,0,0.777778,0.518518,0.777778,0.962963,4.22222,2.77778,7.44444,2.44444,-4.33333,9.66667,-5.33333,7.44444,0.675265,-2.02123,window</text:p>
            <text:p text:style-name="P67">249,178,9,0,0,2.27778,1.76908,5.22222,4.93363,47.963,42.6667,58.8889,42.3333,-15.8889,32.7778,-16.8889,58.8889,0.289863,-2.10254,path</text:p>
            <text:p text:style-name="P67"><text:soft-page-break/>136,45,9,0,0,1.22222,1.54441,2.05556,1.52631,53.0741,48.1111,63.7778,47.3333,-14.8889,32.1111,-17.2222,63.7778,0.259367,-2.0459,cement</text:p>
            <text:p text:style-name="P67">206,105,9,0,0,0.277777,0.062963,0.611111,0.151852,50.1852,45.6667,60.8889,44,-13.5556,32.1111,-18.5556,60.8889,0.277106,-1.99196,cement</text:p>
            <text:p text:style-name="P67">199,144,9,0,0,0.333333,0.516398,0.333333,0.365148,0.444444,0.111111,1.11111,0.111111,-1,2,-1,1.11111,0.740741,-2.0944,window</text:p>
            <text:p text:style-name="P67">120,74,9,0,0,0.333335,0.088889,0.500001,0.077778,101.852,89.1111,123.222,93.2222,-38.2222,64.1111,-25.8889,123.222,0.276784,-2.22055,sky</text:p>
            <text:p text:style-name="P67">53,28,9,0,0,0.444444,0.403686,1.77778,0.860662,111.593,96.4444,130.667,107.667,-45.4444,57.2222,-11.7778,130.667,0.261838,-2.43858,sky</text:p>
            <text:p text:style-name="P67">226,110,9,0,0,0.333333,0.088889,0.5,0.211111,1.66667,0.111111,4.44444,0.444444,-4.66667,8.33333,-3.66667,4.44444,0.977778,-2.15598,foliage</text:p>
            <text:p text:style-name="P67">115,39,9,0,0,0.722223,0.062963,1.22222,0.474075,127.074,116.333,142.444,122.444,-32.2222,46.1111,-13.8889,142.444,0.183242,-2.33602,sky</text:p>
            <text:p text:style-name="P67">137,182,9,0,0,1.83333,3.85556,3.61111,9.21852,34.9259,31.4444,42.8889,30.4444,-10.4444,23.8889,-13.4444,42.8889,0.285756,-2.00112,path</text:p>
            <text:p text:style-name="P67">167,135,9,0,0,0.611111,0.107407,0.611111,0.151852,31.1852,24,43.1111,26.4444,-21.5556,35.7778,-14.2222,43.1111,0.443136,-2.2278,window</text:p>
            <text:p text:style-name="P67">242,57,9,0,0,1.22222,0.785183,1,0.311111,92.9259,76.4444,119.333,83,-49.4444,79.2222,-29.7778,119.333,0.359343,-2.25421,sky</text:p>
            <text:p text:style-name="P67">155,68,9,0,0,3.44444,3.78692,0.166667,0.278887,2.2963,2.11111,2.88889,1.88889,-0.555556,1.77778,-1.22222,2.88889,0.115741,-1.86115,window</text:p>
            <text:p text:style-name="P67">227,109,9,0,0,1.16667,0.983192,0.388889,0.389682,21.8519,18.4444,28.7778,18.3333,-10.2222,20.7778,-10.5556,28.7778,0.367141,-2.08276,window</text:p>
            <text:p text:style-name="P67">199,25,9,0,0,1,0.84444,1.27778,0.774075,103.63,89.1111,126.889,94.8889,-43.5556,69.7778,-26.2222,126.889,0.297528,-2.2521,sky</text:p>
            <text:p text:style-name="P67">170,185,9,0,0,0.611111,0.443053,1.44444,1.04704,10.7407,8.11111,9.77778,14.3333,-7.88889,-2.88889,10.7778,14.3333,0.435185,2.36281,grass</text:p>
            <text:p text:style-name="P67">120,89,9,0.111111,0,4,9.55555,5.83333,11.8555,10.4815,5.77778,17.1111,8.55556,-14.1111,19.8889,-5.77778,17.1111,0.686685,-2.35679,foliage</text:p>
            <text:p text:style-name="P67">153,208,9,0,0,2.44444,2.42963,1.94444,3.08519,16.8519,13,16,21.5556,-11.5556,-2.55556,14.1111,21.5556,0.396909,2.48329,grass</text:p>
            <text:p text:style-name="P67">95,131,9,0,0,0.555555,0.162963,1.33333,0.711111,5.33333,6.88889,6.11111,3,4.66667,2.33333,-7,7.22222,0.592813,-0.850783,brickface</text:p>
            <text:p text:style-name="P67">37,103,9,0,0,1.77778,2.12568,2.94444,3.42161,3.85185,1.88889,6.22222,3.44444,-5.88889,7.11111,-1.22222,6.22222,0.799074,-2.49793,foliage</text:p>
            <text:p text:style-name="P67">223,150,9,0,0,0,0,0,0,0,0,0,0,0,0,0,0,0,0,window</text:p>
            <text:p text:style-name="P67">103,185,9,0,0,1.83333,4.65556,9.88889,94.9185,30.8889,27.7778,37,27.8889,-9.33333,18.3333,-9,37.5556,0.250444,-2.45058,path</text:p>
            <text:p text:style-name="P67">214,246,9,0,0,2.83333,1.91775,3,1.98886,17.5185,14.2222,15.4444,22.8889,-9.88889,-6.22222,16.1111,22.8889,0.391548,2.23285,grass</text:p>
            <text:p text:style-name="P67">199,220,9,0,0,1.16667,0.833333,0.888889,0.474074,6.62963,5.33333,5,9.55556,-3.88889,-4.88889,8.77778,9.55556,0.5039,2.03087,grass</text:p>
            <text:p text:style-name="P67">22,133,9,0,0,0,0,0,0,0,0,0,0,0,0,0,0,0,0,foliage</text:p>
            <text:p text:style-name="P67">152,18,9,0,0,0.777777,0.455422,0.555557,0.272164,112.111,97.2222,130.444,108.667,-44.6667,55,-10.3333,130.444,0.254668,-2.45498,sky</text:p>
            <text:p text:style-name="P67">252,195,9,0,0,2.61111,2.09143,3.72222,2.20521,47.6667,42.4444,58.7778,41.7778,-15.6667,33.3333,-17.6667,58.7778,0.288788,-2.05167,path</text:p>
            <text:p text:style-name="P67">74,127,9,0,0,4.83333,3.64996,1.66667,1.24722,45.2593,39.4444,57.3333,39,-17.4444,36.2222,-18.7778,57.3333,0.317325,-2.06104,cement</text:p>
            <text:p text:style-name="P67">56,107,9,0,0,1.11111,0.207407,4.72222,20.1963,49.8148,46.2222,58.3333,44.8889,-10.7778,25.5556,-14.7778,58.3333,0.230455,-1.99144,cement</text:p>
            <text:p text:style-name="P67">198,183,9,0,0,1.05555,1.18165,3.38889,1.59745,54.037,48.8889,66.5556,46.6667,-15.4444,37.5556,-22.1111,66.5556,0.298622,-1.97496,path</text:p>
            <text:p text:style-name="P67">241,70,9,0,0,1.05556,0.712326,4.11111,2.75412,39.963,36.4444,48.3333,35.1111,-10.5556,25.1111,-14.5556,48.3333,0.274051,-1.99041,cement</text:p>
            <text:p text:style-name="P67">2,190,9,0,0,2.55556,1.45185,2.5,2.96667,31.6667,28,40.1111,26.8889,-11,25.3333,-14.3333,40.1111,0.329007,-2.00838,path</text:p>
            <text:p text:style-name="P67">181,186,9,0.111111,0,2.94445,2.71143,2.05556,1.67884,48.8148,44.1111,60.4444,41.8889,-14.1111,34.8889,-20.7778,60.4444,0.307027,-1.96851,path</text:p>
            <text:p text:style-name="P67">24,188,9,0,0,1.72222,1.21852,6.61111,38.5519,30.6296,27.3333,38,26.5556,-9.88889,22.1111,-12.2222,38,0.290796,-2.03822,path</text:p>
            <text:p text:style-name="P67">232,31,9,0,0,0.555555,0.344266,0.777777,0.344266,114.963,101.889,132.556,110.444,-39.2222,52.7778,-13.5556,132.556,0.23132,-2.38488,sky</text:p>
            <text:p text:style-name="P67">217,122,9,0,0,0.333333,0.133333,0.5,0.3,6,7.22222,7.33333,3.44444,3.66667,4,-7.66667,7.66667,0.551808,-1.05144,brickface</text:p>
            <text:p text:style-name="P67">65,70,9,0,0,0.666665,0.177776,1.11111,0.562963,112.519,104,127.778,105.778,-25.5556,45.7778,-20.2222,127.778,0.186099,-2.17166,sky</text:p>
            <text:p text:style-name="P67">203,133,9,0,0,0.111111,0.02963,0.111111,0.02963,0.592593,0,1.77778,0,-1.77778,3.55556,-1.77778,1.77778,1,-2.0944,window</text:p>
            <text:p text:style-name="P67">80,184,9,0,0,3.44444,11.8519,4.16667,5.85555,17.6296,13.5556,17.1111,22.2222,-12.2222,-1.55556,13.7778,22.2222,0.398353,2.52427,grass</text:p>
            <text:p text:style-name="P67">140,73,9,0,0,1.72222,0.82776,0.777777,1.0037,46.2963,45.6667,51.1111,42.1111,-1.88889,14.4444,-12.5556,51.1111,0.176156,-1.68159,cement</text:p>
            <text:p text:style-name="P67"><text:soft-page-break/>7,18,9,0,0,1.27778,0.729626,0.944445,0.374079,138.63,133.333,147.556,135,-15.8889,26.7778,-10.8889,147.556,0.096352,-2.21461,sky</text:p>
            <text:p text:style-name="P67">79,47,9,0.111111,0,0.666669,0.355557,1,1.15556,126.37,116,141.667,121.444,-31.1111,45.8889,-14.7778,141.667,0.181012,-2.31579,sky</text:p>
            <text:p text:style-name="P67">79,95,9,0,0,1.66667,3.73333,2.5,7.18889,21.1111,21.1111,26.2222,16,0,15.3333,-15.3333,26.2222,0.388363,-1.55555,brickface</text:p>
            <text:p text:style-name="P67">236,102,9,0,0,1.05556,0.062963,1.77778,1.22963,51.7037,46.2222,64.3333,44.5556,-16.4444,37.8889,-21.4444,64.3333,0.307007,-2.00985,cement</text:p>
            <text:p text:style-name="P67">202,182,9,0,0,2.55555,1.85792,3,2.0548,55.0741,49.5556,68.1111,47.5556,-16.5556,39.1111,-22.5556,68.1111,0.301601,-1.98922,path</text:p>
            <text:p text:style-name="P67">1,115,9,0.111111,0,1.83333,2.38889,2.22222,4.96296,16.5556,15.6667,21.7778,12.2222,-2.66667,15.6667,-13,21.8889,0.425538,-1.54801,brickface</text:p>
            <text:p text:style-name="P67">89,221,9,0,0,1.38889,1.48518,1.44444,1.58519,14.0741,10.6667,12.4444,19.1111,-10.2222,-4.88889,15.1111,19.1111,0.446012,2.31721,grass</text:p>
            <text:p text:style-name="P67">175,212,9,0.111111,0,1,0.666667,1.83333,1.34577,12.2963,10,9,17.8889,-6.88889,-9.88889,16.7778,17.8889,0.498757,1.97449,grass</text:p>
            <text:p text:style-name="P67">100,155,9,0,0,0.5,0.459468,0.833333,0.349603,23.3333,20,20.6667,29.3333,-10,-8,18,29.3333,0.31809,2.1694,grass</text:p>
            <text:p text:style-name="P67">30,91,9,0,0,3.38889,6.46296,3.27778,9.04074,6.25926,2.44444,12.1111,4.22222,-11.4444,17.5556,-6.11111,12.1111,0.823021,-2.28274,foliage</text:p>
            <text:p text:style-name="P67">113,114,9,0,0,0.944445,0.507408,0.333334,0.088889,25.8148,21,34.6667,21.7778,-14.4444,26.5556,-12.1111,34.6667,0.393927,-2.15274,window</text:p>
            <text:p text:style-name="P67">174,50,9,0,0,1,0.760115,0.944445,0.952579,107.444,94.6667,125.778,101.889,-38.3333,55,-16.6667,125.778,0.247337,-2.3373,sky</text:p>
            <text:p text:style-name="P67">169,102,9,0,0,1,0.355555,0.888889,0.296295,58.2222,53.4444,69.6667,51.5556,-14.3333,34.3333,-20,69.6667,0.25976,-1.98558,cement</text:p>
            <text:p text:style-name="P67">81,98,9,0.111111,0,1.22222,0.42963,1.88889,3.22963,20.8889,21,25.8889,15.7778,0.333333,15,-15.3333,25.8889,0.389147,-1.52889,brickface</text:p>
            <text:p text:style-name="P67">48,81,9,0,0,0.611111,0.240743,0.888891,0.429629,112.926,105.667,128.889,104.222,-21.7778,47.8889,-26.1111,128.889,0.19308,-2.03349,sky</text:p>
            <text:p text:style-name="P67">41,103,9,0,0,2.44445,3.0963,1.77778,1.49629,61.2593,56,73.4444,54.3333,-15.7778,36.5556,-20.7778,73.4444,0.259607,-2.00292,cement</text:p>
            <text:p text:style-name="P67">117,246,9,0,0,2.27778,5.61852,2.66667,5.86667,15.4444,12,14.3333,20,-10.3333,-3.33333,13.6667,20,0.395955,2.39569,grass</text:p>
            <text:p text:style-name="P67">85,225,9,0,0,1.5,1.00554,1.61111,1.28956,16.1852,14.4444,12.7778,21.3333,-5.22222,-10.2222,15.4444,21.3333,0.401151,1.89102,grass</text:p>
            <text:p text:style-name="P67">222,38,9,0.111111,0,0.555556,0.403687,2.11111,0.68853,113.481,100.444,131.444,108.556,-39.1111,53.8889,-14.7778,131.444,0.23576,-2.37,sky</text:p>
            <text:p text:style-name="P67">25,91,9,0,0,1.61111,4.37407,1.38889,0.996296,3.88889,0.888889,8.11111,2.66667,-9,12.6667,-3.66667,8.11111,0.911448,-2.35458,foliage</text:p>
            <text:p text:style-name="P67">169,66,9,0,0,2,2.08889,0.944445,0.418519,51.5926,47.7778,61.2222,45.7778,-11.4444,28.8889,-17.4444,61.2222,0.252103,-1.96125,cement</text:p>
            <text:p text:style-name="P67">96,115,9,0,0,2,0.966091,3.33333,1.41421,14.7778,8.44444,22.8889,13,-19,24.3333,-5.33333,22.8889,0.618328,-2.45904,foliage</text:p>
            <text:p text:style-name="P67">131,86,9,0,0,1.38889,1.21852,1.66667,2.57778,24.2963,23.5556,31.3333,18,-2.22222,21.1111,-18.8889,31.3333,0.424597,-1.65084,brickface</text:p>
            <text:p text:style-name="P67">121,112,9,0,0,2.38889,1.76908,0.5,0.278887,23.7037,19.4444,32.3333,19.3333,-12.7778,25.8889,-13.1111,32.3333,0.409544,-2.08525,window</text:p>
            <text:p text:style-name="P67">75,149,9,0,0,0.5,0.122222,1.05556,0.507407,7.51852,5.55556,11.8889,5.11111,-5.88889,13.1111,-7.22222,11.8889,0.578708,-2.01863,brickface</text:p>
            <text:p text:style-name="P67">224,95,9,0,0,1.22222,0.474074,1.05556,0.72963,3.51852,0.888889,7.22222,2.44444,-7.88889,11.1111,-3.22222,7.22222,0.88955,-2.34899,foliage</text:p>
            <text:p text:style-name="P67">177,126,9,0,0,0.444444,0.118519,0.611111,0.418519,5.40741,7.66667,5.66667,2.88889,6.77778,0.777778,-7.55556,7.66667,0.623016,-0.612886,brickface</text:p>
            <text:p text:style-name="P67">227,222,9,0,0,2.11111,2.60741,2.61111,7.26296,9.33333,8.55556,7.66667,11.7778,-2.33333,-5,7.33333,11.7778,0.373693,1.90504,grass</text:p>
            <text:p text:style-name="P67">47,215,9,0,0,3.11111,1.78471,3.38889,2.40755,17.1852,14.4444,15.6667,21.4444,-8.22222,-4.55556,12.7778,21.4444,0.341766,2.26609,grass</text:p>
            <text:p text:style-name="P67">4,248,9,0,0,3.33333,1.81353,3.22222,1.25904,19.5556,15.5556,16.6667,26.4444,-12,-8.66667,20.6667,26.4444,0.422151,2.2051,grass</text:p>
            <text:p text:style-name="P67">146,62,9,0,0,0.888889,0.207406,1,0.355555,99.6667,85.6667,121.444,91.8889,-42,65.3333,-23.3333,121.444,0.294583,-2.27714,sky</text:p>
            <text:p text:style-name="P67">44,50,9,0,0,1.16667,0.960323,1.05556,0.389682,65.1111,57.3333,80.3333,57.6667,-23.3333,45.6667,-22.3333,80.3333,0.290165,-2.10778,cement</text:p>
            <text:p text:style-name="P67">185,118,9,0,0,14.4444,182.296,1.16667,1.05555,55.0741,50.1111,66.3333,48.7778,-14.8889,33.7778,-18.8889,66.3333,0.265558,-2.00712,cement</text:p>
            <text:p text:style-name="P67">2,44,9,0,0,2.16667,2.38889,2.38889,1.52963,18.7407,17.3333,25.2222,13.6667,-4.22222,19.4444,-15.2222,25.2222,0.457681,-1.75373,brickface</text:p>
            <text:p text:style-name="P67">37,189,9,0,0,1.38889,1.48518,5.72222,23.8852,30,27.1111,36.3333,26.5556,-8.66667,19,-10.3333,36.3333,0.265248,-2.05028,path</text:p>
            <text:p text:style-name="P67">142,33,9,0,0,0.499999,0.623609,0.500001,0.349603,110.593,96.7778,128.667,106.333,-41.4444,54.2222,-12.7778,128.667,0.247776,-2.40802,sky</text:p>
            <text:p text:style-name="P67">19,28,9,0,0,1.16667,1.27802,1.11111,1.18634,111.519,96.1111,131.222,107.222,-46.2222,59.1111,-12.8889,131.222,0.267544,-2.42599,sky</text:p>
            <text:p text:style-name="P67"><text:soft-page-break/>132,124,9,0,0,0.222222,0.074074,0.222222,0.074074,1.07407,0,3.22222,0,-3.22222,6.44444,-3.22222,3.22222,1,-2.0944,foliage</text:p>
            <text:p text:style-name="P67">215,84,9,0,0,0.333333,0.298143,0.388889,0.327731,17.1111,13,24.7778,13.5556,-12.3333,23,-10.6667,24.7778,0.475,-2.1439,window</text:p>
            <text:p text:style-name="P67">88,88,9,0,0,0.833333,0.477778,2.88889,2.38518,22.1481,21.3333,28.4444,16.6667,-2.44444,18.8889,-16.4444,28.4444,0.413308,-1.65379,brickface</text:p>
            <text:p text:style-name="P67">167,45,9,0,0,0.944444,0.729629,0.611109,0.285185,101.222,87.1111,124,92.5556,-42.3333,68.3333,-26,124,0.297414,-2.24782,sky</text:p>
            <text:p text:style-name="P67">212,160,9,0,0,1.44444,1.29386,1.44444,1.77221,23.2593,17.7778,23.4444,28.5556,-16.4444,0.555556,15.8889,28.5556,0.378216,2.6426,grass</text:p>
            <text:p text:style-name="P67">146,124,9,0,0,0.5,0.166667,0.388889,0.107407,6.03704,7.44444,7.33333,3.33333,4.22222,3.88889,-8.11111,7.66667,0.563492,-1.02473,brickface</text:p>
            <text:p text:style-name="P67">7,18,9,0,0,1.27778,0.729626,0.944445,0.374079,138.63,133.333,147.556,135,-15.8889,26.7778,-10.8889,147.556,0.096352,-2.21461,sky</text:p>
            <text:p text:style-name="P67">172,138,9,0,0,2.44444,10.0741,7.83333,49.6333,12.1852,8.22222,19.2222,9.11111,-11.8889,21.1111,-9.22222,19.2222,0.61525,-2.1721,window</text:p>
            <text:p text:style-name="P67">59,120,9,0,0,2.16667,1.98606,1.44444,1.86984,19.0741,10.5556,33.1111,13.5556,-25.5556,42.1111,-16.5556,33.1111,0.681266,-2.23126,foliage</text:p>
            <text:p text:style-name="P67">33,108,9,0,0,2.94444,4.5963,6.83333,16.8333,40,36,48.2222,35.7778,-12,24.6667,-12.6667,48.2222,0.266758,-2.08047,cement</text:p>
            <text:p text:style-name="P67">97,77,9,0,0.111111,1.22222,1.85185,4.44444,6.56296,25.1852,24.1111,32.3333,19.1111,-3.22222,21.4444,-18.2222,32.3333,0.407623,-1.67731,brickface</text:p>
            <text:p text:style-name="P67">79,58,9,0,0,1.05556,0.534027,1.05556,0.680414,109.074,96.3333,126.444,104.444,-38.2222,52.1111,-13.8889,126.444,0.238143,-2.37521,sky</text:p>
            <text:p text:style-name="P67">244,79,9,0,0,0.555555,0.118518,1.05555,0.462965,89.4444,73.5556,115.333,79.4444,-47.6667,77.6667,-30,115.333,0.362172,-2.24163,sky</text:p>
            <text:p text:style-name="P67">227,69,9,0,0,3.61111,45.9296,4.33333,36.4,11.0741,6.88889,16,10.3333,-12.5556,14.7778,-2.22222,16,0.604281,-2.48187,foliage</text:p>
            <text:p text:style-name="P67">62,177,9,0,0,1.27778,0.879815,1.66667,0.942809,51.0741,46.3333,63.1111,43.7778,-14.2222,36.1111,-21.8889,63.1111,0.306215,-1.956,path</text:p>
            <text:p text:style-name="P67">179,101,9,0,0,0.444448,0.385187,0.611109,0.329633,134.926,126.444,147.222,131.111,-25.4444,36.8889,-11.4444,147.222,0.141107,-2.32873,sky</text:p>
            <text:p text:style-name="P67">186,89,9,0,0,0.611111,0.196296,1.05556,0.285185,22.6667,16.4444,33.5556,18,-18.6667,32.6667,-14,33.5556,0.509462,-2.18815,window</text:p>
            <text:p text:style-name="P67">17,204,9,0,0,2,1.28236,2.16667,0.752773,57.2593,50.8889,71.2222,49.6667,-19.1111,41.8889,-22.7778,71.2222,0.302671,-2.03737,path</text:p>
            <text:p text:style-name="P67">127,120,9,0,0,0.5,0.477778,0.722222,0.596296,1.51852,0.111111,4.11111,0.333333,-4.22222,7.77778,-3.55556,4.11111,0.984127,-2.13309,foliage</text:p>
            <text:p text:style-name="P67">89,89,9,0,0,1.72222,2.90741,2.94444,4.86296,21.8889,21.3333,27.7778,16.5556,-1.66667,17.6667,-16,27.7778,0.400445,-1.61137,brickface</text:p>
            <text:p text:style-name="P67">25,198,9,0,0,2.83333,1.34577,4.11111,3.34442,48.7037,42.7778,61,42.3333,-17.7778,36.8889,-19.1111,61,0.309645,-2.07072,path</text:p>
            <text:p text:style-name="P67">205,156,9,0,0,2.16667,1.27778,2,2.35556,18.2593,13.4444,17.3333,24,-14.4444,-2.77778,17.2222,24,0.440577,2.47582,grass</text:p>
            <text:p text:style-name="P67">58,113,9,0,0,3.44444,1.22323,0.722222,0.389682,20.8519,16.8889,28.4444,17.2222,-11.8889,22.7778,-10.8889,28.4444,0.414807,-2.12569,window</text:p>
            <text:p text:style-name="P67">128,196,9,0,0,1.66667,1.24444,1.88889,3.85185,19.6296,15.6667,18.5556,24.6667,-11.8889,-3.22222,15.1111,24.6667,0.365297,2.43734,grass</text:p>
            <text:p text:style-name="P67">31,88,9,0.111111,0,0.888889,0.607407,2.16667,1.98889,5.25926,1.55556,10.1111,4.11111,-11.1111,14.5556,-3.44444,10.1111,0.851379,-2.39666,foliage</text:p>
            <text:p text:style-name="P67">91,120,9,0,0,1.38889,0.928958,0.611111,0.772202,16.8519,11.2222,25.7778,13.5556,-16.8889,26.7778,-9.88889,25.7778,0.562158,-2.23082,foliage</text:p>
            <text:p text:style-name="P67">194,183,9,0,0,0.777778,0.583731,2.94444,1.62504,54.7407,49.2222,67.7778,47.2222,-16.5556,39.1111,-22.5556,67.7778,0.303121,-1.9917,path</text:p>
            <text:p text:style-name="P67">133,96,9,0.111111,0,1,1.02222,2.77778,3.36296,21.8889,22.1111,27.3333,16.2222,0.666667,16.3333,-17,27.3333,0.406451,-1.53069,brickface</text:p>
            <text:p text:style-name="P67">169,184,9,0.111111,0,1.22222,0.544331,2.5,1.92931,56.2593,51.2222,69,48.5556,-15.1111,38.2222,-23.1111,69,0.2956,-1.95801,path</text:p>
            <text:p text:style-name="P67">164,202,9,0.111111,0,1.5,1.8227,1.61111,0.827759,15.1111,12,14.7778,18.5556,-9.33333,-1,10.3333,18.5556,0.35402,2.52275,grass</text:p>
            <text:p text:style-name="P67">140,25,9,0,0,0.999999,1.46667,1.11111,0.118518,128,117.778,142.333,123.889,-30.6667,43,-12.3333,142.333,0.172504,-2.35455,sky</text:p>
            <text:p text:style-name="P67">178,25,9,0,0,0.722221,0.327731,1.55556,1.24126,44.8148,39.5556,55,39.8889,-15.7778,30.5556,-14.7778,55,0.284582,-2.11881,cement</text:p>
            <text:p text:style-name="P67">239,93,9,0,0,3.44444,13.4963,1.05556,0.862962,14.4074,9.88889,22.8889,10.4444,-13.5556,25.4444,-11.8889,22.8889,0.577002,-2.13749,window</text:p>
            <text:p text:style-name="P67">176,100,9,0,0,1.94444,0.774075,1.44444,0.651851,55.3704,50.3333,66.8889,48.8889,-15.1111,34.5556,-19.4444,66.8889,0.268621,-2.00619,cement</text:p>
            <text:p text:style-name="P67">97,123,9,0,0,1.55556,1.09629,13.2222,108.741,52.8148,48,64.1111,46.3333,-14.4444,33.8889,-19.4444,64.1111,0.280593,-1.99411,cement</text:p>
            <text:p text:style-name="P67">146,125,9,0.111111,0,0.999997,0.444447,2.16667,1.94445,69.3333,63.2222,83.1111,61.6667,-18.3333,41.3333,-23,83.1111,0.257599,-2.01954,cement</text:p>
            <text:p text:style-name="P67">23,142,9,0,0,0.388889,0.107407,0.944444,0.374074,5.03704,6.55556,5.77778,2.77778,4.55556,2.22222,-6.77778,6.55556,0.574735,-0.829712,brickface</text:p>
            <text:p text:style-name="P67"><text:soft-page-break/>20,248,9,0,0,1.83333,0.833333,1.66667,1.6,13.4444,10.5556,12.1111,17.6667,-8.66667,-4,12.6667,17.6667,0.403437,2.34168,grass</text:p>
            <text:p text:style-name="P67">237,137,9,0,0,8.94445,8.6549,2.61111,1.55516,36.9259,34.8889,42.3333,33.5556,-6.11111,16.2222,-10.1111,42.3333,0.214456,-1.94097,cement</text:p>
            <text:p text:style-name="P67">222,194,9,0,0,2.27778,1.14342,2.27778,1.42075,20.1852,16.5556,17.8889,26.1111,-10.8889,-6.88889,17.7778,26.1111,0.37213,2.22438,grass</text:p>
            <text:p text:style-name="P67">127,143,9,0,0,1.5,0.122222,0.888889,0.607407,4.18518,0.888889,9.44444,2.22222,-9.88889,15.7778,-5.88889,9.44444,0.915376,-2.25741,foliage</text:p>
            <text:p text:style-name="P67">73,105,9,0,0,2.11111,1.09629,1.16667,0.522222,58.6296,53.3333,70.3333,52.2222,-15.8889,35.1111,-19.2222,70.3333,0.259048,-2.03224,cement</text:p>
            <text:p text:style-name="P67">76,198,9,0,0,1.77778,1.20493,1.5,0.691214,14.5556,12.1111,11.7778,19.7778,-7.33333,-8.33333,15.6667,19.7778,0.411573,2.05567,grass</text:p>
            <text:p text:style-name="P67">31,68,9,0,0,27.9444,203.352,18.2778,338.641,47.1852,38.5556,60.1111,42.8889,-25.8889,38.7778,-12.8889,60.1111,0.413033,-2.30866,foliage</text:p>
            <text:p text:style-name="P67">19,55,9,0,0,1.44444,2.82963,1.27778,0.862964,21.037,20.5556,26.6667,15.8889,-1.44444,16.8889,-15.4444,26.6667,0.404791,-1.63442,brickface</text:p>
            <text:p text:style-name="P67">221,111,9,0,0,0.611111,0.240741,0.388889,0.240741,1.33333,0,4,0,-4,8,-4,4,1,-2.0944,foliage</text:p>
            <text:p text:style-name="P67">44,79,9,0,0,0.444444,0.344265,0.777779,0.403686,107.741,93.8889,126.556,102.778,-41.5556,56.4444,-14.8889,126.556,0.258079,-2.37797,sky</text:p>
            <text:p text:style-name="P67">230,41,9,0,0,0.888891,0.68853,1.88889,1.24127,121.481,110.222,138.889,115.333,-33.7778,52.2222,-18.4444,138.889,0.206392,-2.2808,sky</text:p>
            <text:p text:style-name="P67">217,77,9,0,0,1.55556,2.74074,1.66667,0.533333,40.2222,37.2222,48.2222,35.2222,-9,24,-15,48.2222,0.269192,-1.93207,cement</text:p>
            <text:p text:style-name="P67">53,134,9,0,0,2.16667,0.3,0.277778,0.018519,6.96296,4.66667,11.2222,5,-6.88889,12.7778,-5.88889,11.2222,0.587234,-2.13846,window</text:p>
          </table:table-cell>
        </table:table-row>
      </table:table>
      <text:p text:style-name="P12"><text:span text:style-name="T2"/></text:p>
      <text:p text:style-name="P7"><text:span text:style-name="T2"/></text:p>
      <text:p text:style-name="P8"><text:span text:style-name="T10">Godzilla</text:span> Test Dataset (wilkinsonMatrix.arff)</text:p>
      <text:p text:style-name="P8"><text:span text:style-name="T2"/></text:p>
      <table:table table:name="Table3" table:style-name="Table3">
        <table:table-column table:style-name="Table3.A"/>
        <table:table-row>
          <table:table-cell table:style-name="Table3.A1" office:value-type="string">
            <text:p text:style-name="P58"><text:span text:style-name="T5">@relation wilkinsonmatrix</text:span></text:p>
            <text:p text:style-name="P17"><text:span text:style-name="T5"/></text:p>
            <text:p text:style-name="P17"><text:span text:style-name="T5">@attribute a0 numeric</text:span></text:p>
            <text:p text:style-name="P17"><text:span text:style-name="T5">@attribute a1 numeric</text:span></text:p>
            <text:p text:style-name="P17"><text:span text:style-name="T5">@attribute a2 numeric</text:span></text:p>
            <text:p text:style-name="P17"><text:span text:style-name="T5">@attribute a3 numeric</text:span></text:p>
            <text:p text:style-name="P17"><text:span text:style-name="T5">@attribute a4 numeric</text:span></text:p>
            <text:p text:style-name="P17"><text:span text:style-name="T5">@attribute a5 numeric</text:span></text:p>
            <text:p text:style-name="P17"><text:span text:style-name="T5">@attribute a6 numeric</text:span></text:p>
            <text:p text:style-name="P17"><text:span text:style-name="T5">@attribute a7 numeric</text:span></text:p>
            <text:p text:style-name="P17"><text:span text:style-name="T5">@attribute a8 numeric</text:span></text:p>
            <text:p text:style-name="P17"><text:span text:style-name="T5">@attribute a9 numeric</text:span></text:p>
            <text:p text:style-name="P17"><text:span text:style-name="T5">@attribute a10 numeric</text:span></text:p>
            <text:p text:style-name="P17"><text:span text:style-name="T5">@attribute a11 numeric</text:span></text:p>
            <text:p text:style-name="P17"><text:span text:style-name="T5">@attribute a12 numeric</text:span></text:p>
            <text:p text:style-name="P17"><text:span text:style-name="T5">@attribute a13 numeric</text:span></text:p>
            <text:p text:style-name="P17"><text:span text:style-name="T5">@attribute a14 numeric</text:span></text:p>
            <text:p text:style-name="P17"><text:span text:style-name="T5">@attribute a15 numeric</text:span></text:p>
            <text:p text:style-name="P17"><text:span text:style-name="T5">@attribute a16 numeric</text:span></text:p>
            <text:p text:style-name="P17"><text:span text:style-name="T5">@attribute a17 numeric</text:span></text:p>
            <text:p text:style-name="P17"><text:span text:style-name="T5">@attribute a18 numeric</text:span></text:p>
            <text:p text:style-name="P17"><text:span text:style-name="T5">@attribute a19 numeric</text:span></text:p>
            <text:p text:style-name="P17"><text:span text:style-name="T5">@attribute a20 numeric</text:span></text:p>
            <text:p text:style-name="P17"><text:span text:style-name="T5">@attribute a21 numeric</text:span></text:p>
            <text:p text:style-name="P17"><text:span text:style-name="T5">@attribute a22 numeric</text:span></text:p>
            <text:p text:style-name="P17"><text:span text:style-name="T5">@attribute a23 numeric</text:span></text:p>
            <text:p text:style-name="P17"><text:span text:style-name="T5">@attribute a24 numeric</text:span></text:p>
            <text:p text:style-name="P17"><text:span text:style-name="T5">@attribute a25 numeric</text:span></text:p>
            <text:p text:style-name="P17"><text:span text:style-name="T5">@attribute a26 numeric</text:span></text:p>
            <text:p text:style-name="P17"><text:span text:style-name="T5">@attribute a27 numeric</text:span></text:p>
            <text:p text:style-name="P17"><text:span text:style-name="T5">@attribute a28 numeric</text:span></text:p>
            <text:p text:style-name="P17"><text:span text:style-name="T5">@attribute a29 numeric</text:span></text:p>
            <text:p text:style-name="P17"><text:span text:style-name="T5">@attribute a30 numeric</text:span></text:p>
            <text:p text:style-name="P17"><text:span text:style-name="T5">@attribute a31 numeric</text:span></text:p>
            <text:p text:style-name="P17"><text:span text:style-name="T5">@attribute a32 numeric</text:span></text:p>
            <text:p text:style-name="P17"><text:span text:style-name="T5">@attribute a33 numeric</text:span></text:p>
            <text:p text:style-name="P17"><text:span text:style-name="T5">@attribute a34 numeric</text:span></text:p>
            <text:p text:style-name="P17"><text:span text:style-name="T5">@attribute a35 numeric</text:span></text:p>
            <text:p text:style-name="P17"><text:span text:style-name="T5">@attribute a36 numeric</text:span></text:p>
            <text:p text:style-name="P17"><text:span text:style-name="T5">@attribute a37 numeric</text:span></text:p>
            <text:p text:style-name="P17"><text:span text:style-name="T5">@attribute a38 numeric</text:span></text:p>
            <text:p text:style-name="P17"><text:span text:style-name="T5">@attribute a39 numeric</text:span></text:p>
            <text:p text:style-name="P17"><text:span text:style-name="T5">@attribute a40 numeric</text:span></text:p>
            <text:p text:style-name="P17"><text:soft-page-break/><text:span text:style-name="T5">@attribute a41 numeric</text:span></text:p>
            <text:p text:style-name="P17"><text:span text:style-name="T5">@attribute a42 numeric</text:span></text:p>
            <text:p text:style-name="P17"><text:span text:style-name="T5">@attribute a43 numeric</text:span></text:p>
            <text:p text:style-name="P17"><text:span text:style-name="T5">@attribute a44 numeric</text:span></text:p>
            <text:p text:style-name="P17"><text:span text:style-name="T5">@attribute a45 numeric</text:span></text:p>
            <text:p text:style-name="P17"><text:span text:style-name="T5">@attribute a46 numeric</text:span></text:p>
            <text:p text:style-name="P17"><text:span text:style-name="T5">@attribute a47 numeric</text:span></text:p>
            <text:p text:style-name="P17"><text:span text:style-name="T5">@attribute a48 numeric</text:span></text:p>
            <text:p text:style-name="P17"><text:span text:style-name="T5">@attribute a49 numeric</text:span></text:p>
            <text:p text:style-name="P17"><text:span text:style-name="T5">@attribute a50 numeric</text:span></text:p>
            <text:p text:style-name="P17"><text:span text:style-name="T5">@attribute a51 numeric</text:span></text:p>
            <text:p text:style-name="P17"><text:span text:style-name="T5">@attribute a52 numeric</text:span></text:p>
            <text:p text:style-name="P17"><text:span text:style-name="T5">@attribute a53 numeric</text:span></text:p>
            <text:p text:style-name="P17"><text:span text:style-name="T5">@attribute a54 numeric</text:span></text:p>
            <text:p text:style-name="P17"><text:span text:style-name="T5">@attribute a55 numeric</text:span></text:p>
            <text:p text:style-name="P17"><text:span text:style-name="T5">@attribute a56 numeric</text:span></text:p>
            <text:p text:style-name="P17"><text:span text:style-name="T5">@attribute a57 numeric</text:span></text:p>
            <text:p text:style-name="P17"><text:span text:style-name="T5">@attribute a58 numeric</text:span></text:p>
            <text:p text:style-name="P17"><text:span text:style-name="T5">@attribute a59 numeric</text:span></text:p>
            <text:p text:style-name="P17"><text:span text:style-name="T5">@attribute a60 numeric</text:span></text:p>
            <text:p text:style-name="P17"><text:span text:style-name="T5">@attribute a61 numeric</text:span></text:p>
            <text:p text:style-name="P17"><text:span text:style-name="T5">@attribute a62 numeric</text:span></text:p>
            <text:p text:style-name="P17"><text:span text:style-name="T5">@attribute a63 numeric</text:span></text:p>
            <text:p text:style-name="P17"><text:span text:style-name="T5">@attribute a64 numeric</text:span></text:p>
            <text:p text:style-name="P17"><text:span text:style-name="T5">@attribute a65 numeric</text:span></text:p>
            <text:p text:style-name="P17"><text:span text:style-name="T5">@attribute a66 numeric</text:span></text:p>
            <text:p text:style-name="P17"><text:span text:style-name="T5">@attribute a67 numeric</text:span></text:p>
            <text:p text:style-name="P17"><text:span text:style-name="T5">@attribute a68 numeric</text:span></text:p>
            <text:p text:style-name="P17"><text:span text:style-name="T5">@attribute a69 numeric</text:span></text:p>
            <text:p text:style-name="P17"><text:span text:style-name="T5">@attribute a70 numeric</text:span></text:p>
            <text:p text:style-name="P17"><text:span text:style-name="T5">@attribute a71 numeric</text:span></text:p>
            <text:p text:style-name="P17"><text:span text:style-name="T5">@attribute a72 numeric</text:span></text:p>
            <text:p text:style-name="P17"><text:span text:style-name="T5">@attribute a73 numeric</text:span></text:p>
            <text:p text:style-name="P17"><text:span text:style-name="T5">@attribute a74 numeric</text:span></text:p>
            <text:p text:style-name="P17"><text:span text:style-name="T5">@attribute a75 numeric</text:span></text:p>
            <text:p text:style-name="P17"><text:span text:style-name="T5">@attribute a76 numeric</text:span></text:p>
            <text:p text:style-name="P17"><text:span text:style-name="T5">@attribute a77 numeric</text:span></text:p>
            <text:p text:style-name="P17"><text:span text:style-name="T5"/></text:p>
            <text:p text:style-name="P17"><text:span text:style-name="T5">@data</text:span></text:p>
            <text:p text:style-name="P17"><text:span text:style-name="T5">0,0,0,0,0,0,0,0,0,0,0,0,0,0,0,0,0,0,1,1,1,2,?,?,?,?,0,1,0,0,0,1,1,0,1,0,0,0,0,0,0,0,0,0,0,1,0,0,0,0,0,0,0,0,0,0,0,0,0,0,0,0,0,0,0,0,0,0,0,?,?,?,?,0,0,0,0,0</text:span></text:p>
            <text:p text:style-name="P17"><text:span text:style-name="T5">0,0,0,0,0,0,0,0,0,0,0,0,0,0,0,0,0,0,0,1,1,2,1,0,2,0,0,1,0,0,0,1,1,0,1,0,0,0,0,0,0,0,0,0,0,1,0,0,0,0,0,0,0,0,0,0,0,0,0,0,0,0,0,0,0,0,0,0,0,0,0,0,0,0,0,0,0,0</text:span></text:p>
            <text:p text:style-name="P17"><text:span text:style-name="T5">0,0,0,0,0,0,0,0,0,0,0,0,0,0,1,0,0,?,?,?,?,?,1,0,0,0,0,1,1,0,0,0,0,1,0,1,1,0,1,0,1,0,1,1,1,0,1,1,1,1,0,1,0,0,0,0,0,0,0,0,0,0,0,1,1,1,1,1,1,0,0,0,0,0,0,0,0,0</text:span></text:p>
            <text:p text:style-name="P17"><text:span text:style-name="T5">?,?,?,?,?,?,0,?,?,?,?,0,0,0,1,0,0,0,0,1,1,2,1,0,0,0,0,1,1,0,0,0,0,1,0,1,1,0,1,0,1,0,1,1,1,0,1,1,1,1,0,1,0,0,0,0,0,0,0,0,0,0,0,1,1,1,1,1,1,0,0,0,0,0,0,0,0,0</text:span></text:p>
            <text:p text:style-name="P17"><text:span text:style-name="T5">0,0,0,0,0,0,0,0,0,0,0,0,?,?,?,?,?,?,?,?,?,?,?,?,?,?,0,1,1,0,0,0,0,1,0,1,1,0,1,0,1,0,1,1,1,0,1,1,1,1,0,1,0,0,0,0,0,0,0,0,0,0,0,1,1,1,1,1,1,0,0,0,0,0,0,0,0,0</text:span></text:p>
            <text:p text:style-name="P17"><text:span text:style-name="T5">0,0,0,0,0,0,0,0,0,0,0,0,0,0,1,0,0,0,0,1,?,0,0,0,1,0,0,0,2,0,0,0,0,1,0,1,1,0,1,0,1,1,1,1,1,0,1,1,1,1,0,2,0,0,0,0,0,0,0,0,0,0,0,1,1,1,1,1,0,0,0,0,0,0,0,0,0,0</text:span></text:p>
            <text:p text:style-name="P17"><text:span text:style-name="T5">1,1,1,1,1,1,1,1,0,1,1,1,0,1,?,0,2,0,1,1,0,2,2,0,0,0,1,0,2,0,0,0,1,1,0,2,1,1,?,1,1,?,1,1,3,1,1,1,1,1,1,2,1,0,1,0,0,0,1,0,1,1,1,0,0,0,0,0,0,?,?,?,?,1,1,0,1,0</text:span></text:p>
            <text:p text:style-name="P17"><text:span text:style-name="T5">1,1,?,1,?,1,1,1,1,1,0,1,0,1,?,0,2,?,?,?,?,?,2,0,0,0,1,0,2,0,0,0,1,1,0,2,1,1,?,1,1,?,1,1,3,1,1,1,1,1,1,2,1,0,1,0,0,0,1,0,1,1,1,0,0,0,0,0,0,?,?,?,?,1,1,0,1,0</text:span></text:p>
            <text:p text:style-name="P17"><text:span text:style-name="T5">?,?,?,?,?,?,1,?,?,?,?,1,?,?,?,?,?,0,1,1,0,2,?,?,?,?,1,0,2,0,0,0,1,1,0,2,1,1,?,1,1,?,1,1,3,1,1,1,1,1,1,2,1,0,1,0,0,0,1,0,1,1,1,0,0,0,0,0,0,0,1,0,0,1,1,0,1,0</text:span></text:p>
            <text:p text:style-name="P17"><text:span text:style-name="T5">?,?,0,0,?,0,0,1,0,0,0,0,1,1,?,0,1,0,1,1,0,0,0,1,0,1,1,0,2,1,1,1,1,1,0,2,1,0,2,0,2,1,1,1,2,0,1,1,1,1,0,1,0,1,0,1,1,0,0,0,0,1,1,0,0,0,0,1,0,0,1,0,1,0,1,0,1,0</text:span></text:p>
            <text:p text:style-name="P17"><text:span text:style-name="T5">0,0,1,0,1,0,0,1,1,0,0,0,1,1,?,0,0,0,1,1,1,?,0,1,0,1,1,0,2,1,1,1,1,1,0,2,1,0,2,0,2,1,1,1,2,0,1,1,1,1,0,1,0,1,0,1,1,0,0,0,0,1,1,0,0,0,0,1,0,?,?,0,1,0,1,0,1,0</text:span></text:p>
            <text:p text:style-name="P17"><text:span text:style-name="T5">1,0,0,0,1,1,0,1,0,0,0,0,?,?,?,?,?,?,?,?,?,?,2,?,?,?,1,0,2,1,1,1,1,1,0,1,1,0,2,0,2,1,1,1,2,0,1,1,1,1,0,1,0,1,0,0,0,1,0,0,0,1,1,0,0,0,0,0,0,1,1,0,0,0,0,1,0,0</text:span></text:p>
            <text:p text:style-name="P17"><text:span text:style-name="T5">?,?,?,?,?,?,0,?,?,?,?,0,?,?,?,?,?,0,1,1,0,?,2,?,?,?,1,0,2,1,1,1,1,1,0,1,1,0,2,0,2,1,1,1,2,0,1,1,1,1,0,1,0,1,1,0,0,1,0,1,0,0,1,0,0,0,0,0,0,0,1,0,0,0,1,1,1,0</text:span></text:p>
            <text:p text:style-name="P17"><text:span text:style-name="T5">1,1,?,?,1,1,0,1,1,0,0,0,0,1,?,0,0,0,1,?,1,1,0,0,1,0,1,0,2,1,1,1,1,1,0,1,1,0,2,0,2,1,1,1,2,0,1,1,1,1,0,2,0,1,0,0,1,1,0,0,1,?,?,0,0,0,0,0,0,0,1,0,1,0,?,1,1,1</text:span></text:p>
            <text:p text:style-name="P17"><text:span text:style-name="T5">1,1,?,?,1,1,0,1,0,1,1,0,1,1,?,1,0,0,1,?,1,0,0,0,1,0,1,0,2,1,1,1,1,1,0,1,1,0,2,0,2,1,1,1,2,0,1,1,1,1,1,2,0,1,0,0,1,1,0,0,1,?,?,0,0,0,0,0,0,0,1,0,1,0,0,1,1,1</text:span></text:p>
            <text:p text:style-name="P17"><text:span text:style-name="T5">0,0,0,0,0,0,0,1,1,0,0,0,0,1,?,0,0,0,1,1,1,1,0,0,1,0,1,0,2,1,1,1,1,1,0,1,1,0,2,0,2,1,1,1,2,0,1,1,1,1,0,2,0,1,0,0,1,0,0,0,0,0,1,0,0,0,0,0,0,1,1,2,?,0,0,1,0,0</text:span></text:p>
            <text:p text:style-name="P17"><text:span text:style-name="T5">?,?,?,?,?,?,0,?,?,?,?,0,?,?,?,?,?,0,1,1,1,0,2,?,?,?,1,0,2,1,1,1,1,1,0,1,1,0,2,0,2,1,1,1,2,0,1,1,1,1,0,1,0,1,0,0,1,0,0,0,0,0,1,0,0,0,0,0,0,1,1,2,0,0,0,1,0,0</text:span></text:p>
            <text:p text:style-name="P17"><text:span text:style-name="T5">0,0,0,0,0,0,0,0,0,0,0,0,0,1,?,0,0,0,1,1,0,0,2,0,2,0,1,0,2,1,1,1,1,1,0,1,1,0,2,0,2,1,1,1,2,0,1,1,1,1,0,</text:span><text:soft-page-break/><text:span text:style-name="T5">1,0,1,1,0,0,1,0,1,0,1,1,0,0,0,0,0,0,0,1,0,0,0,0,1,1,0</text:span></text:p>
            <text:p text:style-name="P17"><text:span text:style-name="T5">1,1,1,1,1,1,0,1,1,0,0,0,0,1,?,0,0,0,1,1,0,0,2,0,2,0,1,0,2,1,1,1,1,1,0,1,1,0,2,0,2,1,1,1,2,0,1,1,1,1,1,1,0,1,0,0,0,0,0,0,0,1,1,0,0,0,0,0,0,0,1,1,0,0,0,1,1,0</text:span></text:p>
            <text:p text:style-name="P17"><text:span text:style-name="T5">1,1,1,1,1,1,0,1,?,?,?,0,?,?,?,?,?,1,0,1,1,?,0,?,?,?,1,0,2,1,1,1,1,1,0,1,1,0,2,0,2,1,1,1,2,0,1,1,1,1,1,1,0,1,0,0,1,0,0,0,0,0,1,0,0,0,0,0,0,1,1,1,0,0,0,1,1,0</text:span></text:p>
            <text:p text:style-name="P17"><text:span text:style-name="T5">1,1,1,1,1,1,0,1,1,1,2,0,1,1,?,1,0,1,1,0,1,2,0,0,0,0,1,0,2,1,1,1,1,1,0,1,1,0,2,0,2,?,1,1,2,0,1,1,1,1,1,1,0,1,1,0,0,1,0,0,0,0,1,0,0,0,0,0,0,1,1,1,0,1,1,1,1,0</text:span></text:p>
            <text:p text:style-name="P17"><text:span text:style-name="T5">1,1,1,1,1,1,0,1,1,1,2,0,1,1,?,1,0,?,?,?,?,?,9,0,0,0,1,0,2,1,1,1,1,1,0,1,1,0,2,0,2,0,1,1,2,0,1,1,1,1,1,1,0,1,0,0,0,0,0,0,0,0,1,0,0,0,0,0,0,1,1,1,0,1,1,1,1,0</text:span></text:p>
            <text:p text:style-name="P17"><text:span text:style-name="T5">0,0,?,0,?,?,0,1,1,0,0,0,0,1,?,0,0,0,1,1,0,0,2,0,1,0,1,0,2,1,1,1,1,1,0,2,1,0,2,0,2,1,1,1,2,0,1,1,1,1,0,2,0,1,0,0,1,1,0,0,0,1,1,0,0,0,0,0,0,0,1,0,0,0,0,1,0,0</text:span></text:p>
            <text:p text:style-name="P17"><text:span text:style-name="T5">0,0,?,0,?,?,0,1,1,0,0,0,?,?,?,?,?,?,?,?,?,?,0,0,0,0,1,0,2,1,1,1,1,1,0,1,1,0,2,0,2,1,1,1,2,0,1,1,1,1,0,1,0,1,0,0,1,0,0,0,0,0,0,0,0,?,?,0,0,?,?,?,?,0,0,1,0,0</text:span></text:p>
            <text:p text:style-name="P17"><text:span text:style-name="T5">?,0,0,0,?,?,0,1,1,1,0,0,0,1,?,0,0,0,1,0,1,1,0,0,1,0,1,0,2,1,1,1,1,1,0,1,1,0,2,0,2,1,1,1,2,0,1,1,1,1,0,2,0,1,0,0,1,0,0,0,0,0,1,0,0,?,?,0,0,?,?,?,?,0,0,1,0,0</text:span></text:p>
          </table:table-cell>
        </table:table-row>
      </table:table>
      <text:p text:style-name="P8"><text:span text:style-name="T2"/></text:p>
      <text:p text:style-name="P10"><text:span text:style-name="T2">(NOTE: The attributes in the set {a22, a23, a24, a25, a69, a70, a71, a72} are treated as string attributes </text:span><text:span text:style-name="T4">by the Rarff library</text:span><text:span text:style-name="T2">, even though they are explicitly declared as numeric in the wilkinsonMartix.arff file, because the </text:span><text:span text:style-name="T4">first</text:span><text:span text:style-name="T2"> value given for those attributes </text:span><text:span text:style-name="T4">in the dataset</text:span><text:span text:style-name="T2"> is the missing value symbol ('?'). Sin</text:span><text:span text:style-name="T3">c</text:span><text:span text:style-name="T2">e the RICO algorithm treats all values as nominal by default, this has no impact on the functionality of the program or the accuracy of its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ndaleMono" svg:font-family="AndaleMono" style:font-family-generic="roman"/>
    <style:font-face style:name="Andale Mono" svg:font-family="'Andale Mono'" style:font-pitch="variable"/>
    <style:font-face style:name="AndaleMono1" svg:font-family="Andal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5T19:25:21.967302000</meta:creation-date>
    <dc:date>2013-12-05T21:52:57.663300000</dc:date>
    <meta:editing-duration>PT2H17M12S</meta:editing-duration>
    <meta:editing-cycles>37</meta:editing-cycles>
    <meta:generator>LibreOffice/4.1.1.2$MacOSX_x86 LibreOffice_project/7e4286b58adc75a14f6d83f53a03b6c11fa2903</meta:generator>
    <meta:document-statistic meta:table-count="13" meta:image-count="0" meta:object-count="0" meta:page-count="34" meta:paragraph-count="1213" meta:word-count="6375" meta:character-count="141110" meta:non-whitespace-character-count="135948"/>
  </office:meta>
</office:document-meta>
</file>